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97cm" fo:min-width="5.342cm"/>
    </style:style>
    <style:style style:name="gr2" style:family="graphic" style:parent-style-name="standard">
      <style:graphic-properties draw:textarea-horizontal-align="justify" draw:textarea-vertical-align="middle" draw:auto-grow-height="false" fo:min-height="1.274cm" fo:min-width="2.422cm"/>
    </style:style>
    <style:style style:name="gr3" style:family="graphic" style:parent-style-name="standard">
      <style:graphic-properties draw:textarea-horizontal-align="justify" draw:textarea-vertical-align="middle" draw:auto-grow-height="false" fo:min-height="1.131cm" fo:min-width="2.422cm"/>
    </style:style>
    <style:style style:name="gr4" style:family="graphic" style:parent-style-name="standard">
      <style:graphic-properties draw:marker-end="Arrow" draw:textarea-vertical-align="middle"/>
    </style:style>
    <style:style style:name="gr5" style:family="graphic" style:parent-style-name="standard">
      <style:graphic-properties draw:marker-end="Arrow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274cm" fo:min-width="3.31cm"/>
    </style:style>
    <style:style style:name="gr7" style:family="graphic" style:parent-style-name="standard">
      <style:graphic-properties draw:textarea-horizontal-align="justify" draw:textarea-vertical-align="middle" draw:auto-grow-height="false" fo:min-height="1.909cm" fo:min-width="5.088cm"/>
    </style:style>
    <style:style style:name="gr8" style:family="graphic" style:parent-style-name="standard">
      <style:graphic-properties draw:textarea-horizontal-align="justify" draw:textarea-vertical-align="middle" draw:auto-grow-height="false" fo:min-height="1.528cm" fo:min-width="3.564cm"/>
    </style:style>
    <style:style style:name="gr9" style:family="graphic" style:parent-style-name="standard">
      <style:graphic-properties draw:textarea-horizontal-align="justify" draw:textarea-vertical-align="middle" draw:auto-grow-height="false" fo:min-height="1.782cm" fo:min-width="5.088cm"/>
    </style:style>
    <style:style style:name="gr10" style:family="graphic" style:parent-style-name="standard">
      <style:graphic-properties draw:textarea-horizontal-align="justify" draw:textarea-vertical-align="middle" draw:auto-grow-height="false" fo:min-height="1.116cm" fo:min-width="2.548cm"/>
    </style:style>
    <style:style style:name="gr11" style:family="graphic" style:parent-style-name="standard">
      <style:graphic-properties draw:marker-start="Arrow" draw:marker-end="" draw:textarea-vertical-align="middle"/>
    </style:style>
    <style:style style:name="gr12" style:family="graphic" style:parent-style-name="objectwithoutfill">
      <style:graphic-properties draw:stroke="dash" draw:stroke-dash="Fine_20_Dashed" draw:fill="none" draw:textarea-vertical-align="middle"/>
    </style:style>
    <style:style style:name="gr13" style:family="graphic" style:parent-style-name="standard">
      <style:graphic-properties draw:fill-color="#fff685" draw:textarea-horizontal-align="justify" draw:textarea-vertical-align="middle" draw:auto-grow-height="false" fo:min-height="2.29cm" fo:min-width="3.437cm"/>
    </style:style>
    <style:style style:name="gr14" style:family="graphic" style:parent-style-name="standard">
      <style:graphic-properties draw:textarea-horizontal-align="justify" draw:textarea-vertical-align="middle" draw:auto-grow-height="false" fo:min-height="1.008cm" fo:min-width="0.847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1.195cm"/>
    </style:style>
    <style:style style:name="gr17" style:family="graphic" style:parent-style-name="standard">
      <style:graphic-properties draw:stroke="none" svg:stroke-color="#000000" draw:fill="none" draw:fill-color="#ffffff" fo:min-height="2.173cm"/>
    </style:style>
    <style:style style:name="gr18" style:family="graphic" style:parent-style-name="standard">
      <style:graphic-properties draw:stroke="none" svg:stroke-color="#000000" draw:fill="none" draw:fill-color="#ffffff" fo:min-height="3.583cm"/>
    </style:style>
    <style:style style:name="gr19" style:family="graphic" style:parent-style-name="standard">
      <style:graphic-properties draw:textarea-horizontal-align="justify" draw:textarea-vertical-align="middle" draw:auto-grow-height="false" fo:min-height="1.008cm" fo:min-width="0.803cm"/>
    </style:style>
    <style:style style:name="gr20" style:family="graphic" style:parent-style-name="Default_5f_1">
      <style:graphic-properties draw:fill-color="#fff200" draw:textarea-horizontal-align="justify" draw:textarea-vertical-align="middle" draw:auto-grow-height="false" fo:min-height="0.379cm" fo:min-width="0.129cm"/>
    </style:style>
    <style:style style:name="gr21" style:family="graphic" style:parent-style-name="standard">
      <style:graphic-properties draw:stroke="none" svg:stroke-color="#000000" draw:fill="none" draw:fill-color="#ffffff" fo:min-height="1.401cm"/>
    </style:style>
    <style:style style:name="gr22" style:family="graphic" style:parent-style-name="Object_20_without_20_fill_5f_1">
      <style:graphic-properties draw:stroke="dash" draw:stroke-dash="Fine_20_Dashed" draw:fill="none" draw:textarea-vertical-align="middle"/>
    </style:style>
    <style:style style:name="gr23" style:family="graphic" style:parent-style-name="Default_5f_1">
      <style:graphic-properties draw:fill-color="#fff685" draw:textarea-horizontal-align="justify" draw:textarea-vertical-align="middle" draw:auto-grow-height="false" fo:min-height="2.29cm" fo:min-width="3.437cm"/>
    </style:style>
    <style:style style:name="gr24" style:family="graphic" style:parent-style-name="Default_5f_1">
      <style:graphic-properties draw:textarea-horizontal-align="justify" draw:textarea-vertical-align="middle" draw:auto-grow-height="false" fo:min-height="1.008cm" fo:min-width="0.847cm"/>
    </style:style>
    <style:style style:name="gr25" style:family="graphic" style:parent-style-name="Object_20_without_20_fill_5f_1">
      <style:graphic-properties draw:marker-end="Arrow" draw:marker-end-width="0.3cm" draw:fill="none" draw:textarea-vertical-align="middle"/>
    </style:style>
    <style:style style:name="gr26" style:family="graphic" style:parent-style-name="Default_5f_1">
      <style:graphic-properties draw:stroke="none" svg:stroke-color="#000000" draw:fill="none" draw:fill-color="#ffffff" fo:min-height="1.195cm"/>
    </style:style>
    <style:style style:name="gr27" style:family="graphic" style:parent-style-name="Default_5f_1">
      <style:graphic-properties draw:stroke="none" svg:stroke-color="#000000" draw:fill="none" draw:fill-color="#ffffff" fo:min-height="0.649cm"/>
    </style:style>
    <style:style style:name="gr28" style:family="graphic" style:parent-style-name="Default_5f_1">
      <style:graphic-properties draw:stroke="none" svg:stroke-color="#000000" draw:fill="none" draw:fill-color="#ffffff" fo:min-height="1.782cm"/>
    </style:style>
    <style:style style:name="gr29" style:family="graphic" style:parent-style-name="objectwithoutfill">
      <style:graphic-properties draw:marker-end="Arrow" draw:marker-end-width="0.3cm"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fo:min-height="1.655cm"/>
    </style:style>
    <style:style style:name="gr31" style:family="graphic" style:parent-style-name="Object_20_without_20_fill_5f_1_5f_1">
      <style:graphic-properties draw:stroke="dash" draw:stroke-dash="Fine_20_Dashed" draw:fill="none" draw:textarea-vertical-align="middle"/>
    </style:style>
    <style:style style:name="gr32" style:family="graphic" style:parent-style-name="Default_5f_1_5f_1">
      <style:graphic-properties draw:fill-color="#fff685" draw:textarea-horizontal-align="justify" draw:textarea-vertical-align="middle" draw:auto-grow-height="false" fo:min-height="2.29cm" fo:min-width="3.437cm"/>
    </style:style>
    <style:style style:name="gr33" style:family="graphic" style:parent-style-name="Default_5f_2">
      <style:graphic-properties draw:textarea-horizontal-align="justify" draw:textarea-vertical-align="middle" draw:auto-grow-height="false" fo:min-height="1.008cm" fo:min-width="0.803cm"/>
    </style:style>
    <style:style style:name="gr34" style:family="graphic" style:parent-style-name="Default_5f_1_5f_1">
      <style:graphic-properties draw:fill-color="#fff200" draw:textarea-horizontal-align="justify" draw:textarea-vertical-align="middle" draw:auto-grow-height="false" fo:min-height="0.379cm" fo:min-width="0.129cm"/>
    </style:style>
    <style:style style:name="gr35" style:family="graphic" style:parent-style-name="Default_5f_1_5f_1">
      <style:graphic-properties draw:textarea-horizontal-align="justify" draw:textarea-vertical-align="middle" draw:auto-grow-height="false" fo:min-height="1.008cm" fo:min-width="0.847cm"/>
    </style:style>
    <style:style style:name="gr36" style:family="graphic" style:parent-style-name="standard">
      <style:graphic-properties draw:textarea-horizontal-align="justify" draw:textarea-vertical-align="middle" draw:auto-grow-height="false" fo:min-height="0.639cm" fo:min-width="0.389cm"/>
    </style:style>
    <style:style style:name="gr37" style:family="graphic" style:parent-style-name="standard">
      <style:graphic-properties draw:stroke="none" svg:stroke-color="#000000" draw:fill="none" draw:fill-color="#ffffff" fo:min-height="3.469cm"/>
    </style:style>
    <style:style style:name="gr38" style:family="graphic" style:parent-style-name="standard">
      <style:graphic-properties svg:stroke-color="#000000" draw:fill-color="#bee3d3" draw:textarea-horizontal-align="justify" draw:textarea-vertical-align="middle" draw:auto-grow-height="false" fo:min-height="0.639cm" fo:min-width="0.389cm"/>
    </style:style>
    <style:style style:name="gr39" style:family="graphic" style:parent-style-name="standard">
      <style:graphic-properties draw:stroke="none" svg:stroke-color="#000000" draw:fill="none" draw:fill-color="#ffffff" fo:min-height="3.56cm"/>
    </style:style>
    <style:style style:name="gr40" style:family="graphic" style:parent-style-name="standard">
      <style:graphic-properties svg:stroke-color="#000000" draw:fill-color="#fcd4d1" draw:textarea-horizontal-align="justify" draw:textarea-vertical-align="middle" draw:auto-grow-height="false" fo:min-height="0.639cm" fo:min-width="0.389cm"/>
    </style:style>
    <style:style style:name="gr41" style:family="graphic" style:parent-style-name="standard">
      <style:graphic-properties draw:stroke="none" svg:stroke-color="#000000" draw:fill="none" draw:fill-color="#ffffff" fo:min-height="0.131cm"/>
    </style:style>
    <style:style style:name="gr42" style:family="graphic" style:parent-style-name="Object_20_without_20_fill_5f_1_5f_1_5f_1">
      <style:graphic-properties draw:stroke="dash" draw:stroke-dash="Fine_20_Dashed" draw:fill="none" draw:textarea-vertical-align="middle"/>
    </style:style>
    <style:style style:name="gr43" style:family="graphic" style:parent-style-name="Default_5f_1_5f_1_5f_1">
      <style:graphic-properties draw:fill-color="#fff685" draw:textarea-horizontal-align="justify" draw:textarea-vertical-align="middle" draw:auto-grow-height="false" fo:min-height="2.29cm" fo:min-width="3.437cm"/>
    </style:style>
    <style:style style:name="gr44" style:family="graphic" style:parent-style-name="Default_5f_2_5f_1">
      <style:graphic-properties draw:textarea-horizontal-align="justify" draw:textarea-vertical-align="middle" draw:auto-grow-height="false" fo:min-height="1.008cm" fo:min-width="0.803cm"/>
    </style:style>
    <style:style style:name="gr45" style:family="graphic" style:parent-style-name="Default_5f_1_5f_1_5f_1">
      <style:graphic-properties draw:fill-color="#fff200" draw:textarea-horizontal-align="justify" draw:textarea-vertical-align="middle" draw:auto-grow-height="false" fo:min-height="0.379cm" fo:min-width="0.129cm"/>
    </style:style>
    <style:style style:name="gr46" style:family="graphic" style:parent-style-name="Default_5f_1_5f_1_5f_1">
      <style:graphic-properties draw:textarea-horizontal-align="justify" draw:textarea-vertical-align="middle" draw:auto-grow-height="false" fo:min-height="1.008cm" fo:min-width="0.847cm"/>
    </style:style>
    <style:style style:name="gr47" style:family="graphic" style:parent-style-name="Default_5f_3">
      <style:graphic-properties draw:textarea-horizontal-align="justify" draw:textarea-vertical-align="middle" draw:auto-grow-height="false" fo:min-height="0.639cm" fo:min-width="0.389cm"/>
    </style:style>
    <style:style style:name="gr48" style:family="graphic" style:parent-style-name="Default_5f_3">
      <style:graphic-properties svg:stroke-color="#000000" draw:fill-color="#bee3d3" draw:textarea-horizontal-align="justify" draw:textarea-vertical-align="middle" draw:auto-grow-height="false" fo:min-height="0.639cm" fo:min-width="0.389cm"/>
    </style:style>
    <style:style style:name="gr49" style:family="graphic" style:parent-style-name="Default_5f_3">
      <style:graphic-properties svg:stroke-color="#000000" draw:fill-color="#fcd4d1" draw:textarea-horizontal-align="justify" draw:textarea-vertical-align="middle" draw:auto-grow-height="false" fo:min-height="0.639cm" fo:min-width="0.389cm"/>
    </style:style>
    <style:style style:name="gr50" style:family="graphic" style:parent-style-name="Default_5f_3">
      <style:graphic-properties draw:stroke="none" svg:stroke-color="#000000" draw:fill="none" draw:fill-color="#ffffff" fo:min-height="0.131cm"/>
    </style:style>
    <style:style style:name="gr51" style:family="graphic" style:parent-style-name="Default_5f_3">
      <style:graphic-properties draw:stroke="none" svg:stroke-color="#000000" draw:fill="none" draw:fill-color="#ffffff" fo:min-height="3.179cm"/>
    </style:style>
    <style:style style:name="gr52" style:family="graphic" style:parent-style-name="Object_20_without_20_fill_5f_1_5f_1_5f_1_5f_1">
      <style:graphic-properties draw:stroke="dash" draw:stroke-dash="Fine_20_Dashed" draw:fill="none" draw:textarea-vertical-align="middle"/>
    </style:style>
    <style:style style:name="gr53" style:family="graphic" style:parent-style-name="Default_5f_1_5f_1_5f_1_5f_1">
      <style:graphic-properties draw:fill-color="#fff685" draw:textarea-horizontal-align="justify" draw:textarea-vertical-align="middle" draw:auto-grow-height="false" fo:min-height="2.29cm" fo:min-width="3.437cm"/>
    </style:style>
    <style:style style:name="gr54" style:family="graphic" style:parent-style-name="Default_5f_2_5f_1_5f_1">
      <style:graphic-properties draw:textarea-horizontal-align="justify" draw:textarea-vertical-align="middle" draw:auto-grow-height="false" fo:min-height="1.008cm" fo:min-width="0.803cm"/>
    </style:style>
    <style:style style:name="gr55" style:family="graphic" style:parent-style-name="Default_5f_1_5f_1_5f_1_5f_1">
      <style:graphic-properties draw:fill-color="#fff200" draw:textarea-horizontal-align="justify" draw:textarea-vertical-align="middle" draw:auto-grow-height="false" fo:min-height="0.379cm" fo:min-width="0.129cm"/>
    </style:style>
    <style:style style:name="gr56" style:family="graphic" style:parent-style-name="Default_5f_1_5f_1_5f_1_5f_1">
      <style:graphic-properties draw:textarea-horizontal-align="justify" draw:textarea-vertical-align="middle" draw:auto-grow-height="false" fo:min-height="1.008cm" fo:min-width="0.847cm"/>
    </style:style>
    <style:style style:name="gr57" style:family="graphic" style:parent-style-name="Default_5f_3_5f_1">
      <style:graphic-properties svg:stroke-color="#000000" draw:fill-color="#bee3d3" draw:textarea-horizontal-align="justify" draw:textarea-vertical-align="middle" draw:auto-grow-height="false" fo:min-height="0.639cm" fo:min-width="0.389cm"/>
    </style:style>
    <style:style style:name="gr58" style:family="graphic" style:parent-style-name="Default_5f_3_5f_1">
      <style:graphic-properties draw:stroke="none" svg:stroke-color="#000000" draw:fill="none" draw:fill-color="#ffffff" fo:min-height="0.131cm"/>
    </style:style>
    <style:style style:name="gr59" style:family="graphic" style:parent-style-name="Default_5f_3_5f_1">
      <style:graphic-properties draw:stroke="none" svg:stroke-color="#000000" draw:fill="none" draw:fill-color="#ffffff" fo:min-height="3.888cm"/>
    </style:style>
    <style:style style:name="gr60" style:family="graphic" style:parent-style-name="Default_5f_3_5f_1">
      <style:graphic-properties draw:textarea-horizontal-align="justify" draw:textarea-vertical-align="middle" draw:auto-grow-height="false" fo:min-height="0.639cm" fo:min-width="0.389cm"/>
    </style:style>
    <style:style style:name="gr61" style:family="graphic" style:parent-style-name="Object_20_without_20_fill_5f_1_5f_1_5f_1_5f_1_5f_1">
      <style:graphic-properties draw:stroke="dash" draw:stroke-dash="Fine_20_Dashed" draw:fill="none" draw:textarea-vertical-align="middle"/>
    </style:style>
    <style:style style:name="gr62" style:family="graphic" style:parent-style-name="Default_5f_1_5f_1_5f_1_5f_1_5f_1">
      <style:graphic-properties draw:fill-color="#fff685" draw:textarea-horizontal-align="justify" draw:textarea-vertical-align="middle" draw:auto-grow-height="false" fo:min-height="2.29cm" fo:min-width="3.437cm"/>
    </style:style>
    <style:style style:name="gr63" style:family="graphic" style:parent-style-name="Default_5f_2_5f_1_5f_1_5f_1">
      <style:graphic-properties draw:textarea-horizontal-align="justify" draw:textarea-vertical-align="middle" draw:auto-grow-height="false" fo:min-height="1.008cm" fo:min-width="0.803cm"/>
    </style:style>
    <style:style style:name="gr64" style:family="graphic" style:parent-style-name="Default_5f_1_5f_1_5f_1_5f_1_5f_1">
      <style:graphic-properties draw:fill-color="#fff200" draw:textarea-horizontal-align="justify" draw:textarea-vertical-align="middle" draw:auto-grow-height="false" fo:min-height="0.379cm" fo:min-width="0.129cm"/>
    </style:style>
    <style:style style:name="gr65" style:family="graphic" style:parent-style-name="Default_5f_1_5f_1_5f_1_5f_1_5f_1">
      <style:graphic-properties draw:textarea-horizontal-align="justify" draw:textarea-vertical-align="middle" draw:auto-grow-height="false" fo:min-height="1.008cm" fo:min-width="0.847cm"/>
    </style:style>
    <style:style style:name="gr66" style:family="graphic" style:parent-style-name="Default_5f_3_5f_1_5f_1">
      <style:graphic-properties draw:textarea-horizontal-align="justify" draw:textarea-vertical-align="middle" draw:auto-grow-height="false" fo:min-height="0.639cm" fo:min-width="0.389cm"/>
    </style:style>
    <style:style style:name="gr67" style:family="graphic" style:parent-style-name="Default_5f_3_5f_1_5f_1">
      <style:graphic-properties svg:stroke-color="#000000" draw:fill-color="#bee3d3" draw:textarea-horizontal-align="justify" draw:textarea-vertical-align="middle" draw:auto-grow-height="false" fo:min-height="0.639cm" fo:min-width="0.389cm"/>
    </style:style>
    <style:style style:name="gr68" style:family="graphic" style:parent-style-name="Default_5f_3_5f_1_5f_1">
      <style:graphic-properties draw:stroke="none" svg:stroke-color="#000000" draw:fill="none" draw:fill-color="#ffffff" fo:min-height="0.131cm"/>
    </style:style>
    <style:style style:name="gr69" style:family="graphic" style:parent-style-name="Default_5f_3_5f_1_5f_1">
      <style:graphic-properties draw:stroke="none" svg:stroke-color="#000000" draw:fill="none" draw:fill-color="#ffffff" fo:min-height="3.179cm"/>
    </style:style>
    <style:style style:name="gr70" style:family="graphic" style:parent-style-name="Object_20_without_20_fill_5f_1_5f_1_5f_1_5f_1_5f_1_5f_1">
      <style:graphic-properties draw:stroke="dash" draw:stroke-dash="Fine_20_Dashed" draw:fill="none" draw:textarea-vertical-align="middle"/>
    </style:style>
    <style:style style:name="gr71" style:family="graphic" style:parent-style-name="Default_5f_1_5f_1_5f_1_5f_1_5f_1_5f_1">
      <style:graphic-properties draw:fill-color="#fff685" draw:textarea-horizontal-align="justify" draw:textarea-vertical-align="middle" draw:auto-grow-height="false" fo:min-height="2.29cm" fo:min-width="3.437cm"/>
    </style:style>
    <style:style style:name="gr72" style:family="graphic" style:parent-style-name="Default_5f_2_5f_1_5f_1_5f_1_5f_1">
      <style:graphic-properties draw:textarea-horizontal-align="justify" draw:textarea-vertical-align="middle" draw:auto-grow-height="false" fo:min-height="1.008cm" fo:min-width="0.803cm"/>
    </style:style>
    <style:style style:name="gr73" style:family="graphic" style:parent-style-name="Default_5f_1_5f_1_5f_1_5f_1_5f_1_5f_1">
      <style:graphic-properties draw:textarea-horizontal-align="justify" draw:textarea-vertical-align="middle" draw:auto-grow-height="false" fo:min-height="1.008cm" fo:min-width="0.847cm"/>
    </style:style>
    <style:style style:name="gr74" style:family="graphic" style:parent-style-name="Default_5f_3_5f_1_5f_1_5f_1">
      <style:graphic-properties draw:textarea-horizontal-align="justify" draw:textarea-vertical-align="middle" draw:auto-grow-height="false" fo:min-height="0.639cm" fo:min-width="0.389cm"/>
    </style:style>
    <style:style style:name="gr75" style:family="graphic" style:parent-style-name="Default_5f_3_5f_1_5f_1_5f_1">
      <style:graphic-properties svg:stroke-color="#000000" draw:fill-color="#bee3d3" draw:textarea-horizontal-align="justify" draw:textarea-vertical-align="middle" draw:auto-grow-height="false" fo:min-height="0.639cm" fo:min-width="0.389cm"/>
    </style:style>
    <style:style style:name="gr76" style:family="graphic" style:parent-style-name="Default_5f_3_5f_1_5f_1_5f_1">
      <style:graphic-properties draw:stroke="none" svg:stroke-color="#000000" draw:fill="none" draw:fill-color="#ffffff" fo:min-height="0.131cm"/>
    </style:style>
    <style:style style:name="gr77" style:family="graphic" style:parent-style-name="Default_5f_3_5f_1_5f_1_5f_1">
      <style:graphic-properties draw:stroke="none" svg:stroke-color="#000000" draw:fill="none" draw:fill-color="#ffffff" fo:min-height="3.179cm"/>
    </style:style>
    <style:style style:name="gr78" style:family="graphic" style:parent-style-name="Default_5f_5">
      <style:graphic-properties svg:stroke-color="#000000" draw:fill-color="#fcd4d1" draw:textarea-horizontal-align="justify" draw:textarea-vertical-align="middle" draw:auto-grow-height="false" fo:min-height="0.639cm" fo:min-width="0.389cm"/>
    </style:style>
    <style:style style:name="gr79" style:family="graphic" style:parent-style-name="Default_5f_1_5f_1_5f_1_5f_1_5f_1_5f_1">
      <style:graphic-properties draw:fill-color="#fff200" draw:textarea-horizontal-align="justify" draw:textarea-vertical-align="middle" draw:auto-grow-height="false" fo:min-height="0.379cm" fo:min-width="0.129cm"/>
    </style:style>
    <style:style style:name="gr80" style:family="graphic" style:parent-style-name="standard">
      <style:graphic-properties draw:stroke="none" svg:stroke-color="#000000" draw:fill="none" draw:fill-color="#ffffff" fo:min-height="7.165cm"/>
    </style:style>
    <style:style style:name="gr81" style:family="graphic" style:parent-style-name="Object_20_without_20_fill_5f_1_5f_1_5f_1_5f_1_5f_1_5f_1_5f_1">
      <style:graphic-properties draw:stroke="dash" draw:stroke-dash="Fine_20_Dashed" draw:fill="none" draw:textarea-vertical-align="middle"/>
    </style:style>
    <style:style style:name="gr82" style:family="graphic" style:parent-style-name="Default_5f_1_5f_1_5f_1_5f_1_5f_1_5f_1_5f_1">
      <style:graphic-properties draw:fill-color="#fff685" draw:textarea-horizontal-align="justify" draw:textarea-vertical-align="middle" draw:auto-grow-height="false" fo:min-height="2.29cm" fo:min-width="3.437cm"/>
    </style:style>
    <style:style style:name="gr83" style:family="graphic" style:parent-style-name="Default_5f_2_5f_1_5f_1_5f_1_5f_1_5f_1">
      <style:graphic-properties draw:textarea-horizontal-align="justify" draw:textarea-vertical-align="middle" draw:auto-grow-height="false" fo:min-height="1.008cm" fo:min-width="0.803cm"/>
    </style:style>
    <style:style style:name="gr84" style:family="graphic" style:parent-style-name="Default_5f_1_5f_1_5f_1_5f_1_5f_1_5f_1_5f_1">
      <style:graphic-properties draw:textarea-horizontal-align="justify" draw:textarea-vertical-align="middle" draw:auto-grow-height="false" fo:min-height="1.008cm" fo:min-width="0.847cm"/>
    </style:style>
    <style:style style:name="gr85" style:family="graphic" style:parent-style-name="Default_5f_3_5f_1_5f_1_5f_1_5f_1">
      <style:graphic-properties svg:stroke-color="#000000" draw:fill-color="#bee3d3" draw:textarea-horizontal-align="justify" draw:textarea-vertical-align="middle" draw:auto-grow-height="false" fo:min-height="0.639cm" fo:min-width="0.389cm"/>
    </style:style>
    <style:style style:name="gr86" style:family="graphic" style:parent-style-name="Default_5f_3_5f_1_5f_1_5f_1_5f_1">
      <style:graphic-properties draw:stroke="none" svg:stroke-color="#000000" draw:fill="none" draw:fill-color="#ffffff" fo:min-height="0.131cm"/>
    </style:style>
    <style:style style:name="gr87" style:family="graphic" style:parent-style-name="Default_5f_3_5f_1_5f_1_5f_1_5f_1">
      <style:graphic-properties draw:stroke="none" svg:stroke-color="#000000" draw:fill="none" draw:fill-color="#ffffff" fo:min-height="1.909cm"/>
    </style:style>
    <style:style style:name="gr88" style:family="graphic" style:parent-style-name="Default_5f_3_5f_1_5f_1_5f_1_5f_1">
      <style:graphic-properties draw:textarea-horizontal-align="justify" draw:textarea-vertical-align="middle" draw:auto-grow-height="false" fo:min-height="0.639cm" fo:min-width="0.389cm"/>
    </style:style>
    <style:style style:name="gr89" style:family="graphic" style:parent-style-name="Default_5f_1_5f_1_5f_1_5f_1_5f_1_5f_1_5f_1">
      <style:graphic-properties draw:fill-color="#fff200" draw:textarea-horizontal-align="justify" draw:textarea-vertical-align="middle" draw:auto-grow-height="false" fo:min-height="0.379cm" fo:min-width="0.129cm"/>
    </style:style>
    <style:style style:name="gr90" style:family="graphic" style:parent-style-name="Default_5f_5_5f_1">
      <style:graphic-properties svg:stroke-color="#000000" draw:fill-color="#fcd4d1" draw:textarea-horizontal-align="justify" draw:textarea-vertical-align="middle" draw:auto-grow-height="false" fo:min-height="0.639cm" fo:min-width="0.389cm"/>
    </style:style>
    <style:style style:name="gr91" style:family="graphic" style:parent-style-name="standard">
      <style:graphic-properties draw:stroke="none" svg:stroke-color="#000000" draw:fill="none" draw:fill-color="#ffffff" fo:min-height="3.304cm"/>
    </style:style>
    <style:style style:name="gr92" style:family="graphic" style:parent-style-name="Object_20_without_20_fill_5f_1_5f_1_5f_1_5f_1_5f_1_5f_1_5f_1_5f_1">
      <style:graphic-properties draw:stroke="dash" draw:stroke-dash="Fine_20_Dashed" draw:fill="none" draw:textarea-vertical-align="middle"/>
    </style:style>
    <style:style style:name="gr93" style:family="graphic" style:parent-style-name="Default_5f_1_5f_1_5f_1_5f_1_5f_1_5f_1_5f_1_5f_1">
      <style:graphic-properties draw:fill-color="#fff685" draw:textarea-horizontal-align="justify" draw:textarea-vertical-align="middle" draw:auto-grow-height="false" fo:min-height="2.29cm" fo:min-width="3.437cm"/>
    </style:style>
    <style:style style:name="gr94" style:family="graphic" style:parent-style-name="Default_5f_2_5f_1_5f_1_5f_1_5f_1_5f_1_5f_1">
      <style:graphic-properties draw:textarea-horizontal-align="justify" draw:textarea-vertical-align="middle" draw:auto-grow-height="false" fo:min-height="1.008cm" fo:min-width="0.803cm"/>
    </style:style>
    <style:style style:name="gr95" style:family="graphic" style:parent-style-name="Default_5f_1_5f_1_5f_1_5f_1_5f_1_5f_1_5f_1_5f_1">
      <style:graphic-properties draw:textarea-horizontal-align="justify" draw:textarea-vertical-align="middle" draw:auto-grow-height="false" fo:min-height="1.008cm" fo:min-width="0.847cm"/>
    </style:style>
    <style:style style:name="gr96" style:family="graphic" style:parent-style-name="Default_5f_3_5f_1_5f_1_5f_1_5f_1_5f_1">
      <style:graphic-properties svg:stroke-color="#000000" draw:fill-color="#bee3d3" draw:textarea-horizontal-align="justify" draw:textarea-vertical-align="middle" draw:auto-grow-height="false" fo:min-height="0.639cm" fo:min-width="0.389cm"/>
    </style:style>
    <style:style style:name="gr97" style:family="graphic" style:parent-style-name="Default_5f_3_5f_1_5f_1_5f_1_5f_1_5f_1">
      <style:graphic-properties draw:stroke="none" svg:stroke-color="#000000" draw:fill="none" draw:fill-color="#ffffff" fo:min-height="0.131cm"/>
    </style:style>
    <style:style style:name="gr98" style:family="graphic" style:parent-style-name="Default_5f_3_5f_1_5f_1_5f_1_5f_1_5f_1">
      <style:graphic-properties draw:stroke="none" svg:stroke-color="#000000" draw:fill="none" draw:fill-color="#ffffff" fo:min-height="1.909cm"/>
    </style:style>
    <style:style style:name="gr99" style:family="graphic" style:parent-style-name="Default_5f_3_5f_1_5f_1_5f_1_5f_1_5f_1">
      <style:graphic-properties draw:textarea-horizontal-align="justify" draw:textarea-vertical-align="middle" draw:auto-grow-height="false" fo:min-height="0.639cm" fo:min-width="0.389cm"/>
    </style:style>
    <style:style style:name="gr100" style:family="graphic" style:parent-style-name="Default_5f_1_5f_1_5f_1_5f_1_5f_1_5f_1_5f_1_5f_1">
      <style:graphic-properties draw:fill-color="#fff200" draw:textarea-horizontal-align="justify" draw:textarea-vertical-align="middle" draw:auto-grow-height="false" fo:min-height="0.379cm" fo:min-width="0.129cm"/>
    </style:style>
    <style:style style:name="gr101" style:family="graphic" style:parent-style-name="Object_20_without_20_fill_5f_1_5f_1_5f_1_5f_1_5f_2">
      <style:graphic-properties draw:stroke="dash" draw:stroke-dash="Fine_20_Dashed" draw:fill="none" draw:textarea-vertical-align="middle"/>
    </style:style>
    <style:style style:name="gr102" style:family="graphic" style:parent-style-name="Default_5f_1_5f_1_5f_1_5f_1_5f_2">
      <style:graphic-properties draw:fill-color="#fff685" draw:textarea-horizontal-align="justify" draw:textarea-vertical-align="middle" draw:auto-grow-height="false" fo:min-height="2.29cm" fo:min-width="3.437cm"/>
    </style:style>
    <style:style style:name="gr103" style:family="graphic" style:parent-style-name="Default_5f_2_5f_1_5f_1_5f_2">
      <style:graphic-properties draw:textarea-horizontal-align="justify" draw:textarea-vertical-align="middle" draw:auto-grow-height="false" fo:min-height="1.008cm" fo:min-width="0.803cm"/>
    </style:style>
    <style:style style:name="gr104" style:family="graphic" style:parent-style-name="Default_5f_1_5f_1_5f_1_5f_1_5f_2">
      <style:graphic-properties draw:textarea-horizontal-align="justify" draw:textarea-vertical-align="middle" draw:auto-grow-height="false" fo:min-height="1.008cm" fo:min-width="0.847cm"/>
    </style:style>
    <style:style style:name="gr105" style:family="graphic" style:parent-style-name="Default_5f_3_5f_1_5f_2">
      <style:graphic-properties draw:stroke="none" svg:stroke-color="#000000" draw:fill="none" draw:fill-color="#ffffff" fo:min-height="5.374cm"/>
    </style:style>
    <style:style style:name="gr106" style:family="graphic" style:parent-style-name="standard">
      <style:graphic-properties draw:stroke="none" svg:stroke-color="#000000" draw:fill="none" draw:fill-color="#ffffff" fo:min-height="4.777cm"/>
    </style:style>
    <style:style style:name="gr107" style:family="graphic" style:parent-style-name="Object_20_without_20_fill_5f_1_5f_1_5f_1_5f_1_5f_2_5f_1">
      <style:graphic-properties draw:stroke="dash" draw:stroke-dash="Fine_20_Dashed" draw:fill="none" draw:textarea-vertical-align="middle"/>
    </style:style>
    <style:style style:name="gr108" style:family="graphic" style:parent-style-name="Default_5f_1_5f_1_5f_1_5f_1_5f_2_5f_1">
      <style:graphic-properties draw:fill-color="#fff685" draw:textarea-horizontal-align="justify" draw:textarea-vertical-align="middle" draw:auto-grow-height="false" fo:min-height="2.29cm" fo:min-width="3.437cm"/>
    </style:style>
    <style:style style:name="gr109" style:family="graphic" style:parent-style-name="Default_5f_2_5f_1_5f_1_5f_2_5f_1">
      <style:graphic-properties draw:textarea-horizontal-align="justify" draw:textarea-vertical-align="middle" draw:auto-grow-height="false" fo:min-height="1.008cm" fo:min-width="0.803cm"/>
    </style:style>
    <style:style style:name="gr110" style:family="graphic" style:parent-style-name="Default_5f_1_5f_1_5f_1_5f_1_5f_2_5f_1">
      <style:graphic-properties draw:textarea-horizontal-align="justify" draw:textarea-vertical-align="middle" draw:auto-grow-height="false" fo:min-height="1.008cm" fo:min-width="0.847cm"/>
    </style:style>
    <style:style style:name="gr111" style:family="graphic" style:parent-style-name="Default_5f_3_5f_1_5f_1_5f_1_5f_1_5f_1_5f_1">
      <style:graphic-properties svg:stroke-color="#000000" draw:fill-color="#bee3d3" draw:textarea-horizontal-align="justify" draw:textarea-vertical-align="middle" draw:auto-grow-height="false" fo:min-height="0.639cm" fo:min-width="0.389cm"/>
    </style:style>
    <style:style style:name="gr112" style:family="graphic" style:parent-style-name="Default_5f_3_5f_1_5f_1_5f_1_5f_1_5f_1_5f_1">
      <style:graphic-properties draw:stroke="none" svg:stroke-color="#000000" draw:fill="none" draw:fill-color="#ffffff" fo:min-height="0.131cm"/>
    </style:style>
    <style:style style:name="gr113" style:family="graphic" style:parent-style-name="Default_5f_3_5f_1_5f_1_5f_1_5f_1_5f_1_5f_1">
      <style:graphic-properties draw:textarea-horizontal-align="justify" draw:textarea-vertical-align="middle" draw:auto-grow-height="false" fo:min-height="0.639cm" fo:min-width="0.389cm"/>
    </style:style>
    <style:style style:name="gr114" style:family="graphic" style:parent-style-name="Default_5f_8">
      <style:graphic-properties draw:stroke="none" svg:stroke-color="#000000" draw:fill="none" draw:fill-color="#ffffff" fo:min-height="4.777cm"/>
    </style:style>
    <style:style style:name="gr115" style:family="graphic" style:parent-style-name="Object_20_without_20_fill_5f_1_5f_1_5f_1_5f_1_5f_2_5f_1_5f_1">
      <style:graphic-properties draw:stroke="dash" draw:stroke-dash="Fine_20_Dashed" draw:fill="none" draw:textarea-vertical-align="middle"/>
    </style:style>
    <style:style style:name="gr116" style:family="graphic" style:parent-style-name="Default_5f_1_5f_1_5f_1_5f_1_5f_2_5f_1_5f_1">
      <style:graphic-properties draw:fill-color="#fff685" draw:textarea-horizontal-align="justify" draw:textarea-vertical-align="middle" draw:auto-grow-height="false" fo:min-height="2.29cm" fo:min-width="3.437cm"/>
    </style:style>
    <style:style style:name="gr117" style:family="graphic" style:parent-style-name="Default_5f_2_5f_1_5f_1_5f_2_5f_1_5f_1">
      <style:graphic-properties draw:textarea-horizontal-align="justify" draw:textarea-vertical-align="middle" draw:auto-grow-height="false" fo:min-height="1.008cm" fo:min-width="0.803cm"/>
    </style:style>
    <style:style style:name="gr118" style:family="graphic" style:parent-style-name="Default_5f_1_5f_1_5f_1_5f_1_5f_2_5f_1_5f_1">
      <style:graphic-properties draw:textarea-horizontal-align="justify" draw:textarea-vertical-align="middle" draw:auto-grow-height="false" fo:min-height="1.008cm" fo:min-width="0.847cm"/>
    </style:style>
    <style:style style:name="gr119" style:family="graphic" style:parent-style-name="Default_5f_3_5f_1_5f_1_5f_1_5f_1_5f_1_5f_1_5f_1">
      <style:graphic-properties svg:stroke-color="#000000" draw:fill-color="#bee3d3" draw:textarea-horizontal-align="justify" draw:textarea-vertical-align="middle" draw:auto-grow-height="false" fo:min-height="0.639cm" fo:min-width="0.389cm"/>
    </style:style>
    <style:style style:name="gr120" style:family="graphic" style:parent-style-name="Default_5f_3_5f_1_5f_1_5f_1_5f_1_5f_1_5f_1_5f_1">
      <style:graphic-properties draw:stroke="none" svg:stroke-color="#000000" draw:fill="none" draw:fill-color="#ffffff" fo:min-height="0.131cm"/>
    </style:style>
    <style:style style:name="gr121" style:family="graphic" style:parent-style-name="Default_5f_3_5f_1_5f_1_5f_1_5f_1_5f_1_5f_1_5f_1">
      <style:graphic-properties draw:textarea-horizontal-align="justify" draw:textarea-vertical-align="middle" draw:auto-grow-height="false" fo:min-height="0.639cm" fo:min-width="0.389cm"/>
    </style:style>
    <style:style style:name="gr122" style:family="graphic" style:parent-style-name="Default_5f_8_5f_1">
      <style:graphic-properties draw:stroke="none" svg:stroke-color="#000000" draw:fill="none" draw:fill-color="#ffffff" fo:min-height="4.777cm"/>
    </style:style>
    <style:style style:name="gr123" style:family="graphic" style:parent-style-name="Default_5f_1_5f_1_5f_1_5f_1_5f_1_5f_1_5f_1_5f_2">
      <style:graphic-properties draw:fill-color="#fff200" draw:textarea-horizontal-align="justify" draw:textarea-vertical-align="middle" draw:auto-grow-height="false" fo:min-height="0.379cm" fo:min-width="0.129cm"/>
    </style:style>
    <style:style style:name="gr124" style:family="graphic" style:parent-style-name="Object_20_without_20_fill_5f_1_5f_1_5f_1_5f_1_5f_2_5f_1_5f_1_5f_1">
      <style:graphic-properties draw:stroke="dash" draw:stroke-dash="Fine_20_Dashed" draw:fill="none" draw:textarea-vertical-align="middle"/>
    </style:style>
    <style:style style:name="gr125" style:family="graphic" style:parent-style-name="Default_5f_1_5f_1_5f_1_5f_1_5f_2_5f_1_5f_1_5f_1">
      <style:graphic-properties draw:fill-color="#fff685" draw:textarea-horizontal-align="justify" draw:textarea-vertical-align="middle" draw:auto-grow-height="false" fo:min-height="2.29cm" fo:min-width="3.437cm"/>
    </style:style>
    <style:style style:name="gr126" style:family="graphic" style:parent-style-name="Default_5f_2_5f_1_5f_1_5f_2_5f_1_5f_1_5f_1">
      <style:graphic-properties draw:textarea-horizontal-align="justify" draw:textarea-vertical-align="middle" draw:auto-grow-height="false" fo:min-height="1.008cm" fo:min-width="0.803cm"/>
    </style:style>
    <style:style style:name="gr127" style:family="graphic" style:parent-style-name="Default_5f_1_5f_1_5f_1_5f_1_5f_2_5f_1_5f_1_5f_1">
      <style:graphic-properties draw:textarea-horizontal-align="justify" draw:textarea-vertical-align="middle" draw:auto-grow-height="false" fo:min-height="1.008cm" fo:min-width="0.847cm"/>
    </style:style>
    <style:style style:name="gr128" style:family="graphic" style:parent-style-name="Default_5f_3_5f_1_5f_1_5f_1_5f_1_5f_1_5f_1_5f_1_5f_1">
      <style:graphic-properties svg:stroke-color="#000000" draw:fill-color="#bee3d3" draw:textarea-horizontal-align="justify" draw:textarea-vertical-align="middle" draw:auto-grow-height="false" fo:min-height="0.639cm" fo:min-width="0.389cm"/>
    </style:style>
    <style:style style:name="gr129" style:family="graphic" style:parent-style-name="Default_5f_3_5f_1_5f_1_5f_1_5f_1_5f_1_5f_1_5f_1_5f_1">
      <style:graphic-properties draw:stroke="none" svg:stroke-color="#000000" draw:fill="none" draw:fill-color="#ffffff" fo:min-height="0.131cm"/>
    </style:style>
    <style:style style:name="gr130" style:family="graphic" style:parent-style-name="Default_5f_3_5f_1_5f_1_5f_1_5f_1_5f_1_5f_1_5f_1_5f_1">
      <style:graphic-properties draw:textarea-horizontal-align="justify" draw:textarea-vertical-align="middle" draw:auto-grow-height="false" fo:min-height="0.639cm" fo:min-width="0.389cm"/>
    </style:style>
    <style:style style:name="gr131" style:family="graphic" style:parent-style-name="standard">
      <style:graphic-properties draw:stroke="none" svg:stroke-color="#000000" draw:fill="none" draw:fill-color="#ffffff" fo:min-height="0.512cm"/>
    </style:style>
    <style:style style:name="gr132" style:family="graphic" style:parent-style-name="Object_20_without_20_fill_5f_1_5f_1_5f_1_5f_1_5f_2_5f_1_5f_1_5f_1_5f_1">
      <style:graphic-properties draw:stroke="dash" draw:stroke-dash="Fine_20_Dashed" draw:fill="none" draw:textarea-vertical-align="middle"/>
    </style:style>
    <style:style style:name="gr133" style:family="graphic" style:parent-style-name="Default_5f_1_5f_1_5f_1_5f_1_5f_2_5f_1_5f_1_5f_1_5f_1">
      <style:graphic-properties draw:fill-color="#fff685" draw:textarea-horizontal-align="justify" draw:textarea-vertical-align="middle" draw:auto-grow-height="false" fo:min-height="2.29cm" fo:min-width="3.437cm"/>
    </style:style>
    <style:style style:name="gr134" style:family="graphic" style:parent-style-name="Default_5f_2_5f_1_5f_1_5f_2_5f_1_5f_1_5f_1_5f_1">
      <style:graphic-properties draw:textarea-horizontal-align="justify" draw:textarea-vertical-align="middle" draw:auto-grow-height="false" fo:min-height="1.008cm" fo:min-width="0.803cm"/>
    </style:style>
    <style:style style:name="gr135" style:family="graphic" style:parent-style-name="Default_5f_1_5f_1_5f_1_5f_1_5f_2_5f_1_5f_1_5f_1_5f_1">
      <style:graphic-properties draw:textarea-horizontal-align="justify" draw:textarea-vertical-align="middle" draw:auto-grow-height="false" fo:min-height="1.008cm" fo:min-width="0.847cm"/>
    </style:style>
    <style:style style:name="gr136" style:family="graphic" style:parent-style-name="Default_5f_3_5f_1_5f_1_5f_1_5f_1_5f_1_5f_1_5f_1_5f_1_5f_1">
      <style:graphic-properties draw:stroke="none" svg:stroke-color="#000000" draw:fill="none" draw:fill-color="#ffffff" fo:min-height="0.131cm"/>
    </style:style>
    <style:style style:name="gr137" style:family="graphic" style:parent-style-name="Default_5f_1_5f_1_5f_1_5f_1_5f_3">
      <style:graphic-properties draw:fill-color="#fff200" draw:textarea-horizontal-align="justify" draw:textarea-vertical-align="middle" draw:auto-grow-height="false" fo:min-height="0.379cm" fo:min-width="0.129cm"/>
    </style:style>
    <style:style style:name="gr138" style:family="graphic" style:parent-style-name="Default_5f_9">
      <style:graphic-properties draw:textarea-horizontal-align="justify" draw:textarea-vertical-align="middle" draw:auto-grow-height="false" fo:min-height="1.008cm" fo:min-width="0.847cm"/>
    </style:style>
    <style:style style:name="gr139" style:family="graphic" style:parent-style-name="standard">
      <style:graphic-properties draw:stroke="none" svg:stroke-color="#000000" draw:fill="none" draw:fill-color="#ffffff" fo:min-height="2.036cm"/>
    </style:style>
    <style:style style:name="gr140" style:family="graphic" style:parent-style-name="Object_20_without_20_fill_5f_1_5f_1_5f_1_5f_1_5f_2_5f_1_5f_1_5f_1_5f_1_5f_1">
      <style:graphic-properties draw:stroke="dash" draw:stroke-dash="Fine_20_Dashed" draw:fill="none" draw:textarea-vertical-align="middle"/>
    </style:style>
    <style:style style:name="gr141" style:family="graphic" style:parent-style-name="Default_5f_1_5f_1_5f_1_5f_1_5f_2_5f_1_5f_1_5f_1_5f_1_5f_1">
      <style:graphic-properties draw:fill-color="#fff685" draw:textarea-horizontal-align="justify" draw:textarea-vertical-align="middle" draw:auto-grow-height="false" fo:min-height="2.29cm" fo:min-width="3.437cm"/>
    </style:style>
    <style:style style:name="gr142" style:family="graphic" style:parent-style-name="Default_5f_2_5f_1_5f_1_5f_2_5f_1_5f_1_5f_1_5f_1_5f_1">
      <style:graphic-properties draw:textarea-horizontal-align="justify" draw:textarea-vertical-align="middle" draw:auto-grow-height="false" fo:min-height="1.008cm" fo:min-width="0.803cm"/>
    </style:style>
    <style:style style:name="gr143" style:family="graphic" style:parent-style-name="Default_5f_1_5f_1_5f_1_5f_1_5f_2_5f_1_5f_1_5f_1_5f_1_5f_1">
      <style:graphic-properties draw:textarea-horizontal-align="justify" draw:textarea-vertical-align="middle" draw:auto-grow-height="false" fo:min-height="1.008cm" fo:min-width="0.847cm"/>
    </style:style>
    <style:style style:name="gr144" style:family="graphic" style:parent-style-name="Default_5f_3_5f_1_5f_1_5f_1_5f_1_5f_1_5f_1_5f_1_5f_1_5f_1_5f_1">
      <style:graphic-properties draw:stroke="none" svg:stroke-color="#000000" draw:fill="none" draw:fill-color="#ffffff" fo:min-height="0.131cm"/>
    </style:style>
    <style:style style:name="gr145" style:family="graphic" style:parent-style-name="Default_5f_1_5f_1_5f_1_5f_1_5f_3_5f_1">
      <style:graphic-properties draw:fill-color="#fff200" draw:textarea-horizontal-align="justify" draw:textarea-vertical-align="middle" draw:auto-grow-height="false" fo:min-height="0.379cm" fo:min-width="0.129cm"/>
    </style:style>
    <style:style style:name="gr146" style:family="graphic" style:parent-style-name="Default_5f_9_5f_1">
      <style:graphic-properties draw:textarea-horizontal-align="justify" draw:textarea-vertical-align="middle" draw:auto-grow-height="false" fo:min-height="1.008cm" fo:min-width="0.847cm"/>
    </style:style>
    <style:style style:name="gr147" style:family="graphic" style:parent-style-name="Object_20_without_20_fill_5f_10">
      <style:graphic-properties draw:marker-end="Arrow" draw:marker-end-width="0.3cm" draw:fill="none" draw:textarea-vertical-align="middle"/>
    </style:style>
    <style:style style:name="gr148" style:family="graphic" style:parent-style-name="Default_5f_10">
      <style:graphic-properties draw:stroke="none" svg:stroke-color="#000000" draw:fill="none" draw:fill-color="#ffffff" fo:min-height="2.036cm"/>
    </style:style>
    <style:style style:name="gr149" style:family="graphic" style:parent-style-name="Object_20_without_20_fill_5f_1_5f_1_5f_1_5f_1_5f_2_5f_1_5f_1_5f_1_5f_1_5f_1_5f_1">
      <style:graphic-properties draw:stroke="dash" draw:stroke-dash="Fine_20_Dashed" draw:fill="none" draw:textarea-vertical-align="middle"/>
    </style:style>
    <style:style style:name="gr150" style:family="graphic" style:parent-style-name="Default_5f_1_5f_1_5f_1_5f_1_5f_2_5f_1_5f_1_5f_1_5f_1_5f_1_5f_1">
      <style:graphic-properties draw:fill-color="#fff685" draw:textarea-horizontal-align="justify" draw:textarea-vertical-align="middle" draw:auto-grow-height="false" fo:min-height="2.29cm" fo:min-width="3.437cm"/>
    </style:style>
    <style:style style:name="gr151" style:family="graphic" style:parent-style-name="Default_5f_2_5f_1_5f_1_5f_2_5f_1_5f_1_5f_1_5f_1_5f_1_5f_1">
      <style:graphic-properties draw:textarea-horizontal-align="justify" draw:textarea-vertical-align="middle" draw:auto-grow-height="false" fo:min-height="1.008cm" fo:min-width="0.803cm"/>
    </style:style>
    <style:style style:name="gr152" style:family="graphic" style:parent-style-name="Default_5f_1_5f_1_5f_1_5f_1_5f_2_5f_1_5f_1_5f_1_5f_1_5f_1_5f_1">
      <style:graphic-properties draw:textarea-horizontal-align="justify" draw:textarea-vertical-align="middle" draw:auto-grow-height="false" fo:min-height="1.008cm" fo:min-width="0.847cm"/>
    </style:style>
    <style:style style:name="gr153" style:family="graphic" style:parent-style-name="Default_5f_3_5f_1_5f_1_5f_1_5f_1_5f_1_5f_1_5f_1_5f_1_5f_1_5f_1_5f_1">
      <style:graphic-properties draw:stroke="none" svg:stroke-color="#000000" draw:fill="none" draw:fill-color="#ffffff" fo:min-height="0.131cm"/>
    </style:style>
    <style:style style:name="gr154" style:family="graphic" style:parent-style-name="Default_5f_1_5f_1_5f_1_5f_1_5f_3_5f_1_5f_1">
      <style:graphic-properties draw:fill-color="#fff200" draw:textarea-horizontal-align="justify" draw:textarea-vertical-align="middle" draw:auto-grow-height="false" fo:min-height="0.379cm" fo:min-width="0.129cm"/>
    </style:style>
    <style:style style:name="gr155" style:family="graphic" style:parent-style-name="Default_5f_9_5f_1_5f_1">
      <style:graphic-properties draw:textarea-horizontal-align="justify" draw:textarea-vertical-align="middle" draw:auto-grow-height="false" fo:min-height="1.008cm" fo:min-width="0.847cm"/>
    </style:style>
    <style:style style:name="gr156" style:family="graphic" style:parent-style-name="Default_5f_10_5f_1">
      <style:graphic-properties draw:stroke="none" svg:stroke-color="#000000" draw:fill="none" draw:fill-color="#ffffff" fo:min-height="2.036cm"/>
    </style:style>
    <style:style style:name="gr157" style:family="graphic" style:parent-style-name="Object_20_without_20_fill_5f_1_5f_1_5f_1_5f_1_5f_2_5f_1_5f_1_5f_1_5f_1_5f_1_5f_1_5f_1">
      <style:graphic-properties draw:stroke="dash" draw:stroke-dash="Fine_20_Dashed" draw:fill="none" draw:textarea-vertical-align="middle"/>
    </style:style>
    <style:style style:name="gr158" style:family="graphic" style:parent-style-name="Default_5f_1_5f_1_5f_1_5f_1_5f_2_5f_1_5f_1_5f_1_5f_1_5f_1_5f_1_5f_1">
      <style:graphic-properties draw:fill-color="#fff685" draw:textarea-horizontal-align="justify" draw:textarea-vertical-align="middle" draw:auto-grow-height="false" fo:min-height="2.29cm" fo:min-width="3.437cm"/>
    </style:style>
    <style:style style:name="gr159" style:family="graphic" style:parent-style-name="Default_5f_2_5f_1_5f_1_5f_2_5f_1_5f_1_5f_1_5f_1_5f_1_5f_1_5f_1">
      <style:graphic-properties draw:textarea-horizontal-align="justify" draw:textarea-vertical-align="middle" draw:auto-grow-height="false" fo:min-height="1.008cm" fo:min-width="0.803cm"/>
    </style:style>
    <style:style style:name="gr160" style:family="graphic" style:parent-style-name="Default_5f_1_5f_1_5f_1_5f_1_5f_2_5f_1_5f_1_5f_1_5f_1_5f_1_5f_1_5f_1">
      <style:graphic-properties draw:textarea-horizontal-align="justify" draw:textarea-vertical-align="middle" draw:auto-grow-height="false" fo:min-height="1.008cm" fo:min-width="0.847cm"/>
    </style:style>
    <style:style style:name="gr161" style:family="graphic" style:parent-style-name="Default_5f_3_5f_1_5f_1_5f_1_5f_1_5f_1_5f_1_5f_1_5f_1_5f_1_5f_1_5f_1_5f_1">
      <style:graphic-properties draw:stroke="none" svg:stroke-color="#000000" draw:fill="none" draw:fill-color="#ffffff" fo:min-height="0.131cm"/>
    </style:style>
    <style:style style:name="gr162" style:family="graphic" style:parent-style-name="Default_5f_1_5f_1_5f_1_5f_1_5f_3_5f_1_5f_1_5f_1">
      <style:graphic-properties draw:fill-color="#fff200" draw:textarea-horizontal-align="justify" draw:textarea-vertical-align="middle" draw:auto-grow-height="false" fo:min-height="0.379cm" fo:min-width="0.129cm"/>
    </style:style>
    <style:style style:name="gr163" style:family="graphic" style:parent-style-name="Default_5f_9_5f_1_5f_1_5f_1">
      <style:graphic-properties draw:textarea-horizontal-align="justify" draw:textarea-vertical-align="middle" draw:auto-grow-height="false" fo:min-height="1.008cm" fo:min-width="0.847cm"/>
    </style:style>
    <style:style style:name="gr164" style:family="graphic" style:parent-style-name="standard">
      <style:graphic-properties draw:stroke="none" svg:stroke-color="#000000" draw:fill="none" draw:fill-color="#ffffff" fo:min-height="2.544cm"/>
    </style:style>
    <style:style style:name="gr165" style:family="graphic" style:parent-style-name="Object_20_without_20_fill_5f_1_5f_1_5f_1_5f_1_5f_2_5f_1_5f_1_5f_1_5f_1_5f_1_5f_1_5f_1_5f_1">
      <style:graphic-properties draw:stroke="dash" draw:stroke-dash="Fine_20_Dashed" draw:fill="none" draw:textarea-vertical-align="middle"/>
    </style:style>
    <style:style style:name="gr166" style:family="graphic" style:parent-style-name="Default_5f_1_5f_1_5f_1_5f_1_5f_2_5f_1_5f_1_5f_1_5f_1_5f_1_5f_1_5f_1_5f_1">
      <style:graphic-properties draw:fill-color="#fff685" draw:textarea-horizontal-align="justify" draw:textarea-vertical-align="middle" draw:auto-grow-height="false" fo:min-height="2.29cm" fo:min-width="3.437cm"/>
    </style:style>
    <style:style style:name="gr167" style:family="graphic" style:parent-style-name="Default_5f_2_5f_1_5f_1_5f_2_5f_1_5f_1_5f_1_5f_1_5f_1_5f_1_5f_1_5f_1">
      <style:graphic-properties draw:textarea-horizontal-align="justify" draw:textarea-vertical-align="middle" draw:auto-grow-height="false" fo:min-height="1.008cm" fo:min-width="0.803cm"/>
    </style:style>
    <style:style style:name="gr168" style:family="graphic" style:parent-style-name="Default_5f_1_5f_1_5f_1_5f_1_5f_2_5f_1_5f_1_5f_1_5f_1_5f_1_5f_1_5f_1_5f_1">
      <style:graphic-properties draw:textarea-horizontal-align="justify" draw:textarea-vertical-align="middle" draw:auto-grow-height="false" fo:min-height="1.008cm" fo:min-width="0.847cm"/>
    </style:style>
    <style:style style:name="gr169" style:family="graphic" style:parent-style-name="Default_5f_3_5f_1_5f_1_5f_1_5f_1_5f_1_5f_1_5f_1_5f_1_5f_1_5f_1_5f_1_5f_1_5f_1">
      <style:graphic-properties draw:stroke="none" svg:stroke-color="#000000" draw:fill="none" draw:fill-color="#ffffff" fo:min-height="0.131cm"/>
    </style:style>
    <style:style style:name="gr170" style:family="graphic" style:parent-style-name="Default_5f_1_5f_1_5f_1_5f_1_5f_3_5f_1_5f_1_5f_1_5f_1">
      <style:graphic-properties draw:fill-color="#fff200" draw:textarea-horizontal-align="justify" draw:textarea-vertical-align="middle" draw:auto-grow-height="false" fo:min-height="0.379cm" fo:min-width="0.129cm"/>
    </style:style>
    <style:style style:name="gr171" style:family="graphic" style:parent-style-name="Default_5f_9_5f_1_5f_1_5f_1_5f_1">
      <style:graphic-properties draw:textarea-horizontal-align="justify" draw:textarea-vertical-align="middle" draw:auto-grow-height="false" fo:min-height="1.008cm" fo:min-width="0.847cm"/>
    </style:style>
    <style:style style:name="gr172" style:family="graphic" style:parent-style-name="Default_5f_12">
      <style:graphic-properties draw:stroke="none" svg:stroke-color="#000000" draw:fill="none" draw:fill-color="#ffffff" fo:min-height="1.655cm"/>
    </style:style>
    <style:style style:name="gr173" style:family="graphic" style:parent-style-name="Default_5f_3_5f_1_5f_1_5f_1_5f_1_5f_1_5f_1_5f_1_5f_1_5f_2">
      <style:graphic-properties svg:stroke-color="#000000" draw:fill-color="#bee3d3" draw:textarea-horizontal-align="justify" draw:textarea-vertical-align="middle" draw:auto-grow-height="false" fo:min-height="0.639cm" fo:min-width="0.389cm"/>
    </style:style>
    <style:style style:name="gr174" style:family="graphic" style:parent-style-name="Default_5f_3_5f_1_5f_1_5f_1_5f_1_5f_1_5f_1_5f_1_5f_1_5f_2">
      <style:graphic-properties draw:textarea-horizontal-align="justify" draw:textarea-vertical-align="middle" draw:auto-grow-height="false" fo:min-height="0.639cm" fo:min-width="0.389cm"/>
    </style:style>
    <style:style style:name="gr175" style:family="graphic" style:parent-style-name="Object_20_without_20_fill_5f_1_5f_1_5f_1_5f_1_5f_2_5f_1_5f_1_5f_1_5f_1_5f_1_5f_1_5f_1_5f_1_5f_1">
      <style:graphic-properties draw:stroke="dash" draw:stroke-dash="Fine_20_Dashed" draw:fill="none" draw:textarea-vertical-align="middle"/>
    </style:style>
    <style:style style:name="gr176" style:family="graphic" style:parent-style-name="Default_5f_1_5f_1_5f_1_5f_1_5f_2_5f_1_5f_1_5f_1_5f_1_5f_1_5f_1_5f_1_5f_1_5f_1">
      <style:graphic-properties draw:fill-color="#fff685" draw:textarea-horizontal-align="justify" draw:textarea-vertical-align="middle" draw:auto-grow-height="false" fo:min-height="2.29cm" fo:min-width="3.437cm"/>
    </style:style>
    <style:style style:name="gr177" style:family="graphic" style:parent-style-name="Default_5f_2_5f_1_5f_1_5f_2_5f_1_5f_1_5f_1_5f_1_5f_1_5f_1_5f_1_5f_1_5f_1">
      <style:graphic-properties draw:textarea-horizontal-align="justify" draw:textarea-vertical-align="middle" draw:auto-grow-height="false" fo:min-height="1.008cm" fo:min-width="0.803cm"/>
    </style:style>
    <style:style style:name="gr178" style:family="graphic" style:parent-style-name="Default_5f_1_5f_1_5f_1_5f_1_5f_2_5f_1_5f_1_5f_1_5f_1_5f_1_5f_1_5f_1_5f_1_5f_1">
      <style:graphic-properties draw:textarea-horizontal-align="justify" draw:textarea-vertical-align="middle" draw:auto-grow-height="false" fo:min-height="1.008cm" fo:min-width="0.847cm"/>
    </style:style>
    <style:style style:name="gr179" style:family="graphic" style:parent-style-name="Default_5f_3_5f_1_5f_1_5f_1_5f_1_5f_1_5f_1_5f_1_5f_1_5f_1_5f_1_5f_1_5f_1_5f_1_5f_1">
      <style:graphic-properties draw:stroke="none" svg:stroke-color="#000000" draw:fill="none" draw:fill-color="#ffffff" fo:min-height="0.131cm"/>
    </style:style>
    <style:style style:name="gr180" style:family="graphic" style:parent-style-name="Default_5f_9_5f_1_5f_1_5f_1_5f_1_5f_1">
      <style:graphic-properties draw:textarea-horizontal-align="justify" draw:textarea-vertical-align="middle" draw:auto-grow-height="false" fo:min-height="1.008cm" fo:min-width="0.847cm"/>
    </style:style>
    <style:style style:name="gr181" style:family="graphic" style:parent-style-name="Default_5f_12_5f_1">
      <style:graphic-properties draw:stroke="none" svg:stroke-color="#000000" draw:fill="none" draw:fill-color="#ffffff" fo:min-height="5.374cm"/>
    </style:style>
    <style:style style:name="gr182" style:family="graphic" style:parent-style-name="Default_5f_3_5f_1_5f_1_5f_1_5f_1_5f_1_5f_1_5f_1_5f_1_5f_2_5f_1">
      <style:graphic-properties svg:stroke-color="#000000" draw:fill-color="#bee3d3" draw:textarea-horizontal-align="justify" draw:textarea-vertical-align="middle" draw:auto-grow-height="false" fo:min-height="0.639cm" fo:min-width="0.389cm"/>
    </style:style>
    <style:style style:name="gr183" style:family="graphic" style:parent-style-name="Default_5f_3_5f_1_5f_1_5f_1_5f_1_5f_1_5f_1_5f_1_5f_1_5f_2_5f_1">
      <style:graphic-properties draw:textarea-horizontal-align="justify" draw:textarea-vertical-align="middle" draw:auto-grow-height="false" fo:min-height="0.639cm" fo:min-width="0.389cm"/>
    </style:style>
    <style:style style:name="gr184" style:family="graphic" style:parent-style-name="Default_5f_1_5f_1_5f_1_5f_1_5f_3_5f_1_5f_1_5f_1_5f_1_5f_1">
      <style:graphic-properties draw:fill-color="#fff200" draw:textarea-horizontal-align="justify" draw:textarea-vertical-align="middle" draw:auto-grow-height="false" fo:min-height="0.379cm" fo:min-width="0.129cm"/>
    </style:style>
    <style:style style:name="gr185" style:family="graphic" style:parent-style-name="Object_20_without_20_fill_5f_1_5f_1_5f_1_5f_1_5f_2_5f_1_5f_1_5f_1_5f_1_5f_1_5f_1_5f_1_5f_1_5f_1_5f_1">
      <style:graphic-properties draw:stroke="dash" draw:stroke-dash="Fine_20_Dashed" draw:fill="none" draw:textarea-vertical-align="middle"/>
    </style:style>
    <style:style style:name="gr186" style:family="graphic" style:parent-style-name="Default_5f_1_5f_1_5f_1_5f_1_5f_2_5f_1_5f_1_5f_1_5f_1_5f_1_5f_1_5f_1_5f_1_5f_1_5f_1">
      <style:graphic-properties draw:fill-color="#fff685" draw:textarea-horizontal-align="justify" draw:textarea-vertical-align="middle" draw:auto-grow-height="false" fo:min-height="2.29cm" fo:min-width="3.437cm"/>
    </style:style>
    <style:style style:name="gr187" style:family="graphic" style:parent-style-name="Default_5f_2_5f_1_5f_1_5f_2_5f_1_5f_1_5f_1_5f_1_5f_1_5f_1_5f_1_5f_1_5f_1_5f_1">
      <style:graphic-properties draw:textarea-horizontal-align="justify" draw:textarea-vertical-align="middle" draw:auto-grow-height="false" fo:min-height="1.008cm" fo:min-width="0.803cm"/>
    </style:style>
    <style:style style:name="gr188" style:family="graphic" style:parent-style-name="Default_5f_1_5f_1_5f_1_5f_1_5f_2_5f_1_5f_1_5f_1_5f_1_5f_1_5f_1_5f_1_5f_1_5f_1_5f_1">
      <style:graphic-properties draw:textarea-horizontal-align="justify" draw:textarea-vertical-align="middle" draw:auto-grow-height="false" fo:min-height="1.008cm" fo:min-width="0.847cm"/>
    </style:style>
    <style:style style:name="gr189" style:family="graphic" style:parent-style-name="Default_5f_3_5f_1_5f_1_5f_1_5f_1_5f_1_5f_1_5f_1_5f_1_5f_1_5f_1_5f_1_5f_1_5f_1_5f_1_5f_1">
      <style:graphic-properties draw:stroke="none" svg:stroke-color="#000000" draw:fill="none" draw:fill-color="#ffffff" fo:min-height="0.131cm"/>
    </style:style>
    <style:style style:name="gr190" style:family="graphic" style:parent-style-name="Default_5f_9_5f_1_5f_1_5f_1_5f_1_5f_1_5f_1">
      <style:graphic-properties draw:textarea-horizontal-align="justify" draw:textarea-vertical-align="middle" draw:auto-grow-height="false" fo:min-height="1.008cm" fo:min-width="0.847cm"/>
    </style:style>
    <style:style style:name="gr191" style:family="graphic" style:parent-style-name="Default_5f_12_5f_1_5f_1">
      <style:graphic-properties draw:stroke="none" svg:stroke-color="#000000" draw:fill="none" draw:fill-color="#ffffff" fo:min-height="5.374cm"/>
    </style:style>
    <style:style style:name="gr192" style:family="graphic" style:parent-style-name="Default_5f_3_5f_1_5f_1_5f_1_5f_1_5f_1_5f_1_5f_1_5f_1_5f_2_5f_1_5f_1">
      <style:graphic-properties svg:stroke-color="#000000" draw:fill-color="#bee3d3" draw:textarea-horizontal-align="justify" draw:textarea-vertical-align="middle" draw:auto-grow-height="false" fo:min-height="0.639cm" fo:min-width="0.389cm"/>
    </style:style>
    <style:style style:name="gr193" style:family="graphic" style:parent-style-name="Default_5f_3_5f_1_5f_1_5f_1_5f_1_5f_1_5f_1_5f_1_5f_1_5f_2_5f_1_5f_1">
      <style:graphic-properties draw:textarea-horizontal-align="justify" draw:textarea-vertical-align="middle" draw:auto-grow-height="false" fo:min-height="0.639cm" fo:min-width="0.389cm"/>
    </style:style>
    <style:style style:name="gr194" style:family="graphic" style:parent-style-name="Default_5f_1_5f_1_5f_1_5f_1_5f_3_5f_1_5f_1_5f_1_5f_1_5f_1_5f_1">
      <style:graphic-properties draw:fill-color="#fff200" draw:textarea-horizontal-align="justify" draw:textarea-vertical-align="middle" draw:auto-grow-height="false" fo:min-height="0.379cm" fo:min-width="0.129cm"/>
    </style:style>
    <style:style style:name="gr195" style:family="graphic" style:parent-style-name="Object_20_without_20_fill_5f_1_5f_1_5f_1_5f_1_5f_2_5f_1_5f_1_5f_1_5f_1_5f_1_5f_1_5f_1_5f_1_5f_1_5f_1_5f_1">
      <style:graphic-properties draw:stroke="dash" draw:stroke-dash="Fine_20_Dashed" draw:fill="none" draw:textarea-vertical-align="middle"/>
    </style:style>
    <style:style style:name="gr196" style:family="graphic" style:parent-style-name="Default_5f_1_5f_1_5f_1_5f_1_5f_2_5f_1_5f_1_5f_1_5f_1_5f_1_5f_1_5f_1_5f_1_5f_1_5f_1_5f_1">
      <style:graphic-properties draw:fill-color="#fff685" draw:textarea-horizontal-align="justify" draw:textarea-vertical-align="middle" draw:auto-grow-height="false" fo:min-height="2.29cm" fo:min-width="3.437cm"/>
    </style:style>
    <style:style style:name="gr197" style:family="graphic" style:parent-style-name="Default_5f_2_5f_1_5f_1_5f_2_5f_1_5f_1_5f_1_5f_1_5f_1_5f_1_5f_1_5f_1_5f_1_5f_1_5f_1">
      <style:graphic-properties draw:textarea-horizontal-align="justify" draw:textarea-vertical-align="middle" draw:auto-grow-height="false" fo:min-height="1.008cm" fo:min-width="0.803cm"/>
    </style:style>
    <style:style style:name="gr198" style:family="graphic" style:parent-style-name="Default_5f_1_5f_1_5f_1_5f_1_5f_2_5f_1_5f_1_5f_1_5f_1_5f_1_5f_1_5f_1_5f_1_5f_1_5f_1_5f_1">
      <style:graphic-properties draw:textarea-horizontal-align="justify" draw:textarea-vertical-align="middle" draw:auto-grow-height="false" fo:min-height="1.008cm" fo:min-width="0.847cm"/>
    </style:style>
    <style:style style:name="gr199" style:family="graphic" style:parent-style-name="Default_5f_3_5f_1_5f_1_5f_1_5f_1_5f_1_5f_1_5f_1_5f_1_5f_1_5f_1_5f_1_5f_1_5f_1_5f_1_5f_1_5f_1">
      <style:graphic-properties draw:stroke="none" svg:stroke-color="#000000" draw:fill="none" draw:fill-color="#ffffff" fo:min-height="0.131cm"/>
    </style:style>
    <style:style style:name="gr200" style:family="graphic" style:parent-style-name="Default_5f_9_5f_1_5f_1_5f_1_5f_1_5f_1_5f_1_5f_1">
      <style:graphic-properties draw:textarea-horizontal-align="justify" draw:textarea-vertical-align="middle" draw:auto-grow-height="false" fo:min-height="1.008cm" fo:min-width="0.847cm"/>
    </style:style>
    <style:style style:name="gr201" style:family="graphic" style:parent-style-name="Default_5f_12_5f_1_5f_1_5f_1">
      <style:graphic-properties draw:stroke="none" svg:stroke-color="#000000" draw:fill="none" draw:fill-color="#ffffff" fo:min-height="4.195cm"/>
    </style:style>
    <style:style style:name="gr202" style:family="graphic" style:parent-style-name="Default_5f_3_5f_1_5f_1_5f_1_5f_1_5f_1_5f_1_5f_1_5f_1_5f_2_5f_1_5f_1_5f_1">
      <style:graphic-properties svg:stroke-color="#000000" draw:fill-color="#bee3d3" draw:textarea-horizontal-align="justify" draw:textarea-vertical-align="middle" draw:auto-grow-height="false" fo:min-height="0.639cm" fo:min-width="0.389cm"/>
    </style:style>
    <style:style style:name="gr203" style:family="graphic" style:parent-style-name="Default_5f_3_5f_1_5f_1_5f_1_5f_1_5f_1_5f_1_5f_1_5f_1_5f_2_5f_1_5f_1_5f_1">
      <style:graphic-properties draw:textarea-horizontal-align="justify" draw:textarea-vertical-align="middle" draw:auto-grow-height="false" fo:min-height="0.639cm" fo:min-width="0.389cm"/>
    </style:style>
    <style:style style:name="gr204" style:family="graphic" style:parent-style-name="Default_5f_1_5f_1_5f_1_5f_1_5f_3_5f_1_5f_1_5f_1_5f_1_5f_1_5f_1_5f_1">
      <style:graphic-properties draw:fill-color="#fff200" draw:textarea-horizontal-align="justify" draw:textarea-vertical-align="middle" draw:auto-grow-height="false" fo:min-height="0.379cm" fo:min-width="0.129cm"/>
    </style:style>
    <style:style style:name="gr205" style:family="graphic" style:parent-style-name="Default_5f_15">
      <style:graphic-properties svg:stroke-color="#000000" draw:fill-color="#fcd4d1" draw:textarea-horizontal-align="justify" draw:textarea-vertical-align="middle" draw:auto-grow-height="false" fo:min-height="0.639cm" fo:min-width="0.389cm"/>
    </style:style>
    <style:style style:name="gr206" style:family="graphic" style:parent-style-name="Object_20_without_20_fill_5f_1_5f_1_5f_1_5f_1_5f_2_5f_1_5f_1_5f_1_5f_1_5f_1_5f_1_5f_1_5f_1_5f_1_5f_1_5f_1_5f_1">
      <style:graphic-properties draw:stroke="dash" draw:stroke-dash="Fine_20_Dashed" draw:fill="none" draw:textarea-vertical-align="middle"/>
    </style:style>
    <style:style style:name="gr207" style:family="graphic" style:parent-style-name="Default_5f_1_5f_1_5f_1_5f_1_5f_2_5f_1_5f_1_5f_1_5f_1_5f_1_5f_1_5f_1_5f_1_5f_1_5f_1_5f_1_5f_1">
      <style:graphic-properties draw:fill-color="#fff685" draw:textarea-horizontal-align="justify" draw:textarea-vertical-align="middle" draw:auto-grow-height="false" fo:min-height="2.29cm" fo:min-width="3.437cm"/>
    </style:style>
    <style:style style:name="gr208" style:family="graphic" style:parent-style-name="Default_5f_2_5f_1_5f_1_5f_2_5f_1_5f_1_5f_1_5f_1_5f_1_5f_1_5f_1_5f_1_5f_1_5f_1_5f_1_5f_1">
      <style:graphic-properties draw:textarea-horizontal-align="justify" draw:textarea-vertical-align="middle" draw:auto-grow-height="false" fo:min-height="1.008cm" fo:min-width="0.803cm"/>
    </style:style>
    <style:style style:name="gr209" style:family="graphic" style:parent-style-name="Default_5f_1_5f_1_5f_1_5f_1_5f_2_5f_1_5f_1_5f_1_5f_1_5f_1_5f_1_5f_1_5f_1_5f_1_5f_1_5f_1_5f_1">
      <style:graphic-properties draw:textarea-horizontal-align="justify" draw:textarea-vertical-align="middle" draw:auto-grow-height="false" fo:min-height="1.008cm" fo:min-width="0.847cm"/>
    </style:style>
    <style:style style:name="gr210" style:family="graphic" style:parent-style-name="Default_5f_3_5f_1_5f_1_5f_1_5f_1_5f_1_5f_1_5f_1_5f_1_5f_1_5f_1_5f_1_5f_1_5f_1_5f_1_5f_1_5f_1_5f_1">
      <style:graphic-properties draw:stroke="none" svg:stroke-color="#000000" draw:fill="none" draw:fill-color="#ffffff" fo:min-height="0.131cm"/>
    </style:style>
    <style:style style:name="gr211" style:family="graphic" style:parent-style-name="Default_5f_9_5f_1_5f_1_5f_1_5f_1_5f_1_5f_1_5f_1_5f_1">
      <style:graphic-properties draw:textarea-horizontal-align="justify" draw:textarea-vertical-align="middle" draw:auto-grow-height="false" fo:min-height="1.008cm" fo:min-width="0.847cm"/>
    </style:style>
    <style:style style:name="gr212" style:family="graphic" style:parent-style-name="Default_5f_12_5f_1_5f_1_5f_1_5f_1">
      <style:graphic-properties draw:stroke="none" svg:stroke-color="#000000" draw:fill="none" draw:fill-color="#ffffff" fo:min-height="4.195cm"/>
    </style:style>
    <style:style style:name="gr213" style:family="graphic" style:parent-style-name="Default_5f_3_5f_1_5f_1_5f_1_5f_1_5f_1_5f_1_5f_1_5f_1_5f_2_5f_1_5f_1_5f_1_5f_1">
      <style:graphic-properties svg:stroke-color="#000000" draw:fill-color="#bee3d3" draw:textarea-horizontal-align="justify" draw:textarea-vertical-align="middle" draw:auto-grow-height="false" fo:min-height="0.639cm" fo:min-width="0.389cm"/>
    </style:style>
    <style:style style:name="gr214" style:family="graphic" style:parent-style-name="Default_5f_3_5f_1_5f_1_5f_1_5f_1_5f_1_5f_1_5f_1_5f_1_5f_2_5f_1_5f_1_5f_1_5f_1">
      <style:graphic-properties draw:textarea-horizontal-align="justify" draw:textarea-vertical-align="middle" draw:auto-grow-height="false" fo:min-height="0.639cm" fo:min-width="0.389cm"/>
    </style:style>
    <style:style style:name="gr215" style:family="graphic" style:parent-style-name="Default_5f_1_5f_1_5f_1_5f_1_5f_3_5f_1_5f_1_5f_1_5f_1_5f_1_5f_1_5f_1_5f_1">
      <style:graphic-properties draw:fill-color="#fff200" draw:textarea-horizontal-align="justify" draw:textarea-vertical-align="middle" draw:auto-grow-height="false" fo:min-height="0.379cm" fo:min-width="0.129cm"/>
    </style:style>
    <style:style style:name="gr216" style:family="graphic" style:parent-style-name="Default_5f_15_5f_1">
      <style:graphic-properties svg:stroke-color="#000000" draw:fill-color="#fcd4d1" draw:textarea-horizontal-align="justify" draw:textarea-vertical-align="middle" draw:auto-grow-height="false" fo:min-height="0.639cm" fo:min-width="0.389cm"/>
    </style:style>
    <style:style style:name="gr217" style:family="graphic" style:parent-style-name="Object_20_without_20_fill_5f_1_5f_1_5f_1_5f_1_5f_2_5f_1_5f_1_5f_1_5f_1_5f_1_5f_1_5f_1_5f_1_5f_1_5f_1_5f_1_5f_1_5f_1">
      <style:graphic-properties draw:stroke="dash" draw:stroke-dash="Fine_20_Dashed" draw:fill="none" draw:textarea-vertical-align="middle"/>
    </style:style>
    <style:style style:name="gr218" style:family="graphic" style:parent-style-name="Default_5f_1_5f_1_5f_1_5f_1_5f_2_5f_1_5f_1_5f_1_5f_1_5f_1_5f_1_5f_1_5f_1_5f_1_5f_1_5f_1_5f_1_5f_1">
      <style:graphic-properties draw:fill-color="#fff685" draw:textarea-horizontal-align="justify" draw:textarea-vertical-align="middle" draw:auto-grow-height="false" fo:min-height="2.29cm" fo:min-width="3.437cm"/>
    </style:style>
    <style:style style:name="gr219" style:family="graphic" style:parent-style-name="Default_5f_2_5f_1_5f_1_5f_2_5f_1_5f_1_5f_1_5f_1_5f_1_5f_1_5f_1_5f_1_5f_1_5f_1_5f_1_5f_1_5f_1">
      <style:graphic-properties draw:textarea-horizontal-align="justify" draw:textarea-vertical-align="middle" draw:auto-grow-height="false" fo:min-height="1.008cm" fo:min-width="0.803cm"/>
    </style:style>
    <style:style style:name="gr220" style:family="graphic" style:parent-style-name="Default_5f_1_5f_1_5f_1_5f_1_5f_2_5f_1_5f_1_5f_1_5f_1_5f_1_5f_1_5f_1_5f_1_5f_1_5f_1_5f_1_5f_1_5f_1">
      <style:graphic-properties draw:textarea-horizontal-align="justify" draw:textarea-vertical-align="middle" draw:auto-grow-height="false" fo:min-height="1.008cm" fo:min-width="0.847cm"/>
    </style:style>
    <style:style style:name="gr221" style:family="graphic" style:parent-style-name="Default_5f_3_5f_1_5f_1_5f_1_5f_1_5f_1_5f_1_5f_1_5f_1_5f_1_5f_1_5f_1_5f_1_5f_1_5f_1_5f_1_5f_1_5f_1_5f_1">
      <style:graphic-properties draw:stroke="none" svg:stroke-color="#000000" draw:fill="none" draw:fill-color="#ffffff" fo:min-height="0.131cm"/>
    </style:style>
    <style:style style:name="gr222" style:family="graphic" style:parent-style-name="Default_5f_9_5f_1_5f_1_5f_1_5f_1_5f_1_5f_1_5f_1_5f_1_5f_1">
      <style:graphic-properties draw:textarea-horizontal-align="justify" draw:textarea-vertical-align="middle" draw:auto-grow-height="false" fo:min-height="1.008cm" fo:min-width="0.847cm"/>
    </style:style>
    <style:style style:name="gr223" style:family="graphic" style:parent-style-name="Default_5f_12_5f_1_5f_1_5f_1_5f_1_5f_1">
      <style:graphic-properties draw:stroke="none" svg:stroke-color="#000000" draw:fill="none" draw:fill-color="#ffffff" fo:min-height="4.195cm"/>
    </style:style>
    <style:style style:name="gr224" style:family="graphic" style:parent-style-name="Default_5f_3_5f_1_5f_1_5f_1_5f_1_5f_1_5f_1_5f_1_5f_1_5f_2_5f_1_5f_1_5f_1_5f_1_5f_1">
      <style:graphic-properties svg:stroke-color="#000000" draw:fill-color="#bee3d3" draw:textarea-horizontal-align="justify" draw:textarea-vertical-align="middle" draw:auto-grow-height="false" fo:min-height="0.639cm" fo:min-width="0.389cm"/>
    </style:style>
    <style:style style:name="gr225" style:family="graphic" style:parent-style-name="Default_5f_3_5f_1_5f_1_5f_1_5f_1_5f_1_5f_1_5f_1_5f_1_5f_2_5f_1_5f_1_5f_1_5f_1_5f_1">
      <style:graphic-properties draw:textarea-horizontal-align="justify" draw:textarea-vertical-align="middle" draw:auto-grow-height="false" fo:min-height="0.639cm" fo:min-width="0.389cm"/>
    </style:style>
    <style:style style:name="gr226" style:family="graphic" style:parent-style-name="Default_5f_1_5f_1_5f_1_5f_1_5f_3_5f_1_5f_1_5f_1_5f_1_5f_1_5f_1_5f_1_5f_1_5f_1">
      <style:graphic-properties draw:fill-color="#fff200" draw:textarea-horizontal-align="justify" draw:textarea-vertical-align="middle" draw:auto-grow-height="false" fo:min-height="0.379cm" fo:min-width="0.129cm"/>
    </style:style>
    <style:style style:name="gr227" style:family="graphic" style:parent-style-name="Object_20_without_20_fill_5f_1_5f_1_5f_1_5f_1_5f_2_5f_1_5f_1_5f_1_5f_1_5f_1_5f_1_5f_1_5f_1_5f_1_5f_1_5f_1_5f_1_5f_1_5f_1">
      <style:graphic-properties draw:stroke="dash" draw:stroke-dash="Fine_20_Dashed" draw:fill="none" draw:textarea-vertical-align="middle"/>
    </style:style>
    <style:style style:name="gr228" style:family="graphic" style:parent-style-name="Default_5f_1_5f_1_5f_1_5f_1_5f_2_5f_1_5f_1_5f_1_5f_1_5f_1_5f_1_5f_1_5f_1_5f_1_5f_1_5f_1_5f_1_5f_1_5f_1">
      <style:graphic-properties draw:fill-color="#fff685" draw:textarea-horizontal-align="justify" draw:textarea-vertical-align="middle" draw:auto-grow-height="false" fo:min-height="2.29cm" fo:min-width="3.437cm"/>
    </style:style>
    <style:style style:name="gr229" style:family="graphic" style:parent-style-name="Default_5f_2_5f_1_5f_1_5f_2_5f_1_5f_1_5f_1_5f_1_5f_1_5f_1_5f_1_5f_1_5f_1_5f_1_5f_1_5f_1_5f_1_5f_1">
      <style:graphic-properties draw:textarea-horizontal-align="justify" draw:textarea-vertical-align="middle" draw:auto-grow-height="false" fo:min-height="1.008cm" fo:min-width="0.803cm"/>
    </style:style>
    <style:style style:name="gr230" style:family="graphic" style:parent-style-name="Default_5f_1_5f_1_5f_1_5f_1_5f_2_5f_1_5f_1_5f_1_5f_1_5f_1_5f_1_5f_1_5f_1_5f_1_5f_1_5f_1_5f_1_5f_1_5f_1">
      <style:graphic-properties draw:textarea-horizontal-align="justify" draw:textarea-vertical-align="middle" draw:auto-grow-height="false" fo:min-height="1.008cm" fo:min-width="0.847cm"/>
    </style:style>
    <style:style style:name="gr231" style:family="graphic" style:parent-style-name="Default_5f_3_5f_1_5f_1_5f_1_5f_1_5f_1_5f_1_5f_1_5f_1_5f_1_5f_1_5f_1_5f_1_5f_1_5f_1_5f_1_5f_1_5f_1_5f_1_5f_1">
      <style:graphic-properties draw:stroke="none" svg:stroke-color="#000000" draw:fill="none" draw:fill-color="#ffffff" fo:min-height="0.131cm"/>
    </style:style>
    <style:style style:name="gr232" style:family="graphic" style:parent-style-name="Default_5f_9_5f_1_5f_1_5f_1_5f_1_5f_1_5f_1_5f_1_5f_1_5f_1_5f_1">
      <style:graphic-properties draw:textarea-horizontal-align="justify" draw:textarea-vertical-align="middle" draw:auto-grow-height="false" fo:min-height="1.008cm" fo:min-width="0.847cm"/>
    </style:style>
    <style:style style:name="gr233" style:family="graphic" style:parent-style-name="Default_5f_12_5f_1_5f_1_5f_1_5f_1_5f_1_5f_1">
      <style:graphic-properties draw:stroke="none" svg:stroke-color="#000000" draw:fill="none" draw:fill-color="#ffffff" fo:min-height="4.195cm"/>
    </style:style>
    <style:style style:name="gr234" style:family="graphic" style:parent-style-name="Default_5f_3_5f_1_5f_1_5f_1_5f_1_5f_1_5f_1_5f_1_5f_1_5f_2_5f_1_5f_1_5f_1_5f_1_5f_1_5f_1">
      <style:graphic-properties svg:stroke-color="#000000" draw:fill-color="#bee3d3" draw:textarea-horizontal-align="justify" draw:textarea-vertical-align="middle" draw:auto-grow-height="false" fo:min-height="0.639cm" fo:min-width="0.389cm"/>
    </style:style>
    <style:style style:name="gr235" style:family="graphic" style:parent-style-name="Default_5f_3_5f_1_5f_1_5f_1_5f_1_5f_1_5f_1_5f_1_5f_1_5f_2_5f_1_5f_1_5f_1_5f_1_5f_1_5f_1">
      <style:graphic-properties draw:textarea-horizontal-align="justify" draw:textarea-vertical-align="middle" draw:auto-grow-height="false" fo:min-height="0.639cm" fo:min-width="0.389cm"/>
    </style:style>
    <style:style style:name="gr236" style:family="graphic" style:parent-style-name="Default_5f_1_5f_1_5f_1_5f_1_5f_3_5f_1_5f_1_5f_1_5f_1_5f_1_5f_1_5f_1_5f_1_5f_1_5f_1">
      <style:graphic-properties draw:fill-color="#fff200" draw:textarea-horizontal-align="justify" draw:textarea-vertical-align="middle" draw:auto-grow-height="false" fo:min-height="0.379cm" fo:min-width="0.129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685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200"/>
      <style:paragraph-properties fo:text-align="center"/>
    </style:style>
    <style:style style:name="P8" style:family="paragraph">
      <style:paragraph-properties fo:text-align="center"/>
      <style:text-properties fo:font-size="24pt" style:font-size-asian="24pt" style:font-size-complex="24pt"/>
    </style:style>
    <style:style style:name="P9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10" style:family="paragraph">
      <loext:graphic-properties draw:fill-color="#bee3d3"/>
      <style:paragraph-properties fo:text-align="center"/>
    </style:style>
    <style:style style:name="P11" style:family="paragraph">
      <loext:graphic-properties draw:fill-color="#fcd4d1"/>
      <style:paragraph-properties fo:text-align="center"/>
    </style:style>
    <style:style style:name="P12" style:family="paragraph">
      <style:text-properties fo:font-size="12pt" style:font-size-asian="12pt" style:font-size-complex="12pt"/>
    </style:style>
    <style:style style:name="P13" style:family="paragraph">
      <loext:graphic-properties draw:fill="none" draw:fill-color="#ffffff"/>
      <style:text-properties fo:font-size="12pt" style:font-size-asian="12pt" style:font-size-complex="12pt"/>
    </style:style>
    <style:style style:name="P14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842cm" svg:height="1.947cm" svg:x="5.572cm" svg:y="1.762cm">
          <text:p text:style-name="P1">Contact </text:p>
          <text:p text:style-name="P1">Predecessor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5.842cm" svg:height="3.048cm" svg:x="5.572cm" svg:y="4.683cm">
          <text:p text:style-name="P1">NACK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3" draw:id="id3" draw:layer="layout" svg:width="5.842cm" svg:height="2.761cm" svg:x="5.572cm" svg:y="9.89cm">
          <text:p text:style-name="P1">Empty List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8.493cm" svg:y1="3.709cm" svg:x2="8.493cm" svg:y2="4.683cm" draw:start-shape="id1" draw:start-glue-point="2" draw:end-shape="id2" draw:end-glue-point="4" svg:d="M8493 3709v974" svg:viewBox="0 0 1 975">
          <text:p/>
        </draw:connector>
        <draw:connector draw:style-name="gr5" draw:text-style-name="P1" draw:layer="layout" svg:x1="8.493cm" svg:y1="7.731cm" svg:x2="8.493cm" svg:y2="9.89cm" draw:start-shape="id2" draw:start-glue-point="6" draw:end-shape="id3" draw:end-glue-point="4" svg:d="M8493 7731v2159" svg:viewBox="0 0 1 2160">
          <text:p text:style-name="P1">No</text:p>
        </draw:connector>
        <draw:custom-shape draw:style-name="gr6" draw:text-style-name="P1" xml:id="id4" draw:id="id4" draw:layer="layout" svg:width="3.81cm" svg:height="1.524cm" svg:x="14.589cm" svg:y="5.445cm">
          <text:p text:style-name="P1">Terminate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1.414cm" svg:y1="6.207cm" svg:x2="14.589cm" svg:y2="6.207cm" draw:start-shape="id2" draw:start-glue-point="7" draw:end-shape="id4" draw:end-glue-point="3" svg:d="M11414 6207h3175" svg:viewBox="0 0 3176 1">
          <text:p text:style-name="P1">Yes</text:p>
        </draw:connector>
        <draw:custom-shape draw:style-name="gr7" draw:text-style-name="P1" xml:id="id5" draw:id="id5" draw:layer="layout" svg:width="5.588cm" svg:height="2.159cm" svg:x="5.699cm" svg:y="14.97cm">
          <text:p text:style-name="P1">Remove Random </text:p>
          <text:p text:style-name="P1">House From List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8.493cm" svg:y1="12.651cm" svg:x2="8.493cm" svg:y2="14.97cm" draw:start-shape="id3" draw:start-glue-point="6" draw:end-shape="id5" draw:end-glue-point="0" svg:d="M8493 12651v2319" svg:viewBox="0 0 1 2320">
          <text:p text:style-name="P1">No</text:p>
        </draw:connector>
        <draw:custom-shape draw:style-name="gr8" draw:text-style-name="P1" xml:id="id6" draw:id="id6" draw:layer="layout" svg:width="4.064cm" svg:height="1.778cm" svg:x="14.716cm" svg:y="10.398cm">
          <text:p text:style-name="P1">Network IN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1.414cm" svg:y1="11.271cm" svg:x2="14.716cm" svg:y2="11.287cm" draw:start-shape="id3" draw:start-glue-point="7" draw:end-shape="id6" draw:end-glue-point="3" svg:d="M11414 11271h1652v16h1650" svg:viewBox="0 0 3303 17">
          <text:p text:style-name="P1">Yes</text:p>
        </draw:connector>
        <draw:custom-shape draw:style-name="gr9" draw:text-style-name="P1" xml:id="id7" draw:id="id7" draw:layer="layout" svg:width="5.588cm" svg:height="2.032cm" svg:x="5.699cm" svg:y="18.272cm">
          <text:p text:style-name="P1">Contact House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8.493cm" svg:y1="17.129cm" svg:x2="8.493cm" svg:y2="18.272cm" draw:start-shape="id5" draw:start-glue-point="2" draw:end-shape="id7" draw:end-glue-point="0" svg:d="M8493 17129v1143" svg:viewBox="0 0 1 1144">
          <text:p/>
        </draw:connector>
        <draw:custom-shape draw:style-name="gr10" draw:text-style-name="P1" xml:id="id8" draw:id="id8" draw:layer="layout" svg:width="6.096cm" svg:height="2.731cm" svg:x="5.445cm" svg:y="21.256cm">
          <text:p text:style-name="P1">Unreachable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1" draw:layer="layout" svg:x1="8.493cm" svg:y1="21.256cm" svg:x2="8.493cm" svg:y2="20.304cm" draw:start-shape="id8" draw:start-glue-point="4" draw:end-shape="id7" draw:end-glue-point="2" svg:d="M8493 21256v-952" svg:viewBox="0 0 1 953">
          <text:p/>
        </draw:connector>
        <draw:connector draw:style-name="gr5" draw:text-style-name="P2" draw:layer="layout" svg:x1="11.541cm" svg:y1="26.813cm" svg:x2="16.748cm" svg:y2="12.176cm" draw:start-shape="id9" draw:start-glue-point="7" draw:end-shape="id6" draw:end-glue-point="2" svg:d="M11541 26813h5207v-14637" svg:viewBox="0 0 5208 14638">
          <text:p text:style-name="P2">No</text:p>
        </draw:connector>
        <draw:connector draw:style-name="gr5" draw:text-style-name="P3" draw:layer="layout" draw:line-skew="-2.928cm" svg:x1="5.445cm" svg:y1="26.813cm" svg:x2="5.572cm" svg:y2="11.271cm" draw:start-shape="id9" draw:start-glue-point="5" draw:end-shape="id3" draw:end-glue-point="5" svg:d="M5445 26813h-3429v-15542h3556" svg:viewBox="0 0 3557 15543">
          <text:p text:style-name="P3">Yes</text:p>
        </draw:connector>
        <draw:custom-shape draw:style-name="gr10" draw:text-style-name="P1" xml:id="id9" draw:id="id9" draw:layer="layout" svg:width="6.096cm" svg:height="2.731cm" svg:x="5.445cm" svg:y="25.447cm">
          <text:p text:style-name="P1">NACK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8.493cm" svg:y1="23.987cm" svg:x2="8.493cm" svg:y2="25.447cm" draw:start-shape="id8" draw:start-glue-point="6" draw:end-shape="id9" draw:end-glue-point="4" svg:d="M8493 23987v1460" svg:viewBox="0 0 1 1461">
          <text:p text:style-name="P1">No</text:p>
        </draw:connector>
        <draw:connector draw:style-name="gr5" draw:text-style-name="P1" draw:layer="layout" draw:line-skew="-0.896cm" svg:x1="5.445cm" svg:y1="22.622cm" svg:x2="5.699cm" svg:y2="19.288cm" draw:start-shape="id8" draw:start-glue-point="5" draw:end-shape="id7" draw:end-glue-point="3" svg:d="M5445 22622h-1397v-3334h1651" svg:viewBox="0 0 1652 3335">
          <text:p text:style-name="P1">Yes</text:p>
        </draw:connector>
      </draw:page>
      <draw:page draw:name="page2" draw:style-name="dp1" draw:master-page-name="Default">
        <draw:custom-shape draw:style-name="gr1" draw:text-style-name="P1" xml:id="id10" draw:id="id10" draw:layer="layout" svg:width="5.842cm" svg:height="1.947cm" svg:x="4.937cm" svg:y="2.524cm">
          <text:p text:style-name="P1">Contact</text:p>
          <text:p text:style-name="P1">Neighbour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7.858cm" svg:y1="4.471cm" svg:x2="7.858cm" svg:y2="5.445cm" draw:start-shape="id10" draw:start-glue-point="2" svg:d="M7858 4471v974" svg:viewBox="0 0 1 975">
          <text:p/>
        </draw:connector>
        <draw:custom-shape draw:style-name="gr1" draw:text-style-name="P1" draw:layer="layout" svg:width="5.842cm" svg:height="1.947cm" svg:x="4.937cm" svg:y="5.445cm">
          <text:p text:style-name="P1">Wait ACKs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7.858cm" svg:y1="7.35cm" svg:x2="7.858cm" svg:y2="8.324cm" svg:d="M7858 7350v974" svg:viewBox="0 0 1 975">
          <text:p/>
        </draw:connector>
        <draw:custom-shape draw:style-name="gr1" draw:text-style-name="P1" draw:layer="layout" svg:width="5.842cm" svg:height="1.947cm" svg:x="4.937cm" svg:y="8.239cm">
          <text:p text:style-name="P1">Stop Simulator</text:p>
          <text:p text:style-name="P1">Wait for PendMsg</text:p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5.842cm" svg:height="1.947cm" svg:x="4.937cm" svg:y="11.16cm">
          <text:p text:style-name="P1">Wait for </text:p>
          <text:p text:style-name="P1">BoostToken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7.858cm" svg:y1="10.186cm" svg:x2="7.858cm" svg:y2="11.16cm" draw:end-shape="id11" draw:end-glue-point="0" svg:d="M7858 10186v974" svg:viewBox="0 0 1 975">
          <text:p/>
        </draw:connector>
        <draw:custom-shape draw:style-name="gr1" draw:text-style-name="P1" xml:id="id12" draw:id="id12" draw:layer="layout" svg:width="5.842cm" svg:height="1.947cm" svg:x="4.937cm" svg:y="13.954cm">
          <text:p text:style-name="P1">Wait for </text:p>
          <text:p text:style-name="P1">MeanToken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7.858cm" svg:y1="13.107cm" svg:x2="7.858cm" svg:y2="13.954cm" draw:start-shape="id11" draw:start-glue-point="2" draw:end-shape="id12" draw:end-glue-point="0" svg:d="M7858 13107v847" svg:viewBox="0 0 1 848">
          <text:p/>
        </draw:connector>
        <draw:custom-shape draw:style-name="gr1" draw:text-style-name="P1" xml:id="id13" draw:id="id13" draw:layer="layout" svg:width="5.842cm" svg:height="1.947cm" svg:x="4.937cm" svg:y="16.96cm">
          <text:p text:style-name="P1">Contact </text:p>
          <text:p text:style-name="P1">Neighbour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7.858cm" svg:y1="15.901cm" svg:x2="7.858cm" svg:y2="16.96cm" draw:start-shape="id12" draw:start-glue-point="2" draw:end-shape="id13" draw:end-glue-point="0" svg:d="M7858 15901v1059" svg:viewBox="0 0 1 1060">
          <text:p/>
        </draw:connector>
        <draw:custom-shape draw:style-name="gr1" draw:text-style-name="P1" xml:id="id14" draw:id="id14" draw:layer="layout" svg:width="5.842cm" svg:height="1.947cm" svg:x="4.937cm" svg:y="11.16cm">
          <text:p text:style-name="P1">Wait for </text:p>
          <text:p text:style-name="P1">BoostToken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7.858cm" svg:y1="10.186cm" svg:x2="7.858cm" svg:y2="11.16cm" draw:end-shape="id14" draw:end-glue-point="0" svg:d="M7858 10186v974" svg:viewBox="0 0 1 975">
          <text:p/>
        </draw:connector>
        <draw:custom-shape draw:style-name="gr1" draw:text-style-name="P1" xml:id="id15" draw:id="id15" draw:layer="layout" svg:width="5.842cm" svg:height="1.947cm" svg:x="4.937cm" svg:y="20.05cm">
          <text:p text:style-name="P1">Terminate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7.858cm" svg:y1="18.907cm" svg:x2="7.858cm" svg:y2="20.05cm" draw:start-shape="id13" draw:start-glue-point="2" draw:end-shape="id15" draw:end-glue-point="0" svg:d="M7858 18907v1143" svg:viewBox="0 0 1 1144">
          <text:p/>
        </draw:connector>
      </draw:page>
      <draw:page draw:name="page3" draw:style-name="dp1" draw:master-page-name="Default">
        <draw:line draw:style-name="gr12" draw:text-style-name="P4" draw:layer="layout" svg:x1="-0.905cm" svg:y1="10.017cm" svg:x2="23.352cm" svg:y2="10.017cm">
          <text:p/>
        </draw:line>
        <draw:custom-shape draw:style-name="gr13" draw:text-style-name="P5" draw:layer="layout" svg:width="3.937cm" svg:height="2.54cm" svg:x="2.27cm" svg:y="3.413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905cm" svg:height="1.778cm" svg:x="12.303cm" svg:y="5.699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4" draw:layer="layout" svg:x1="12.557cm" svg:y1="5.953cm" svg:x2="6.207cm" svg:y2="4.048cm">
          <text:p text:style-name="P1"/>
        </draw:line>
        <draw:frame draw:style-name="gr16" draw:text-style-name="P6" draw:layer="layout" svg:width="6.098cm" svg:height="1.445cm" draw:transform="rotate (-0.285884931476671) translate (6.834cm 3.286cm)">
          <draw:text-box>
            <text:p>1) Contatto il server</text:p>
          </draw:text-box>
        </draw:frame>
        <draw:line draw:style-name="gr15" draw:text-style-name="P4" draw:layer="layout" svg:x1="6.207cm" svg:y1="5.318cm" svg:x2="12.557cm" svg:y2="7.223cm">
          <text:p text:style-name="P1">2) Lista case</text:p>
          <text:p text:style-name="P1"/>
        </draw:line>
        <draw:line draw:style-name="gr15" draw:text-style-name="P4" draw:layer="layout" svg:x1="13.319cm" svg:y1="7.477cm" svg:x2="4.556cm" svg:y2="13.7cm">
          <text:p/>
        </draw:line>
        <draw:frame draw:style-name="gr17" draw:text-style-name="P6" draw:layer="layout" svg:width="5.334cm" svg:height="2.423cm" svg:x="8.62cm" svg:y="10.515cm">
          <draw:text-box>
            <text:p>3) Sono dentro la rete perchè la lista è vuota</text:p>
          </draw:text-box>
        </draw:frame>
        <draw:frame draw:style-name="gr18" draw:text-style-name="P6" draw:layer="layout" svg:width="6.985cm" svg:height="4.43cm" svg:x="1.635cm" svg:y="15.963cm">
          <draw:text-box>
            <text:p>4) Visto che sono il primo, genero I token per il boost e quello per il consumo di condominio e mi considero il coordinatore</text:p>
          </draw:text-box>
        </draw:frame>
        <draw:custom-shape draw:style-name="gr19" draw:text-style-name="P1" draw:layer="layout" svg:width="3.683cm" svg:height="3.556cm" svg:x="1.889cm" svg:y="12.304cm">
          <text:p text:style-name="P1">A</text:p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20" draw:text-style-name="P7" draw:layer="layout" svg:width="0.889cm" svg:height="0.889cm" svg:x="1.889cm" svg:y="13.06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21" draw:text-style-name="P9" draw:layer="layout" svg:width="19cm" svg:height="1.651cm" svg:x="1cm" svg:y="1.255cm">
          <draw:text-box>
            <text:p text:style-name="P8"><text:span text:style-name="T1">S</text:span><text:span text:style-name="T1">et-</text:span><text:span text:style-name="T1">up </text:span><text:span text:style-name="T1">de</text:span><text:span text:style-name="T1">lla </text:span><text:span text:style-name="T1">ret</text:span><text:span text:style-name="T1">e</text:span></text:p>
          </draw:text-box>
        </draw:frame>
      </draw:page>
      <draw:page draw:name="page4" draw:style-name="dp1" draw:master-page-name="Default">
        <draw:line draw:style-name="gr22" draw:text-style-name="P4" draw:layer="layout" svg:x1="-0.905cm" svg:y1="10.017cm" svg:x2="23.352cm" svg:y2="10.017cm">
          <text:p/>
        </draw:line>
        <draw:custom-shape draw:style-name="gr23" draw:text-style-name="P5" draw:layer="layout" svg:width="3.937cm" svg:height="2.54cm" svg:x="2.27cm" svg:y="3.413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905cm" svg:height="1.778cm" svg:x="12.303cm" svg:y="5.699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4" draw:layer="layout" svg:x1="12.557cm" svg:y1="5.953cm" svg:x2="6.207cm" svg:y2="4.048cm">
          <text:p/>
        </draw:line>
        <draw:frame draw:style-name="gr26" draw:text-style-name="P6" draw:layer="layout" svg:width="6.098cm" svg:height="1.445cm" draw:transform="rotate (-0.285884931476671) translate (6.834cm 3.286cm)">
          <draw:text-box>
            <text:p>1) Contatto il server</text:p>
          </draw:text-box>
        </draw:frame>
        <draw:line draw:style-name="gr25" draw:text-style-name="P4" draw:layer="layout" svg:x1="6.207cm" svg:y1="5.318cm" svg:x2="12.557cm" svg:y2="7.223cm">
          <text:p text:style-name="P1">2) Lista case</text:p>
          <text:p text:style-name="P1"/>
        </draw:line>
        <draw:line draw:style-name="gr25" draw:text-style-name="P4" draw:layer="layout" svg:x1="13.319cm" svg:y1="7.477cm" svg:x2="4.556cm" svg:y2="13.7cm">
          <text:p/>
        </draw:line>
        <draw:frame draw:style-name="gr27" draw:text-style-name="P6" draw:layer="layout" svg:width="5.334cm" svg:height="0.899cm" svg:x="5.318cm" svg:y="9.499cm">
          <draw:text-box>
            <text:p>3) Contatto A</text:p>
          </draw:text-box>
        </draw:frame>
        <draw:frame draw:style-name="gr28" draw:text-style-name="P6" draw:layer="layout" svg:width="6.985cm" svg:height="2.042cm" svg:x="1.127cm" svg:y="15.986cm">
          <draw:text-box>
            <text:p>4) Visto che sono da solo nella rete rispondo subito</text:p>
          </draw:text-box>
        </draw:frame>
        <draw:custom-shape draw:style-name="gr19" draw:text-style-name="P1" draw:layer="layout" svg:width="3.683cm" svg:height="3.556cm" svg:x="1.889cm" svg:y="12.303cm">
          <text:p text:style-name="P1">A</text:p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20" draw:text-style-name="P7" draw:layer="layout" svg:width="0.889cm" svg:height="0.889cm" svg:x="1.889cm" svg:y="13.06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29" draw:text-style-name="P4" draw:layer="layout" svg:x1="5.064cm" svg:y1="14.589cm" svg:x2="10.525cm" svg:y2="14.589cm">
          <text:p/>
        </draw:line>
        <draw:custom-shape draw:style-name="gr24" draw:text-style-name="P1" draw:layer="layout" svg:width="1.905cm" svg:height="1.778cm" svg:x="10.525cm" svg:y="13.7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6" draw:layer="layout" svg:width="6.604cm" svg:height="4.43cm" svg:x="11.16cm" svg:y="15.859cm">
          <draw:text-box>
            <text:p>5) Sono dentro la rete, il mio successore e predecessore sono entrambi A, prima di inviare medie aspetto la sincronizzazione</text:p>
          </draw:text-box>
        </draw:frame>
        <draw:frame draw:style-name="gr21" draw:text-style-name="P9" draw:layer="layout" svg:width="19cm" svg:height="1.651cm" svg:x="1cm" svg:y="1.256cm">
          <draw:text-box>
            <text:p text:style-name="P8"><text:span text:style-name="T1">S</text:span><text:span text:style-name="T1">et-</text:span><text:span text:style-name="T1">up </text:span><text:span text:style-name="T1">de</text:span><text:span text:style-name="T1">lla </text:span><text:span text:style-name="T1">ret</text:span><text:span text:style-name="T1">e</text:span></text:p>
          </draw:text-box>
        </draw:frame>
      </draw:page>
      <draw:page draw:name="page5" draw:style-name="dp1" draw:master-page-name="Default">
        <draw:line draw:style-name="gr31" draw:text-style-name="P4" draw:layer="layout" svg:x1="-0.905cm" svg:y1="10.017cm" svg:x2="23.352cm" svg:y2="10.017cm">
          <text:p/>
        </draw:line>
        <draw:custom-shape draw:style-name="gr32" draw:text-style-name="P5" draw:layer="layout" svg:width="3.937cm" svg:height="2.54cm" svg:x="2.27cm" svg:y="3.413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3.683cm" svg:height="3.556cm" svg:x="1.889cm" svg:y="12.303cm">
          <text:p text:style-name="P1">A</text:p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34" draw:text-style-name="P7" draw:layer="layout" svg:width="0.889cm" svg:height="0.889cm" svg:x="1.889cm" svg:y="13.06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5" draw:text-style-name="P1" draw:layer="layout" svg:width="1.905cm" svg:height="1.778cm" svg:x="10.525cm" svg:y="13.7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layer="layout" svg:width="0.889cm" svg:height="0.889cm" svg:x="3.286cm" svg:y="17.51cm">
          <text:p text:style-name="P1">F</text:p>
          <draw:enhanced-geometry svg:viewBox="0 0 21600 21600" draw:type="rectangle" draw:enhanced-path="M 0 0 L 21600 0 21600 21600 0 21600 0 0 Z N"/>
        </draw:custom-shape>
        <draw:line draw:style-name="gr15" draw:text-style-name="P4" draw:layer="layout" svg:x1="5.064cm" svg:y1="12.811cm" svg:x2="11.414cm" svg:y2="13.7cm">
          <text:p text:style-name="P1"/>
          <text:p text:style-name="P1"/>
          <text:p text:style-name="P1"/>
          <text:p text:style-name="P1"/>
        </draw:line>
        <draw:frame draw:style-name="gr37" draw:text-style-name="P6" draw:layer="layout" svg:width="9.398cm" svg:height="4.43cm" svg:x="9.509cm" svg:y="3.667cm">
          <draw:text-box>
            <text:p>1) Ogni nodo ha 2 code di messaggi che gestiscono le misurazioni,</text:p>
            <text:p>Una Coda Messaggi Confermati (CMC) e una Coda Messaggi Pendenti (CMP)</text:p>
            <text:p/>
          </draw:text-box>
        </draw:frame>
        <draw:custom-shape draw:style-name="gr38" draw:text-style-name="P10" draw:layer="layout" svg:width="0.889cm" svg:height="0.889cm" svg:x="3.286cm" svg:y="16.621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9" draw:text-style-name="P6" draw:layer="layout" svg:width="9.652cm" svg:height="4.43cm" svg:x="1cm" svg:y="7.985cm">
          <draw:text-box>
            <text:p>2) A genera la prima misurazione (1), mette una misurazione fake (perchè è il coordindatore) nella CMC </text:p>
            <text:p>e 1 nella CMP.</text:p>
            <text:p>Impacchetta 1 in un messaggio SYNCH e invia</text:p>
          </draw:text-box>
        </draw:frame>
        <draw:custom-shape draw:style-name="gr40" draw:text-style-name="P11" draw:layer="layout" svg:width="0.889cm" svg:height="0.889cm" svg:x="1.381cm" svg:y="16.621cm">
          <text:p text:style-name="P1">1</text:p>
          <draw:enhanced-geometry svg:viewBox="0 0 21600 21600" draw:type="rectangle" draw:enhanced-path="M 0 0 L 21600 0 21600 21600 0 21600 0 0 Z N"/>
        </draw:custom-shape>
        <draw:frame draw:style-name="gr41" draw:text-style-name="P13" draw:layer="layout" svg:width="1.524cm" svg:height="0.649cm" svg:x="1.127cm" svg:y="15.972cm">
          <draw:text-box>
            <text:p text:style-name="P12"><text:span text:style-name="T2">CMP</text:span></text:p>
          </draw:text-box>
        </draw:frame>
        <draw:frame draw:style-name="gr41" draw:text-style-name="P13" draw:layer="layout" svg:width="1.524cm" svg:height="0.649cm" svg:x="3.032cm" svg:y="15.986cm">
          <draw:text-box>
            <text:p text:style-name="P12"><text:span text:style-name="T2">CMC</text:span></text:p>
          </draw:text-box>
        </draw:frame>
        <draw:custom-shape draw:style-name="gr36" draw:text-style-name="P1" draw:layer="layout" svg:width="0.889cm" svg:height="0.889cm" svg:x="3.286cm" svg:y="17.511cm">
          <text:p text:style-name="P1">F</text:p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0.889cm" svg:height="0.889cm" svg:x="3.286cm" svg:y="16.622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13" draw:layer="layout" svg:width="1.524cm" svg:height="0.649cm" svg:x="3.032cm" svg:y="15.987cm">
          <draw:text-box>
            <text:p text:style-name="P12"><text:span text:style-name="T2">CMC</text:span></text:p>
          </draw:text-box>
        </draw:frame>
        <draw:frame draw:style-name="gr21" draw:text-style-name="P9" draw:layer="layout" svg:width="19cm" svg:height="1.651cm" svg:x="1cm" svg:y="1.256cm">
          <draw:text-box>
            <text:p text:style-name="P8"><text:span text:style-name="T1">S</text:span><text:span text:style-name="T1">et-</text:span><text:span text:style-name="T1">up </text:span><text:span text:style-name="T1">de</text:span><text:span text:style-name="T1">lla </text:span><text:span text:style-name="T1">ret</text:span><text:span text:style-name="T1">e</text:span></text:p>
          </draw:text-box>
        </draw:frame>
      </draw:page>
      <draw:page draw:name="page6" draw:style-name="dp1" draw:master-page-name="Default">
        <draw:line draw:style-name="gr42" draw:text-style-name="P4" draw:layer="layout" svg:x1="-0.905cm" svg:y1="10.017cm" svg:x2="23.352cm" svg:y2="10.017cm">
          <text:p/>
        </draw:line>
        <draw:custom-shape draw:style-name="gr43" draw:text-style-name="P5" draw:layer="layout" svg:width="3.937cm" svg:height="2.54cm" svg:x="2.27cm" svg:y="3.413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3.683cm" svg:height="3.556cm" svg:x="1.889cm" svg:y="12.303cm">
          <text:p text:style-name="P1">A</text:p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45" draw:text-style-name="P7" draw:layer="layout" svg:width="0.889cm" svg:height="0.889cm" svg:x="1.889cm" svg:y="13.06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6" draw:text-style-name="P1" draw:layer="layout" svg:width="1.905cm" svg:height="1.778cm" svg:x="10.525cm" svg:y="13.7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" draw:layer="layout" svg:width="0.889cm" svg:height="0.889cm" svg:x="3.286cm" svg:y="17.51cm">
          <text:p text:style-name="P1">F</text:p>
          <draw:enhanced-geometry svg:viewBox="0 0 21600 21600" draw:type="rectangle" draw:enhanced-path="M 0 0 L 21600 0 21600 21600 0 21600 0 0 Z N"/>
        </draw:custom-shape>
        <draw:custom-shape draw:style-name="gr48" draw:text-style-name="P10" draw:layer="layout" svg:width="0.889cm" svg:height="0.889cm" svg:x="3.286cm" svg:y="16.621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1" draw:layer="layout" svg:width="0.889cm" svg:height="0.889cm" svg:x="1.381cm" svg:y="16.621cm">
          <text:p text:style-name="P1">1</text:p>
          <draw:enhanced-geometry svg:viewBox="0 0 21600 21600" draw:type="rectangle" draw:enhanced-path="M 0 0 L 21600 0 21600 21600 0 21600 0 0 Z N"/>
        </draw:custom-shape>
        <draw:frame draw:style-name="gr50" draw:text-style-name="P13" draw:layer="layout" svg:width="1.524cm" svg:height="0.649cm" svg:x="1.127cm" svg:y="15.972cm">
          <draw:text-box>
            <text:p text:style-name="P12"><text:span text:style-name="T2">CMP</text:span></text:p>
          </draw:text-box>
        </draw:frame>
        <draw:frame draw:style-name="gr50" draw:text-style-name="P13" draw:layer="layout" svg:width="1.524cm" svg:height="0.649cm" svg:x="3.032cm" svg:y="15.986cm">
          <draw:text-box>
            <text:p text:style-name="P12"><text:span text:style-name="T2">CMC</text:span></text:p>
          </draw:text-box>
        </draw:frame>
        <draw:frame draw:style-name="gr51" draw:text-style-name="P6" draw:layer="layout" svg:width="6.681cm" svg:height="4.43cm" svg:x="13.115cm" svg:y="10.286cm">
          <draw:text-box>
            <text:p>1) B riceve il messaggio e dal momento che è SYNCH aggiunge una misurazione fake e la misurazione 1 nella CMC</text:p>
          </draw:text-box>
        </draw:frame>
        <draw:custom-shape draw:style-name="gr47" draw:text-style-name="P1" draw:layer="layout" svg:width="0.889cm" svg:height="0.889cm" svg:x="3.286cm" svg:y="17.511cm">
          <text:p text:style-name="P1">F</text:p>
          <draw:enhanced-geometry svg:viewBox="0 0 21600 21600" draw:type="rectangle" draw:enhanced-path="M 0 0 L 21600 0 21600 21600 0 21600 0 0 Z N"/>
        </draw:custom-shape>
        <draw:custom-shape draw:style-name="gr48" draw:text-style-name="P10" draw:layer="layout" svg:width="0.889cm" svg:height="0.889cm" svg:x="3.286cm" svg:y="16.622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13" draw:layer="layout" svg:width="1.524cm" svg:height="0.649cm" svg:x="3.032cm" svg:y="15.987cm">
          <draw:text-box>
            <text:p text:style-name="P12"><text:span text:style-name="T2">CMC</text:span></text:p>
          </draw:text-box>
        </draw:frame>
        <draw:custom-shape draw:style-name="gr47" draw:text-style-name="P1" draw:layer="layout" svg:width="0.889cm" svg:height="0.889cm" svg:x="11.287cm" svg:y="17.51cm">
          <text:p text:style-name="P1">F</text:p>
          <draw:enhanced-geometry svg:viewBox="0 0 21600 21600" draw:type="rectangle" draw:enhanced-path="M 0 0 L 21600 0 21600 21600 0 21600 0 0 Z N"/>
        </draw:custom-shape>
        <draw:custom-shape draw:style-name="gr48" draw:text-style-name="P10" draw:layer="layout" svg:width="0.889cm" svg:height="0.889cm" svg:x="11.287cm" svg:y="16.621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13" draw:layer="layout" svg:width="1.524cm" svg:height="0.649cm" svg:x="11.033cm" svg:y="15.986cm">
          <draw:text-box>
            <text:p text:style-name="P12"><text:span text:style-name="T2">CMC</text:span></text:p>
          </draw:text-box>
        </draw:frame>
        <draw:custom-shape draw:style-name="gr47" draw:text-style-name="P1" draw:layer="layout" svg:width="0.889cm" svg:height="0.889cm" svg:x="11.287cm" svg:y="17.511cm">
          <text:p text:style-name="P1">F</text:p>
          <draw:enhanced-geometry svg:viewBox="0 0 21600 21600" draw:type="rectangle" draw:enhanced-path="M 0 0 L 21600 0 21600 21600 0 21600 0 0 Z N"/>
        </draw:custom-shape>
        <draw:custom-shape draw:style-name="gr48" draw:text-style-name="P10" draw:layer="layout" svg:width="0.889cm" svg:height="0.889cm" svg:x="11.287cm" svg:y="16.622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13" draw:layer="layout" svg:width="1.524cm" svg:height="0.649cm" svg:x="11.033cm" svg:y="15.987cm">
          <draw:text-box>
            <text:p text:style-name="P12"><text:span text:style-name="T2">CMC</text:span></text:p>
          </draw:text-box>
        </draw:frame>
        <draw:custom-shape draw:style-name="gr47" draw:text-style-name="P1" draw:layer="layout" svg:width="0.889cm" svg:height="0.889cm" svg:x="11.287cm" svg:y="18.399cm">
          <text:p text:style-name="P1">1</text:p>
          <draw:enhanced-geometry svg:viewBox="0 0 21600 21600" draw:type="rectangle" draw:enhanced-path="M 0 0 L 21600 0 21600 21600 0 21600 0 0 Z N"/>
        </draw:custom-shape>
        <draw:line draw:style-name="gr29" draw:text-style-name="P4" draw:layer="layout" svg:x1="10.652cm" svg:y1="15.224cm" svg:x2="4.81cm" svg:y2="14.589cm">
          <text:p/>
        </draw:line>
        <draw:frame draw:style-name="gr30" draw:text-style-name="P6" draw:layer="layout" svg:width="4.445cm" svg:height="2.042cm" svg:x="5.699cm" svg:y="14.97cm">
          <draw:text-box>
            <text:p>2) Inoltro messaggio a SUCC</text:p>
          </draw:text-box>
        </draw:frame>
        <draw:frame draw:style-name="gr21" draw:text-style-name="P9" draw:layer="layout" svg:width="19cm" svg:height="1.651cm" svg:x="1cm" svg:y="1.256cm">
          <draw:text-box>
            <text:p text:style-name="P8"><text:span text:style-name="T1">S</text:span><text:span text:style-name="T1">et-</text:span><text:span text:style-name="T1">up </text:span><text:span text:style-name="T1">de</text:span><text:span text:style-name="T1">lla </text:span><text:span text:style-name="T1">ret</text:span><text:span text:style-name="T1">e</text:span></text:p>
          </draw:text-box>
        </draw:frame>
      </draw:page>
      <draw:page draw:name="page7" draw:style-name="dp1" draw:master-page-name="Default">
        <draw:line draw:style-name="gr52" draw:text-style-name="P4" draw:layer="layout" svg:x1="-0.905cm" svg:y1="10.017cm" svg:x2="23.352cm" svg:y2="10.017cm">
          <text:p/>
        </draw:line>
        <draw:custom-shape draw:style-name="gr53" draw:text-style-name="P5" draw:layer="layout" svg:width="3.937cm" svg:height="2.54cm" svg:x="2.27cm" svg:y="3.413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3.683cm" svg:height="3.556cm" svg:x="1.889cm" svg:y="12.303cm">
          <text:p text:style-name="P1">A</text:p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55" draw:text-style-name="P7" draw:layer="layout" svg:width="0.889cm" svg:height="0.889cm" svg:x="1.889cm" svg:y="13.06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6" draw:text-style-name="P1" draw:layer="layout" svg:width="1.905cm" svg:height="1.778cm" svg:x="10.525cm" svg:y="13.7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0" draw:layer="layout" svg:width="0.889cm" svg:height="0.889cm" svg:x="3.286cm" svg:y="16.621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8" draw:text-style-name="P13" draw:layer="layout" svg:width="1.524cm" svg:height="0.649cm" svg:x="1.127cm" svg:y="15.972cm">
          <draw:text-box>
            <text:p text:style-name="P12"><text:span text:style-name="T2">CMP</text:span></text:p>
          </draw:text-box>
        </draw:frame>
        <draw:frame draw:style-name="gr58" draw:text-style-name="P13" draw:layer="layout" svg:width="1.524cm" svg:height="0.649cm" svg:x="3.032cm" svg:y="15.986cm">
          <draw:text-box>
            <text:p text:style-name="P12"><text:span text:style-name="T2">CMC</text:span></text:p>
          </draw:text-box>
        </draw:frame>
        <draw:frame draw:style-name="gr59" draw:text-style-name="P6" draw:layer="layout" svg:width="8.967cm" svg:height="4.43cm" svg:x="0.923cm" svg:y="7.477cm">
          <draw:text-box>
            <text:p>A riceve il messaggio che aveva inviato, sposta la misurazione 1 da CMP a CMC, non lo inoltra più e calcola il consumo di condominio, andando a consumare F (caso speciale)</text:p>
          </draw:text-box>
        </draw:frame>
        <draw:custom-shape draw:style-name="gr57" draw:text-style-name="P10" draw:layer="layout" svg:width="0.889cm" svg:height="0.889cm" svg:x="3.286cm" svg:y="16.622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8" draw:text-style-name="P13" draw:layer="layout" svg:width="1.524cm" svg:height="0.649cm" svg:x="3.032cm" svg:y="15.987cm">
          <draw:text-box>
            <text:p text:style-name="P12"><text:span text:style-name="T2">CMC</text:span></text:p>
          </draw:text-box>
        </draw:frame>
        <draw:custom-shape draw:style-name="gr60" draw:text-style-name="P1" draw:layer="layout" svg:width="0.889cm" svg:height="0.889cm" svg:x="11.287cm" svg:y="17.51cm">
          <text:p text:style-name="P1">F</text:p>
          <draw:enhanced-geometry svg:viewBox="0 0 21600 21600" draw:type="rectangle" draw:enhanced-path="M 0 0 L 21600 0 21600 21600 0 21600 0 0 Z N"/>
        </draw:custom-shape>
        <draw:custom-shape draw:style-name="gr57" draw:text-style-name="P10" draw:layer="layout" svg:width="0.889cm" svg:height="0.889cm" svg:x="11.287cm" svg:y="16.621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8" draw:text-style-name="P13" draw:layer="layout" svg:width="1.524cm" svg:height="0.649cm" svg:x="11.033cm" svg:y="15.986cm">
          <draw:text-box>
            <text:p text:style-name="P12"><text:span text:style-name="T2">CMC</text:span></text:p>
          </draw:text-box>
        </draw:frame>
        <draw:custom-shape draw:style-name="gr60" draw:text-style-name="P1" draw:layer="layout" svg:width="0.889cm" svg:height="0.889cm" svg:x="11.287cm" svg:y="17.511cm">
          <text:p text:style-name="P1">F</text:p>
          <draw:enhanced-geometry svg:viewBox="0 0 21600 21600" draw:type="rectangle" draw:enhanced-path="M 0 0 L 21600 0 21600 21600 0 21600 0 0 Z N"/>
        </draw:custom-shape>
        <draw:custom-shape draw:style-name="gr57" draw:text-style-name="P10" draw:layer="layout" svg:width="0.889cm" svg:height="0.889cm" svg:x="11.287cm" svg:y="16.622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8" draw:text-style-name="P13" draw:layer="layout" svg:width="1.524cm" svg:height="0.649cm" svg:x="11.033cm" svg:y="15.987cm">
          <draw:text-box>
            <text:p text:style-name="P12"><text:span text:style-name="T2">CMC</text:span></text:p>
          </draw:text-box>
        </draw:frame>
        <draw:custom-shape draw:style-name="gr60" draw:text-style-name="P1" draw:layer="layout" svg:width="0.889cm" svg:height="0.889cm" svg:x="11.287cm" svg:y="18.399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60" draw:text-style-name="P1" draw:layer="layout" svg:width="0.889cm" svg:height="0.889cm" svg:x="3.286cm" svg:y="17.51cm">
          <text:p text:style-name="P1">1</text:p>
          <draw:enhanced-geometry svg:viewBox="0 0 21600 21600" draw:type="rectangle" draw:enhanced-path="M 0 0 L 21600 0 21600 21600 0 21600 0 0 Z N"/>
        </draw:custom-shape>
        <draw:frame draw:style-name="gr21" draw:text-style-name="P9" draw:layer="layout" svg:width="19cm" svg:height="1.651cm" svg:x="1cm" svg:y="1.256cm">
          <draw:text-box>
            <text:p text:style-name="P8"><text:span text:style-name="T1">S</text:span><text:span text:style-name="T1">et-</text:span><text:span text:style-name="T1">up </text:span><text:span text:style-name="T1">de</text:span><text:span text:style-name="T1">lla </text:span><text:span text:style-name="T1">ret</text:span><text:span text:style-name="T1">e</text:span></text:p>
          </draw:text-box>
        </draw:frame>
      </draw:page>
      <draw:page draw:name="page8" draw:style-name="dp1" draw:master-page-name="Default">
        <draw:line draw:style-name="gr61" draw:text-style-name="P4" draw:layer="layout" svg:x1="-0.905cm" svg:y1="10.017cm" svg:x2="23.352cm" svg:y2="10.017cm">
          <text:p/>
        </draw:line>
        <draw:custom-shape draw:style-name="gr62" draw:text-style-name="P5" draw:layer="layout" svg:width="3.937cm" svg:height="2.54cm" svg:x="2.27cm" svg:y="3.413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63" draw:text-style-name="P1" draw:layer="layout" svg:width="3.683cm" svg:height="3.556cm" svg:x="1.889cm" svg:y="12.303cm">
          <text:p text:style-name="P1">A</text:p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64" draw:text-style-name="P7" draw:layer="layout" svg:width="0.889cm" svg:height="0.889cm" svg:x="9.89cm" svg:y="12.4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5" draw:text-style-name="P1" draw:layer="layout" svg:width="1.905cm" svg:height="1.778cm" svg:x="10.525cm" svg:y="13.7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" draw:layer="layout" svg:width="0.889cm" svg:height="0.889cm" svg:x="3.286cm" svg:y="17.51cm">
          <text:p text:style-name="P1">F</text:p>
          <draw:enhanced-geometry svg:viewBox="0 0 21600 21600" draw:type="rectangle" draw:enhanced-path="M 0 0 L 21600 0 21600 21600 0 21600 0 0 Z N"/>
        </draw:custom-shape>
        <draw:custom-shape draw:style-name="gr67" draw:text-style-name="P10" draw:layer="layout" svg:width="0.889cm" svg:height="0.889cm" svg:x="3.286cm" svg:y="16.621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8" draw:text-style-name="P13" draw:layer="layout" svg:width="1.524cm" svg:height="0.649cm" svg:x="1.127cm" svg:y="15.972cm">
          <draw:text-box>
            <text:p text:style-name="P12"><text:span text:style-name="T2">CMP</text:span></text:p>
          </draw:text-box>
        </draw:frame>
        <draw:frame draw:style-name="gr68" draw:text-style-name="P13" draw:layer="layout" svg:width="1.524cm" svg:height="0.649cm" svg:x="3.032cm" svg:y="15.986cm">
          <draw:text-box>
            <text:p text:style-name="P12"><text:span text:style-name="T2">CMC</text:span></text:p>
          </draw:text-box>
        </draw:frame>
        <draw:frame draw:style-name="gr69" draw:text-style-name="P6" draw:layer="layout" svg:width="6.681cm" svg:height="4.43cm" svg:x="1.381cm" svg:y="7.858cm">
          <draw:text-box>
            <text:p>A ora che ha un suo messaggio nella CMC può inviare il token per consumo di condominio (smile) in piggyback a una misurazione</text:p>
          </draw:text-box>
        </draw:frame>
        <draw:custom-shape draw:style-name="gr66" draw:text-style-name="P1" draw:layer="layout" svg:width="0.889cm" svg:height="0.889cm" svg:x="3.286cm" svg:y="17.51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67" draw:text-style-name="P10" draw:layer="layout" svg:width="0.889cm" svg:height="0.889cm" svg:x="3.286cm" svg:y="16.622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8" draw:text-style-name="P13" draw:layer="layout" svg:width="1.524cm" svg:height="0.649cm" svg:x="3.032cm" svg:y="15.987cm">
          <draw:text-box>
            <text:p text:style-name="P12"><text:span text:style-name="T2">CMC</text:span></text:p>
          </draw:text-box>
        </draw:frame>
        <draw:custom-shape draw:style-name="gr66" draw:text-style-name="P1" draw:layer="layout" svg:width="0.889cm" svg:height="0.889cm" svg:x="11.287cm" svg:y="17.51cm">
          <text:p text:style-name="P1">F</text:p>
          <draw:enhanced-geometry svg:viewBox="0 0 21600 21600" draw:type="rectangle" draw:enhanced-path="M 0 0 L 21600 0 21600 21600 0 21600 0 0 Z N"/>
        </draw:custom-shape>
        <draw:custom-shape draw:style-name="gr67" draw:text-style-name="P10" draw:layer="layout" svg:width="0.889cm" svg:height="0.889cm" svg:x="11.287cm" svg:y="16.621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8" draw:text-style-name="P13" draw:layer="layout" svg:width="1.524cm" svg:height="0.649cm" svg:x="11.033cm" svg:y="15.986cm">
          <draw:text-box>
            <text:p text:style-name="P12"><text:span text:style-name="T2">CMC</text:span></text:p>
          </draw:text-box>
        </draw:frame>
        <draw:custom-shape draw:style-name="gr66" draw:text-style-name="P1" draw:layer="layout" svg:width="0.889cm" svg:height="0.889cm" svg:x="11.287cm" svg:y="17.511cm">
          <text:p text:style-name="P1">F</text:p>
          <draw:enhanced-geometry svg:viewBox="0 0 21600 21600" draw:type="rectangle" draw:enhanced-path="M 0 0 L 21600 0 21600 21600 0 21600 0 0 Z N"/>
        </draw:custom-shape>
        <draw:custom-shape draw:style-name="gr67" draw:text-style-name="P10" draw:layer="layout" svg:width="0.889cm" svg:height="0.889cm" svg:x="11.287cm" svg:y="16.622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8" draw:text-style-name="P13" draw:layer="layout" svg:width="1.524cm" svg:height="0.649cm" svg:x="11.033cm" svg:y="15.987cm">
          <draw:text-box>
            <text:p text:style-name="P12"><text:span text:style-name="T2">CMC</text:span></text:p>
          </draw:text-box>
        </draw:frame>
        <draw:custom-shape draw:style-name="gr66" draw:text-style-name="P1" draw:layer="layout" svg:width="0.889cm" svg:height="0.889cm" svg:x="11.287cm" svg:y="18.399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40" draw:text-style-name="P11" draw:layer="layout" svg:width="0.889cm" svg:height="0.889cm" svg:x="1.381cm" svg:y="16.621cm">
          <text:p text:style-name="P1">2</text:p>
          <draw:enhanced-geometry svg:viewBox="0 0 21600 21600" draw:type="rectangle" draw:enhanced-path="M 0 0 L 21600 0 21600 21600 0 21600 0 0 Z N"/>
        </draw:custom-shape>
        <draw:line draw:style-name="gr15" draw:text-style-name="P4" draw:layer="layout" svg:x1="5.064cm" svg:y1="12.855cm" svg:x2="11.414cm" svg:y2="13.744cm">
          <text:p text:style-name="P1"/>
          <text:p text:style-name="P1"/>
          <text:p text:style-name="P1"/>
          <text:p text:style-name="P1"/>
        </draw:line>
        <draw:frame draw:style-name="gr21" draw:text-style-name="P9" draw:layer="layout" svg:width="19cm" svg:height="1.651cm" svg:x="1cm" svg:y="1.256cm">
          <draw:text-box>
            <text:p text:style-name="P8"><text:span text:style-name="T1">S</text:span><text:span text:style-name="T1">et-</text:span><text:span text:style-name="T1">up </text:span><text:span text:style-name="T1">de</text:span><text:span text:style-name="T1">lla </text:span><text:span text:style-name="T1">ret</text:span><text:span text:style-name="T1">e</text:span></text:p>
          </draw:text-box>
        </draw:frame>
      </draw:page>
      <draw:page draw:name="page9" draw:style-name="dp1" draw:master-page-name="Default">
        <draw:line draw:style-name="gr70" draw:text-style-name="P4" draw:layer="layout" svg:x1="-0.905cm" svg:y1="10.017cm" svg:x2="23.352cm" svg:y2="10.017cm">
          <text:p/>
        </draw:line>
        <draw:custom-shape draw:style-name="gr71" draw:text-style-name="P5" draw:layer="layout" svg:width="3.937cm" svg:height="2.54cm" svg:x="2.27cm" svg:y="3.413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72" draw:text-style-name="P1" draw:layer="layout" svg:width="3.683cm" svg:height="3.556cm" svg:x="1.889cm" svg:y="12.303cm">
          <text:p text:style-name="P1">A</text:p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73" draw:text-style-name="P1" draw:layer="layout" svg:width="1.905cm" svg:height="1.778cm" svg:x="10.525cm" svg:y="13.7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" draw:layer="layout" svg:width="0.889cm" svg:height="0.889cm" svg:x="3.286cm" svg:y="17.51cm">
          <text:p text:style-name="P1">F</text:p>
          <draw:enhanced-geometry svg:viewBox="0 0 21600 21600" draw:type="rectangle" draw:enhanced-path="M 0 0 L 21600 0 21600 21600 0 21600 0 0 Z N"/>
        </draw:custom-shape>
        <draw:custom-shape draw:style-name="gr75" draw:text-style-name="P10" draw:layer="layout" svg:width="0.889cm" svg:height="0.889cm" svg:x="3.286cm" svg:y="16.621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6" draw:text-style-name="P13" draw:layer="layout" svg:width="1.524cm" svg:height="0.649cm" svg:x="1.127cm" svg:y="15.972cm">
          <draw:text-box>
            <text:p text:style-name="P12"><text:span text:style-name="T2">CMP</text:span></text:p>
          </draw:text-box>
        </draw:frame>
        <draw:frame draw:style-name="gr76" draw:text-style-name="P13" draw:layer="layout" svg:width="1.524cm" svg:height="0.649cm" svg:x="3.032cm" svg:y="15.986cm">
          <draw:text-box>
            <text:p text:style-name="P12"><text:span text:style-name="T2">CMC</text:span></text:p>
          </draw:text-box>
        </draw:frame>
        <draw:frame draw:style-name="gr77" draw:text-style-name="P6" draw:layer="layout" svg:width="6.681cm" svg:height="5.624cm" svg:x="12.938cm" svg:y="10.375cm">
          <draw:text-box>
            <text:p><text:span text:style-name="T3">B </text:span><text:span text:style-name="T3">rice</text:span><text:span text:style-name="T3">ven</text:span><text:span text:style-name="T3">do </text:span><text:span text:style-name="T3">il </text:span>token per consumo di condominio lo calcola, andando a consumare F.</text:p>
            <text:p>Ora che ha ricevuto il token può inviare una media con messaggio SYNCH</text:p>
          </draw:text-box>
        </draw:frame>
        <draw:custom-shape draw:style-name="gr74" draw:text-style-name="P1" draw:layer="layout" svg:width="0.889cm" svg:height="0.889cm" svg:x="3.286cm" svg:y="17.51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75" draw:text-style-name="P10" draw:layer="layout" svg:width="0.889cm" svg:height="0.889cm" svg:x="3.286cm" svg:y="16.622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6" draw:text-style-name="P13" draw:layer="layout" svg:width="1.524cm" svg:height="0.649cm" svg:x="3.032cm" svg:y="15.987cm">
          <draw:text-box>
            <text:p text:style-name="P12"><text:span text:style-name="T2">CMC</text:span></text:p>
          </draw:text-box>
        </draw:frame>
        <draw:custom-shape draw:style-name="gr78" draw:text-style-name="P11" draw:layer="layout" svg:width="0.889cm" svg:height="0.889cm" svg:x="1.381cm" svg:y="16.621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79" draw:text-style-name="P7" draw:layer="layout" svg:width="0.889cm" svg:height="0.889cm" svg:x="11.795cm" svg:y="13.3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74" draw:text-style-name="P1" draw:layer="layout" svg:width="0.889cm" svg:height="0.889cm" svg:x="12.049cm" svg:y="18.526cm">
          <text:p text:style-name="P1">2</text:p>
          <draw:enhanced-geometry svg:viewBox="0 0 21600 21600" draw:type="rectangle" draw:enhanced-path="M 0 0 L 21600 0 21600 21600 0 21600 0 0 Z N"/>
        </draw:custom-shape>
        <draw:line draw:style-name="gr29" draw:text-style-name="P4" draw:layer="layout" svg:x1="7.096cm" svg:y1="14.787cm" svg:x2="4.811cm" svg:y2="14.539cm">
          <text:p/>
        </draw:line>
        <draw:frame draw:style-name="gr76" draw:text-style-name="P13" draw:layer="layout" svg:width="1.524cm" svg:height="0.649cm" svg:x="1.127cm" svg:y="15.972cm">
          <draw:text-box>
            <text:p text:style-name="P12"><text:span text:style-name="T2">CMP</text:span></text:p>
          </draw:text-box>
        </draw:frame>
        <draw:custom-shape draw:style-name="gr78" draw:text-style-name="P11" draw:layer="layout" svg:width="0.889cm" svg:height="0.889cm" svg:x="1.381cm" svg:y="16.621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75" draw:text-style-name="P10" draw:layer="layout" svg:width="0.889cm" svg:height="0.889cm" svg:x="12.049cm" svg:y="16.748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6" draw:text-style-name="P13" draw:layer="layout" svg:width="1.524cm" svg:height="0.649cm" svg:x="9.89cm" svg:y="16.099cm">
          <draw:text-box>
            <text:p text:style-name="P12"><text:span text:style-name="T2">CMP</text:span></text:p>
          </draw:text-box>
        </draw:frame>
        <draw:frame draw:style-name="gr76" draw:text-style-name="P13" draw:layer="layout" svg:width="1.524cm" svg:height="0.649cm" svg:x="11.795cm" svg:y="16.113cm">
          <draw:text-box>
            <text:p text:style-name="P12"><text:span text:style-name="T2">CMC</text:span></text:p>
          </draw:text-box>
        </draw:frame>
        <draw:custom-shape draw:style-name="gr75" draw:text-style-name="P10" draw:layer="layout" svg:width="0.889cm" svg:height="0.889cm" svg:x="12.049cm" svg:y="16.749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6" draw:text-style-name="P13" draw:layer="layout" svg:width="1.524cm" svg:height="0.649cm" svg:x="11.795cm" svg:y="16.114cm">
          <draw:text-box>
            <text:p text:style-name="P12"><text:span text:style-name="T2">CMC</text:span></text:p>
          </draw:text-box>
        </draw:frame>
        <draw:custom-shape draw:style-name="gr74" draw:text-style-name="P1" draw:layer="layout" svg:width="0.889cm" svg:height="0.889cm" svg:x="12.049cm" svg:y="17.637cm">
          <text:p text:style-name="P1">1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8" draw:text-style-name="P11" draw:layer="layout" svg:width="0.889cm" svg:height="0.889cm" svg:x="10.144cm" svg:y="16.748cm">
          <text:p text:style-name="P1">2</text:p>
          <draw:enhanced-geometry svg:viewBox="0 0 21600 21600" draw:type="rectangle" draw:enhanced-path="M 0 0 L 21600 0 21600 21600 0 21600 0 0 Z N"/>
        </draw:custom-shape>
        <draw:frame draw:style-name="gr76" draw:text-style-name="P13" draw:layer="layout" svg:width="1.524cm" svg:height="0.649cm" svg:x="9.89cm" svg:y="16.099cm">
          <draw:text-box>
            <text:p text:style-name="P12"><text:span text:style-name="T2">CMP</text:span></text:p>
          </draw:text-box>
        </draw:frame>
        <draw:custom-shape draw:style-name="gr78" draw:text-style-name="P11" draw:layer="layout" svg:width="0.889cm" svg:height="0.889cm" svg:x="10.144cm" svg:y="16.748cm">
          <text:p text:style-name="P1">1</text:p>
          <draw:enhanced-geometry svg:viewBox="0 0 21600 21600" draw:type="rectangle" draw:enhanced-path="M 0 0 L 21600 0 21600 21600 0 21600 0 0 Z N"/>
        </draw:custom-shape>
        <draw:line draw:style-name="gr29" draw:text-style-name="P4" draw:layer="layout" svg:x1="10.654cm" svg:y1="15.125cm" svg:x2="8.06cm" svg:y2="14.843cm">
          <text:p/>
        </draw:line>
        <draw:frame draw:style-name="gr80" draw:text-style-name="P14" draw:layer="layout" svg:width="4.445cm" svg:height="7.415cm" svg:x="5.445cm" svg:y="15.478cm">
          <draw:text-box>
            <text:p text:style-name="P1">(una freccia indica l’inoltro della misurazione ricevuta,</text:p>
            <text:p text:style-name="P1">l’altra la misurazione di B in un messaggio SYNCH)</text:p>
          </draw:text-box>
        </draw:frame>
        <draw:frame draw:style-name="gr21" draw:text-style-name="P9" draw:layer="layout" svg:width="19cm" svg:height="1.651cm" svg:x="1cm" svg:y="1.256cm">
          <draw:text-box>
            <text:p text:style-name="P8"><text:span text:style-name="T1">S</text:span><text:span text:style-name="T1">et-</text:span><text:span text:style-name="T1">up </text:span><text:span text:style-name="T1">de</text:span><text:span text:style-name="T1">lla </text:span><text:span text:style-name="T1">ret</text:span><text:span text:style-name="T1">e</text:span></text:p>
          </draw:text-box>
        </draw:frame>
      </draw:page>
      <draw:page draw:name="page10" draw:style-name="dp1" draw:master-page-name="Default">
        <draw:line draw:style-name="gr81" draw:text-style-name="P4" draw:layer="layout" svg:x1="-0.905cm" svg:y1="10.017cm" svg:x2="23.352cm" svg:y2="10.017cm">
          <text:p/>
        </draw:line>
        <draw:custom-shape draw:style-name="gr82" draw:text-style-name="P5" draw:layer="layout" svg:width="3.937cm" svg:height="2.54cm" svg:x="2.27cm" svg:y="3.413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83" draw:text-style-name="P1" draw:layer="layout" svg:width="3.683cm" svg:height="3.556cm" svg:x="1.889cm" svg:y="12.303cm">
          <text:p text:style-name="P1">A</text:p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84" draw:text-style-name="P1" draw:layer="layout" svg:width="1.905cm" svg:height="1.778cm" svg:x="10.525cm" svg:y="13.7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0" draw:layer="layout" svg:width="0.889cm" svg:height="0.889cm" svg:x="3.286cm" svg:y="16.621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6" draw:text-style-name="P13" draw:layer="layout" svg:width="1.524cm" svg:height="0.649cm" svg:x="1.127cm" svg:y="15.972cm">
          <draw:text-box>
            <text:p text:style-name="P12"><text:span text:style-name="T2">CMP</text:span></text:p>
          </draw:text-box>
        </draw:frame>
        <draw:frame draw:style-name="gr86" draw:text-style-name="P13" draw:layer="layout" svg:width="1.524cm" svg:height="0.649cm" svg:x="3.032cm" svg:y="15.986cm">
          <draw:text-box>
            <text:p text:style-name="P12"><text:span text:style-name="T2">CMC</text:span></text:p>
          </draw:text-box>
        </draw:frame>
        <draw:frame draw:style-name="gr87" draw:text-style-name="P6" draw:layer="layout" svg:width="6.681cm" svg:height="2.639cm" svg:x="1.304cm" svg:y="7.858cm">
          <draw:text-box>
            <text:p>1) A riceve il suo messaggio indietro e conferma 2 (non lo inoltra)</text:p>
          </draw:text-box>
        </draw:frame>
        <draw:custom-shape draw:style-name="gr85" draw:text-style-name="P10" draw:layer="layout" svg:width="0.889cm" svg:height="0.889cm" svg:x="3.286cm" svg:y="16.622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6" draw:text-style-name="P13" draw:layer="layout" svg:width="1.524cm" svg:height="0.649cm" svg:x="3.032cm" svg:y="15.987cm">
          <draw:text-box>
            <text:p text:style-name="P12"><text:span text:style-name="T2">CMC</text:span></text:p>
          </draw:text-box>
        </draw:frame>
        <draw:custom-shape draw:style-name="gr88" draw:text-style-name="P1" draw:layer="layout" svg:width="0.889cm" svg:height="0.889cm" svg:x="3.286cm" svg:y="17.51cm">
          <text:p text:style-name="P1">1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9" draw:text-style-name="P7" draw:layer="layout" svg:width="0.889cm" svg:height="0.889cm" svg:x="11.795cm" svg:y="13.3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8" draw:text-style-name="P1" draw:layer="layout" svg:width="0.889cm" svg:height="0.889cm" svg:x="12.049cm" svg:y="18.526cm">
          <text:p text:style-name="P1">2</text:p>
          <draw:enhanced-geometry svg:viewBox="0 0 21600 21600" draw:type="rectangle" draw:enhanced-path="M 0 0 L 21600 0 21600 21600 0 21600 0 0 Z N"/>
        </draw:custom-shape>
        <draw:frame draw:style-name="gr86" draw:text-style-name="P13" draw:layer="layout" svg:width="1.524cm" svg:height="0.649cm" svg:x="1.127cm" svg:y="15.972cm">
          <draw:text-box>
            <text:p text:style-name="P12"><text:span text:style-name="T2">CMP</text:span></text:p>
          </draw:text-box>
        </draw:frame>
        <draw:custom-shape draw:style-name="gr85" draw:text-style-name="P10" draw:layer="layout" svg:width="0.889cm" svg:height="0.889cm" svg:x="12.049cm" svg:y="16.748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6" draw:text-style-name="P13" draw:layer="layout" svg:width="1.524cm" svg:height="0.649cm" svg:x="9.89cm" svg:y="16.099cm">
          <draw:text-box>
            <text:p text:style-name="P12"><text:span text:style-name="T2">CMP</text:span></text:p>
          </draw:text-box>
        </draw:frame>
        <draw:frame draw:style-name="gr86" draw:text-style-name="P13" draw:layer="layout" svg:width="1.524cm" svg:height="0.649cm" svg:x="11.795cm" svg:y="16.113cm">
          <draw:text-box>
            <text:p text:style-name="P12"><text:span text:style-name="T2">CMC</text:span></text:p>
          </draw:text-box>
        </draw:frame>
        <draw:custom-shape draw:style-name="gr85" draw:text-style-name="P10" draw:layer="layout" svg:width="0.889cm" svg:height="0.889cm" svg:x="12.049cm" svg:y="16.749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6" draw:text-style-name="P13" draw:layer="layout" svg:width="1.524cm" svg:height="0.649cm" svg:x="11.795cm" svg:y="16.114cm">
          <draw:text-box>
            <text:p text:style-name="P12"><text:span text:style-name="T2">CMC</text:span></text:p>
          </draw:text-box>
        </draw:frame>
        <draw:custom-shape draw:style-name="gr88" draw:text-style-name="P1" draw:layer="layout" svg:width="0.889cm" svg:height="0.889cm" svg:x="12.049cm" svg:y="17.637cm">
          <text:p text:style-name="P1">1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90" draw:text-style-name="P11" draw:layer="layout" svg:width="0.889cm" svg:height="0.889cm" svg:x="10.144cm" svg:y="16.748cm">
          <text:p text:style-name="P1">2</text:p>
          <draw:enhanced-geometry svg:viewBox="0 0 21600 21600" draw:type="rectangle" draw:enhanced-path="M 0 0 L 21600 0 21600 21600 0 21600 0 0 Z N"/>
        </draw:custom-shape>
        <draw:frame draw:style-name="gr86" draw:text-style-name="P13" draw:layer="layout" svg:width="1.524cm" svg:height="0.649cm" svg:x="9.89cm" svg:y="16.099cm">
          <draw:text-box>
            <text:p text:style-name="P12"><text:span text:style-name="T2">CMP</text:span></text:p>
          </draw:text-box>
        </draw:frame>
        <draw:custom-shape draw:style-name="gr90" draw:text-style-name="P11" draw:layer="layout" svg:width="0.889cm" svg:height="0.889cm" svg:x="10.144cm" svg:y="16.74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88" draw:text-style-name="P1" draw:layer="layout" svg:width="0.889cm" svg:height="0.889cm" svg:x="3.286cm" svg:y="18.399cm">
          <text:p text:style-name="P1">2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91" draw:text-style-name="P6" draw:layer="layout" svg:width="7.874cm" svg:height="3.833cm" svg:x="1.127cm" svg:y="20.177cm">
          <draw:text-box>
            <text:p>2) riceve il messaggio SYNCH di B, aggiunge la misurazione a CMC, rimuove il SYNCH e lo reinoltra come messaggio normale</text:p>
          </draw:text-box>
        </draw:frame>
        <draw:custom-shape draw:style-name="gr85" draw:text-style-name="P10" draw:layer="layout" svg:width="0.889cm" svg:height="0.889cm" svg:x="4.175cm" svg:y="16.621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10" draw:layer="layout" svg:width="0.889cm" svg:height="0.889cm" svg:x="4.175cm" svg:y="16.622cm">
          <text:p text:style-name="P1">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1" draw:layer="layout" svg:width="0.889cm" svg:height="0.889cm" svg:x="4.175cm" svg:y="17.51cm">
          <text:p text:style-name="P1">1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5" draw:text-style-name="P4" draw:layer="layout" svg:x1="5.064cm" svg:y1="12.899cm" svg:x2="11.414cm" svg:y2="13.788cm">
          <text:p text:style-name="P1"/>
          <text:p text:style-name="P1"/>
          <text:p text:style-name="P1"/>
          <text:p text:style-name="P1"/>
        </draw:line>
        <draw:frame draw:style-name="gr21" draw:text-style-name="P9" draw:layer="layout" svg:width="19cm" svg:height="1.651cm" svg:x="1cm" svg:y="1.256cm">
          <draw:text-box>
            <text:p text:style-name="P8"><text:span text:style-name="T1">S</text:span><text:span text:style-name="T1">et-</text:span><text:span text:style-name="T1">up </text:span><text:span text:style-name="T1">de</text:span><text:span text:style-name="T1">lla </text:span><text:span text:style-name="T1">ret</text:span><text:span text:style-name="T1">e</text:span></text:p>
          </draw:text-box>
        </draw:frame>
      </draw:page>
      <draw:page draw:name="page11" draw:style-name="dp1" draw:master-page-name="Default">
        <draw:line draw:style-name="gr92" draw:text-style-name="P4" draw:layer="layout" svg:x1="-0.905cm" svg:y1="10.017cm" svg:x2="23.352cm" svg:y2="10.017cm">
          <text:p/>
        </draw:line>
        <draw:custom-shape draw:style-name="gr93" draw:text-style-name="P5" draw:layer="layout" svg:width="3.937cm" svg:height="2.54cm" svg:x="2.27cm" svg:y="3.413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94" draw:text-style-name="P1" draw:layer="layout" svg:width="3.683cm" svg:height="3.556cm" svg:x="1.889cm" svg:y="12.303cm">
          <text:p text:style-name="P1">A</text:p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95" draw:text-style-name="P1" draw:layer="layout" svg:width="1.905cm" svg:height="1.778cm" svg:x="10.525cm" svg:y="13.7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10" draw:layer="layout" svg:width="0.889cm" svg:height="0.889cm" svg:x="3.286cm" svg:y="16.621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7" draw:text-style-name="P13" draw:layer="layout" svg:width="1.524cm" svg:height="0.649cm" svg:x="1.127cm" svg:y="15.972cm">
          <draw:text-box>
            <text:p text:style-name="P12"><text:span text:style-name="T2">CMP</text:span></text:p>
          </draw:text-box>
        </draw:frame>
        <draw:frame draw:style-name="gr97" draw:text-style-name="P13" draw:layer="layout" svg:width="1.524cm" svg:height="0.649cm" svg:x="3.032cm" svg:y="15.986cm">
          <draw:text-box>
            <text:p text:style-name="P12"><text:span text:style-name="T2">CMC</text:span></text:p>
          </draw:text-box>
        </draw:frame>
        <draw:frame draw:style-name="gr98" draw:text-style-name="P6" draw:layer="layout" svg:width="6.681cm" svg:height="3.236cm" svg:x="12.43cm" svg:y="10.271cm">
          <draw:text-box>
            <text:p>B riceve il suo messaggio indietro e conferma 1, ora può reinviare il token in piggyback</text:p>
          </draw:text-box>
        </draw:frame>
        <draw:custom-shape draw:style-name="gr96" draw:text-style-name="P10" draw:layer="layout" svg:width="0.889cm" svg:height="0.889cm" svg:x="3.286cm" svg:y="16.622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7" draw:text-style-name="P13" draw:layer="layout" svg:width="1.524cm" svg:height="0.649cm" svg:x="3.032cm" svg:y="15.987cm">
          <draw:text-box>
            <text:p text:style-name="P12"><text:span text:style-name="T2">CMC</text:span></text:p>
          </draw:text-box>
        </draw:frame>
        <draw:custom-shape draw:style-name="gr99" draw:text-style-name="P1" draw:layer="layout" svg:width="0.889cm" svg:height="0.889cm" svg:x="3.286cm" svg:y="17.51cm">
          <text:p text:style-name="P1">1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00" draw:text-style-name="P7" draw:layer="layout" svg:width="0.889cm" svg:height="0.889cm" svg:x="7.096cm" svg:y="14.9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9" draw:text-style-name="P1" draw:layer="layout" svg:width="0.889cm" svg:height="0.889cm" svg:x="12.049cm" svg:y="18.526cm">
          <text:p text:style-name="P1">2</text:p>
          <draw:enhanced-geometry svg:viewBox="0 0 21600 21600" draw:type="rectangle" draw:enhanced-path="M 0 0 L 21600 0 21600 21600 0 21600 0 0 Z N"/>
        </draw:custom-shape>
        <draw:frame draw:style-name="gr97" draw:text-style-name="P13" draw:layer="layout" svg:width="1.524cm" svg:height="0.649cm" svg:x="1.127cm" svg:y="15.972cm">
          <draw:text-box>
            <text:p text:style-name="P12"><text:span text:style-name="T2">CMP</text:span></text:p>
          </draw:text-box>
        </draw:frame>
        <draw:custom-shape draw:style-name="gr96" draw:text-style-name="P10" draw:layer="layout" svg:width="0.889cm" svg:height="0.889cm" svg:x="12.049cm" svg:y="16.748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7" draw:text-style-name="P13" draw:layer="layout" svg:width="1.524cm" svg:height="0.649cm" svg:x="9.89cm" svg:y="16.099cm">
          <draw:text-box>
            <text:p text:style-name="P12"><text:span text:style-name="T2">CMP</text:span></text:p>
          </draw:text-box>
        </draw:frame>
        <draw:frame draw:style-name="gr97" draw:text-style-name="P13" draw:layer="layout" svg:width="1.524cm" svg:height="0.649cm" svg:x="11.795cm" svg:y="16.113cm">
          <draw:text-box>
            <text:p text:style-name="P12"><text:span text:style-name="T2">CMC</text:span></text:p>
          </draw:text-box>
        </draw:frame>
        <draw:custom-shape draw:style-name="gr96" draw:text-style-name="P10" draw:layer="layout" svg:width="0.889cm" svg:height="0.889cm" svg:x="12.049cm" svg:y="16.749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7" draw:text-style-name="P13" draw:layer="layout" svg:width="1.524cm" svg:height="0.649cm" svg:x="11.795cm" svg:y="16.114cm">
          <draw:text-box>
            <text:p text:style-name="P12"><text:span text:style-name="T2">CMC</text:span></text:p>
          </draw:text-box>
        </draw:frame>
        <draw:custom-shape draw:style-name="gr99" draw:text-style-name="P1" draw:layer="layout" svg:width="0.889cm" svg:height="0.889cm" svg:x="12.049cm" svg:y="17.637cm">
          <text:p text:style-name="P1">1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97" draw:text-style-name="P13" draw:layer="layout" svg:width="1.524cm" svg:height="0.649cm" svg:x="9.89cm" svg:y="16.099cm">
          <draw:text-box>
            <text:p text:style-name="P12"><text:span text:style-name="T2">CMP</text:span></text:p>
          </draw:text-box>
        </draw:frame>
        <draw:custom-shape draw:style-name="gr99" draw:text-style-name="P1" draw:layer="layout" svg:width="0.889cm" svg:height="0.889cm" svg:x="3.286cm" svg:y="18.399cm">
          <text:p text:style-name="P1">2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96" draw:text-style-name="P10" draw:layer="layout" svg:width="0.889cm" svg:height="0.889cm" svg:x="4.175cm" svg:y="16.621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10" draw:layer="layout" svg:width="0.889cm" svg:height="0.889cm" svg:x="4.175cm" svg:y="16.622cm">
          <text:p text:style-name="P1">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1" draw:layer="layout" svg:width="0.889cm" svg:height="0.889cm" svg:x="4.175cm" svg:y="17.51cm">
          <text:p text:style-name="P1">1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96" draw:text-style-name="P10" draw:layer="layout" svg:width="0.889cm" svg:height="0.889cm" svg:x="12.938cm" svg:y="16.748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10" draw:layer="layout" svg:width="0.889cm" svg:height="0.889cm" svg:x="12.938cm" svg:y="16.749cm">
          <text:p text:style-name="P1">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1" draw:layer="layout" svg:width="0.889cm" svg:height="0.889cm" svg:x="12.938cm" svg:y="17.637cm">
          <text:p text:style-name="P1">1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29" draw:text-style-name="P4" draw:layer="layout" svg:x1="10.653cm" svg:y1="15.175cm" svg:x2="4.811cm" svg:y2="14.54cm">
          <text:p/>
        </draw:line>
        <draw:custom-shape draw:style-name="gr40" draw:text-style-name="P11" draw:layer="layout" svg:width="0.889cm" svg:height="0.889cm" svg:x="10.144cm" svg:y="16.748cm">
          <text:p text:style-name="P1">2</text:p>
          <draw:enhanced-geometry svg:viewBox="0 0 21600 21600" draw:type="rectangle" draw:enhanced-path="M 0 0 L 21600 0 21600 21600 0 21600 0 0 Z N"/>
        </draw:custom-shape>
        <draw:frame draw:style-name="gr21" draw:text-style-name="P9" draw:layer="layout" svg:width="19cm" svg:height="1.651cm" svg:x="1cm" svg:y="1.256cm">
          <draw:text-box>
            <text:p text:style-name="P8"><text:span text:style-name="T1">S</text:span><text:span text:style-name="T1">et-</text:span><text:span text:style-name="T1">up </text:span><text:span text:style-name="T1">de</text:span><text:span text:style-name="T1">lla </text:span><text:span text:style-name="T1">ret</text:span><text:span text:style-name="T1">e</text:span></text:p>
          </draw:text-box>
        </draw:frame>
      </draw:page>
      <draw:page draw:name="page12" draw:style-name="dp1" draw:master-page-name="Default">
        <draw:line draw:style-name="gr101" draw:text-style-name="P4" draw:layer="layout" svg:x1="-0.905cm" svg:y1="10.017cm" svg:x2="23.352cm" svg:y2="10.017cm">
          <text:p/>
        </draw:line>
        <draw:custom-shape draw:style-name="gr102" draw:text-style-name="P5" draw:layer="layout" svg:width="3.937cm" svg:height="2.54cm" svg:x="2.27cm" svg:y="3.413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103" draw:text-style-name="P1" draw:layer="layout" svg:width="3.683cm" svg:height="3.556cm" svg:x="1.889cm" svg:y="12.303cm">
          <text:p text:style-name="P1">A</text:p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104" draw:text-style-name="P1" draw:layer="layout" svg:width="1.905cm" svg:height="1.778cm" svg:x="10.525cm" svg:y="13.7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5" draw:text-style-name="P6" draw:layer="layout" svg:width="7.189cm" svg:height="5.624cm" svg:x="1cm" svg:y="6.842cm">
          <draw:text-box>
            <text:p>1) A aggiunge la misurazione 2 di B a CMC, ricevendo il token calcola il consumo di condominio andando a consumare le prime misurazioni di A e di B</text:p>
          </draw:text-box>
        </draw:frame>
        <draw:custom-shape draw:style-name="gr96" draw:text-style-name="P10" draw:layer="layout" svg:width="0.889cm" svg:height="0.889cm" svg:x="3.286cm" svg:y="16.622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7" draw:text-style-name="P13" draw:layer="layout" svg:width="1.524cm" svg:height="0.649cm" svg:x="1.127cm" svg:y="15.973cm">
          <draw:text-box>
            <text:p text:style-name="P12"><text:span text:style-name="T2">CMP</text:span></text:p>
          </draw:text-box>
        </draw:frame>
        <draw:frame draw:style-name="gr97" draw:text-style-name="P13" draw:layer="layout" svg:width="1.524cm" svg:height="0.649cm" svg:x="3.032cm" svg:y="15.987cm">
          <draw:text-box>
            <text:p text:style-name="P12"><text:span text:style-name="T2">CMC</text:span></text:p>
          </draw:text-box>
        </draw:frame>
        <draw:custom-shape draw:style-name="gr96" draw:text-style-name="P10" draw:layer="layout" svg:width="0.889cm" svg:height="0.889cm" svg:x="3.286cm" svg:y="16.623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7" draw:text-style-name="P13" draw:layer="layout" svg:width="1.524cm" svg:height="0.649cm" svg:x="3.032cm" svg:y="15.988cm">
          <draw:text-box>
            <text:p text:style-name="P12"><text:span text:style-name="T2">CMC</text:span></text:p>
          </draw:text-box>
        </draw:frame>
        <draw:custom-shape draw:style-name="gr99" draw:text-style-name="P1" draw:layer="layout" svg:width="0.889cm" svg:height="0.889cm" svg:x="3.286cm" svg:y="17.511cm">
          <text:p text:style-name="P1">2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99" draw:text-style-name="P1" draw:layer="layout" svg:width="0.889cm" svg:height="0.889cm" svg:x="12.049cm" svg:y="18.527cm">
          <text:p text:style-name="P1">2</text:p>
          <draw:enhanced-geometry svg:viewBox="0 0 21600 21600" draw:type="rectangle" draw:enhanced-path="M 0 0 L 21600 0 21600 21600 0 21600 0 0 Z N"/>
        </draw:custom-shape>
        <draw:frame draw:style-name="gr97" draw:text-style-name="P13" draw:layer="layout" svg:width="1.524cm" svg:height="0.649cm" svg:x="1.127cm" svg:y="15.973cm">
          <draw:text-box>
            <text:p text:style-name="P12"><text:span text:style-name="T2">CMP</text:span></text:p>
          </draw:text-box>
        </draw:frame>
        <draw:custom-shape draw:style-name="gr96" draw:text-style-name="P10" draw:layer="layout" svg:width="0.889cm" svg:height="0.889cm" svg:x="12.049cm" svg:y="16.749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7" draw:text-style-name="P13" draw:layer="layout" svg:width="1.524cm" svg:height="0.649cm" svg:x="9.89cm" svg:y="16.1cm">
          <draw:text-box>
            <text:p text:style-name="P12"><text:span text:style-name="T2">CMP</text:span></text:p>
          </draw:text-box>
        </draw:frame>
        <draw:frame draw:style-name="gr97" draw:text-style-name="P13" draw:layer="layout" svg:width="1.524cm" svg:height="0.649cm" svg:x="11.795cm" svg:y="16.114cm">
          <draw:text-box>
            <text:p text:style-name="P12"><text:span text:style-name="T2">CMC</text:span></text:p>
          </draw:text-box>
        </draw:frame>
        <draw:custom-shape draw:style-name="gr96" draw:text-style-name="P10" draw:layer="layout" svg:width="0.889cm" svg:height="0.889cm" svg:x="12.049cm" svg:y="16.75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7" draw:text-style-name="P13" draw:layer="layout" svg:width="1.524cm" svg:height="0.649cm" svg:x="11.795cm" svg:y="16.115cm">
          <draw:text-box>
            <text:p text:style-name="P12"><text:span text:style-name="T2">CMC</text:span></text:p>
          </draw:text-box>
        </draw:frame>
        <draw:custom-shape draw:style-name="gr99" draw:text-style-name="P1" draw:layer="layout" svg:width="0.889cm" svg:height="0.889cm" svg:x="12.049cm" svg:y="17.638cm">
          <text:p text:style-name="P1">1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97" draw:text-style-name="P13" draw:layer="layout" svg:width="1.524cm" svg:height="0.649cm" svg:x="9.89cm" svg:y="16.1cm">
          <draw:text-box>
            <text:p text:style-name="P12"><text:span text:style-name="T2">CMP</text:span></text:p>
          </draw:text-box>
        </draw:frame>
        <draw:custom-shape draw:style-name="gr99" draw:text-style-name="P1" draw:layer="layout" svg:width="0.889cm" svg:height="0.889cm" svg:x="4.175cm" svg:y="17.51cm">
          <text:p text:style-name="P1">2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96" draw:text-style-name="P10" draw:layer="layout" svg:width="0.889cm" svg:height="0.889cm" svg:x="4.175cm" svg:y="16.622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10" draw:layer="layout" svg:width="0.889cm" svg:height="0.889cm" svg:x="4.175cm" svg:y="16.623cm">
          <text:p text:style-name="P1">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10" draw:layer="layout" svg:width="0.889cm" svg:height="0.889cm" svg:x="12.938cm" svg:y="16.749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10" draw:layer="layout" svg:width="0.889cm" svg:height="0.889cm" svg:x="12.938cm" svg:y="16.75cm">
          <text:p text:style-name="P1">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1" draw:layer="layout" svg:width="0.889cm" svg:height="0.889cm" svg:x="12.938cm" svg:y="17.638cm">
          <text:p text:style-name="P1">1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0" draw:text-style-name="P11" draw:layer="layout" svg:width="0.889cm" svg:height="0.889cm" svg:x="10.144cm" svg:y="16.749cm">
          <text:p text:style-name="P1">2</text:p>
          <draw:enhanced-geometry svg:viewBox="0 0 21600 21600" draw:type="rectangle" draw:enhanced-path="M 0 0 L 21600 0 21600 21600 0 21600 0 0 Z N"/>
        </draw:custom-shape>
        <draw:frame draw:style-name="gr106" draw:text-style-name="P6" draw:layer="layout" svg:width="6.477cm" svg:height="5.027cm" svg:x="10.525cm" svg:y="8.038cm">
          <draw:text-box>
            <text:p>2) Visto che A ha ancora un messaggio suo nella CMC lascia il token sul messaggio che ha inviato B e lo inoltra</text:p>
          </draw:text-box>
        </draw:frame>
        <draw:custom-shape draw:style-name="gr64" draw:text-style-name="P7" draw:layer="layout" svg:width="0.889cm" svg:height="0.889cm" svg:x="9.89cm" svg:y="12.47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15" draw:text-style-name="P4" draw:layer="layout" svg:x1="5.064cm" svg:y1="12.898cm" svg:x2="11.414cm" svg:y2="13.787cm">
          <text:p text:style-name="P1"/>
          <text:p text:style-name="P1"/>
          <text:p text:style-name="P1"/>
          <text:p text:style-name="P1"/>
        </draw:line>
        <draw:frame draw:style-name="gr21" draw:text-style-name="P9" draw:layer="layout" svg:width="19cm" svg:height="1.651cm" svg:x="1cm" svg:y="1.256cm">
          <draw:text-box>
            <text:p text:style-name="P8"><text:span text:style-name="T1">S</text:span><text:span text:style-name="T1">et-</text:span><text:span text:style-name="T1">up </text:span><text:span text:style-name="T1">de</text:span><text:span text:style-name="T1">lla </text:span><text:span text:style-name="T1">ret</text:span><text:span text:style-name="T1">e</text:span></text:p>
          </draw:text-box>
        </draw:frame>
      </draw:page>
      <draw:page draw:name="page13" draw:style-name="dp1" draw:master-page-name="Default">
        <draw:line draw:style-name="gr107" draw:text-style-name="P4" draw:layer="layout" svg:x1="-0.905cm" svg:y1="10.017cm" svg:x2="23.352cm" svg:y2="10.017cm">
          <text:p/>
        </draw:line>
        <draw:custom-shape draw:style-name="gr108" draw:text-style-name="P5" draw:layer="layout" svg:width="3.937cm" svg:height="2.54cm" svg:x="2.27cm" svg:y="3.413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109" draw:text-style-name="P1" draw:layer="layout" svg:width="3.683cm" svg:height="3.556cm" svg:x="1.889cm" svg:y="12.303cm">
          <text:p text:style-name="P1">A</text:p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110" draw:text-style-name="P1" draw:layer="layout" svg:width="1.905cm" svg:height="1.778cm" svg:x="10.525cm" svg:y="13.7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10" draw:layer="layout" svg:width="0.889cm" svg:height="0.889cm" svg:x="3.286cm" svg:y="16.622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2" draw:text-style-name="P13" draw:layer="layout" svg:width="1.524cm" svg:height="0.649cm" svg:x="1.127cm" svg:y="15.973cm">
          <draw:text-box>
            <text:p text:style-name="P12"><text:span text:style-name="T2">CMP</text:span></text:p>
          </draw:text-box>
        </draw:frame>
        <draw:frame draw:style-name="gr112" draw:text-style-name="P13" draw:layer="layout" svg:width="1.524cm" svg:height="0.649cm" svg:x="3.032cm" svg:y="15.987cm">
          <draw:text-box>
            <text:p text:style-name="P12"><text:span text:style-name="T2">CMC</text:span></text:p>
          </draw:text-box>
        </draw:frame>
        <draw:custom-shape draw:style-name="gr111" draw:text-style-name="P10" draw:layer="layout" svg:width="0.889cm" svg:height="0.889cm" svg:x="3.286cm" svg:y="16.623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2" draw:text-style-name="P13" draw:layer="layout" svg:width="1.524cm" svg:height="0.649cm" svg:x="3.032cm" svg:y="15.988cm">
          <draw:text-box>
            <text:p text:style-name="P12"><text:span text:style-name="T2">CMC</text:span></text:p>
          </draw:text-box>
        </draw:frame>
        <draw:custom-shape draw:style-name="gr113" draw:text-style-name="P1" draw:layer="layout" svg:width="0.889cm" svg:height="0.889cm" svg:x="3.286cm" svg:y="17.511cm">
          <text:p text:style-name="P1">2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112" draw:text-style-name="P13" draw:layer="layout" svg:width="1.524cm" svg:height="0.649cm" svg:x="1.127cm" svg:y="15.973cm">
          <draw:text-box>
            <text:p text:style-name="P12"><text:span text:style-name="T2">CMP</text:span></text:p>
          </draw:text-box>
        </draw:frame>
        <draw:custom-shape draw:style-name="gr111" draw:text-style-name="P10" draw:layer="layout" svg:width="0.889cm" svg:height="0.889cm" svg:x="12.049cm" svg:y="16.749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2" draw:text-style-name="P13" draw:layer="layout" svg:width="1.524cm" svg:height="0.649cm" svg:x="9.89cm" svg:y="16.1cm">
          <draw:text-box>
            <text:p text:style-name="P12"><text:span text:style-name="T2">CMP</text:span></text:p>
          </draw:text-box>
        </draw:frame>
        <draw:frame draw:style-name="gr112" draw:text-style-name="P13" draw:layer="layout" svg:width="1.524cm" svg:height="0.649cm" svg:x="11.795cm" svg:y="16.114cm">
          <draw:text-box>
            <text:p text:style-name="P12"><text:span text:style-name="T2">CMC</text:span></text:p>
          </draw:text-box>
        </draw:frame>
        <draw:custom-shape draw:style-name="gr111" draw:text-style-name="P10" draw:layer="layout" svg:width="0.889cm" svg:height="0.889cm" svg:x="12.049cm" svg:y="16.75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2" draw:text-style-name="P13" draw:layer="layout" svg:width="1.524cm" svg:height="0.649cm" svg:x="11.795cm" svg:y="16.115cm">
          <draw:text-box>
            <text:p text:style-name="P12"><text:span text:style-name="T2">CMC</text:span></text:p>
          </draw:text-box>
        </draw:frame>
        <draw:custom-shape draw:style-name="gr113" draw:text-style-name="P1" draw:layer="layout" svg:width="0.889cm" svg:height="0.889cm" svg:x="12.049cm" svg:y="17.638cm">
          <text:p text:style-name="P1">2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112" draw:text-style-name="P13" draw:layer="layout" svg:width="1.524cm" svg:height="0.649cm" svg:x="9.89cm" svg:y="16.1cm">
          <draw:text-box>
            <text:p text:style-name="P12"><text:span text:style-name="T2">CMP</text:span></text:p>
          </draw:text-box>
        </draw:frame>
        <draw:custom-shape draw:style-name="gr113" draw:text-style-name="P1" draw:layer="layout" svg:width="0.889cm" svg:height="0.889cm" svg:x="4.175cm" svg:y="17.51cm">
          <text:p text:style-name="P1">2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11" draw:text-style-name="P10" draw:layer="layout" svg:width="0.889cm" svg:height="0.889cm" svg:x="4.175cm" svg:y="16.622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10" draw:layer="layout" svg:width="0.889cm" svg:height="0.889cm" svg:x="4.175cm" svg:y="16.623cm">
          <text:p text:style-name="P1">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10" draw:layer="layout" svg:width="0.889cm" svg:height="0.889cm" svg:x="12.938cm" svg:y="16.749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10" draw:layer="layout" svg:width="0.889cm" svg:height="0.889cm" svg:x="12.938cm" svg:y="16.75cm">
          <text:p text:style-name="P1">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1" draw:layer="layout" svg:width="0.889cm" svg:height="0.889cm" svg:x="12.938cm" svg:y="17.638cm">
          <text:p text:style-name="P1">2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114" draw:text-style-name="P6" draw:layer="layout" svg:width="6.477cm" svg:height="5.624cm" svg:x="12.43cm" svg:y="8.076cm">
          <draw:text-box>
            <text:p><text:span text:style-name="T3">B </text:span><text:span text:style-name="T3">rice</text:span><text:span text:style-name="T3">ve </text:span><text:span text:style-name="T3">indi</text:span><text:span text:style-name="T3">etr</text:span><text:span text:style-name="T3">o il </text:span><text:span text:style-name="T3">suo </text:span><text:span text:style-name="T3">me</text:span><text:span text:style-name="T3">ssa</text:span><text:span text:style-name="T3">ggi</text:span><text:span text:style-name="T3">o e </text:span><text:span text:style-name="T3">con</text:span><text:span text:style-name="T3">fer</text:span><text:span text:style-name="T3">ma </text:span><text:span text:style-name="T3">2, </text:span><text:span text:style-name="T3">rice</text:span><text:span text:style-name="T3">ven</text:span><text:span text:style-name="T3">do </text:span><text:span text:style-name="T3">il </text:span><text:span text:style-name="T3">tok</text:span><text:span text:style-name="T3">en </text:span><text:span text:style-name="T3">cal</text:span><text:span text:style-name="T3">col</text:span><text:span text:style-name="T3">a il </text:span><text:span text:style-name="T3">con</text:span><text:span text:style-name="T3">su</text:span><text:span text:style-name="T3">mo </text:span><text:span text:style-name="T3">di </text:span><text:span text:style-name="T3">con</text:span><text:span text:style-name="T3">do</text:span><text:span text:style-name="T3">min</text:span><text:span text:style-name="T3">io </text:span>andando a consumare le prime misurazioni di A e di B </text:p>
          </draw:text-box>
        </draw:frame>
        <draw:custom-shape draw:style-name="gr89" draw:text-style-name="P7" draw:layer="layout" svg:width="0.889cm" svg:height="0.889cm" svg:x="11.795cm" svg:y="13.3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21" draw:text-style-name="P9" draw:layer="layout" svg:width="19cm" svg:height="1.651cm" svg:x="1cm" svg:y="1.256cm">
          <draw:text-box>
            <text:p text:style-name="P8"><text:span text:style-name="T1">S</text:span><text:span text:style-name="T1">et-</text:span><text:span text:style-name="T1">up </text:span><text:span text:style-name="T1">de</text:span><text:span text:style-name="T1">lla </text:span><text:span text:style-name="T1">ret</text:span><text:span text:style-name="T1">e</text:span></text:p>
          </draw:text-box>
        </draw:frame>
      </draw:page>
      <draw:page draw:name="page14" draw:style-name="dp1" draw:master-page-name="Default">
        <draw:line draw:style-name="gr115" draw:text-style-name="P4" draw:layer="layout" svg:x1="-0.905cm" svg:y1="10.017cm" svg:x2="23.352cm" svg:y2="10.017cm">
          <text:p/>
        </draw:line>
        <draw:custom-shape draw:style-name="gr116" draw:text-style-name="P5" draw:layer="layout" svg:width="3.937cm" svg:height="2.54cm" svg:x="2.27cm" svg:y="3.413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117" draw:text-style-name="P1" draw:layer="layout" svg:width="3.683cm" svg:height="3.556cm" svg:x="1.889cm" svg:y="12.303cm">
          <text:p text:style-name="P1">A</text:p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118" draw:text-style-name="P1" draw:layer="layout" svg:width="1.905cm" svg:height="1.778cm" svg:x="10.525cm" svg:y="13.7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10" draw:layer="layout" svg:width="0.889cm" svg:height="0.889cm" svg:x="3.286cm" svg:y="16.622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0" draw:text-style-name="P13" draw:layer="layout" svg:width="1.524cm" svg:height="0.649cm" svg:x="1.127cm" svg:y="15.973cm">
          <draw:text-box>
            <text:p text:style-name="P12"><text:span text:style-name="T2">CMP</text:span></text:p>
          </draw:text-box>
        </draw:frame>
        <draw:frame draw:style-name="gr120" draw:text-style-name="P13" draw:layer="layout" svg:width="1.524cm" svg:height="0.649cm" svg:x="3.032cm" svg:y="15.987cm">
          <draw:text-box>
            <text:p text:style-name="P12"><text:span text:style-name="T2">CMC</text:span></text:p>
          </draw:text-box>
        </draw:frame>
        <draw:custom-shape draw:style-name="gr119" draw:text-style-name="P10" draw:layer="layout" svg:width="0.889cm" svg:height="0.889cm" svg:x="3.286cm" svg:y="16.623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0" draw:text-style-name="P13" draw:layer="layout" svg:width="1.524cm" svg:height="0.649cm" svg:x="3.032cm" svg:y="15.988cm">
          <draw:text-box>
            <text:p text:style-name="P12"><text:span text:style-name="T2">CMC</text:span></text:p>
          </draw:text-box>
        </draw:frame>
        <draw:custom-shape draw:style-name="gr121" draw:text-style-name="P1" draw:layer="layout" svg:width="0.889cm" svg:height="0.889cm" svg:x="3.286cm" svg:y="17.511cm">
          <text:p text:style-name="P1">2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120" draw:text-style-name="P13" draw:layer="layout" svg:width="1.524cm" svg:height="0.649cm" svg:x="1.127cm" svg:y="15.973cm">
          <draw:text-box>
            <text:p text:style-name="P12"><text:span text:style-name="T2">CMP</text:span></text:p>
          </draw:text-box>
        </draw:frame>
        <draw:custom-shape draw:style-name="gr119" draw:text-style-name="P10" draw:layer="layout" svg:width="0.889cm" svg:height="0.889cm" svg:x="12.049cm" svg:y="16.749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0" draw:text-style-name="P13" draw:layer="layout" svg:width="1.524cm" svg:height="0.649cm" svg:x="9.89cm" svg:y="16.1cm">
          <draw:text-box>
            <text:p text:style-name="P12"><text:span text:style-name="T2">CMP</text:span></text:p>
          </draw:text-box>
        </draw:frame>
        <draw:frame draw:style-name="gr120" draw:text-style-name="P13" draw:layer="layout" svg:width="1.524cm" svg:height="0.649cm" svg:x="11.795cm" svg:y="16.114cm">
          <draw:text-box>
            <text:p text:style-name="P12"><text:span text:style-name="T2">CMC</text:span></text:p>
          </draw:text-box>
        </draw:frame>
        <draw:custom-shape draw:style-name="gr119" draw:text-style-name="P10" draw:layer="layout" svg:width="0.889cm" svg:height="0.889cm" svg:x="12.049cm" svg:y="16.75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0" draw:text-style-name="P13" draw:layer="layout" svg:width="1.524cm" svg:height="0.649cm" svg:x="11.795cm" svg:y="16.115cm">
          <draw:text-box>
            <text:p text:style-name="P12"><text:span text:style-name="T2">CMC</text:span></text:p>
          </draw:text-box>
        </draw:frame>
        <draw:custom-shape draw:style-name="gr121" draw:text-style-name="P1" draw:layer="layout" svg:width="0.889cm" svg:height="0.889cm" svg:x="12.049cm" svg:y="17.638cm">
          <text:p text:style-name="P1">2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120" draw:text-style-name="P13" draw:layer="layout" svg:width="1.524cm" svg:height="0.649cm" svg:x="9.89cm" svg:y="16.1cm">
          <draw:text-box>
            <text:p text:style-name="P12"><text:span text:style-name="T2">CMP</text:span></text:p>
          </draw:text-box>
        </draw:frame>
        <draw:custom-shape draw:style-name="gr121" draw:text-style-name="P1" draw:layer="layout" svg:width="0.889cm" svg:height="0.889cm" svg:x="4.175cm" svg:y="17.51cm">
          <text:p text:style-name="P1">2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19" draw:text-style-name="P10" draw:layer="layout" svg:width="0.889cm" svg:height="0.889cm" svg:x="4.175cm" svg:y="16.622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9" draw:text-style-name="P10" draw:layer="layout" svg:width="0.889cm" svg:height="0.889cm" svg:x="4.175cm" svg:y="16.623cm">
          <text:p text:style-name="P1">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9" draw:text-style-name="P10" draw:layer="layout" svg:width="0.889cm" svg:height="0.889cm" svg:x="12.938cm" svg:y="16.749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9" draw:text-style-name="P10" draw:layer="layout" svg:width="0.889cm" svg:height="0.889cm" svg:x="12.938cm" svg:y="16.75cm">
          <text:p text:style-name="P1">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1" draw:layer="layout" svg:width="0.889cm" svg:height="0.889cm" svg:x="12.938cm" svg:y="17.638cm">
          <text:p text:style-name="P1">2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122" draw:text-style-name="P6" draw:layer="layout" svg:width="6.477cm" svg:height="5.624cm" svg:x="12.43cm" svg:y="8.076cm">
          <draw:text-box>
            <text:p><text:span text:style-name="T3">B </text:span><text:span text:style-name="T3">rice</text:span><text:span text:style-name="T3">ve </text:span><text:span text:style-name="T3">indi</text:span><text:span text:style-name="T3">etr</text:span><text:span text:style-name="T3">o il </text:span><text:span text:style-name="T3">suo </text:span><text:span text:style-name="T3">me</text:span><text:span text:style-name="T3">ssa</text:span><text:span text:style-name="T3">ggi</text:span><text:span text:style-name="T3">o e </text:span><text:span text:style-name="T3">con</text:span><text:span text:style-name="T3">fer</text:span><text:span text:style-name="T3">ma </text:span><text:span text:style-name="T3">2, </text:span><text:span text:style-name="T3">rice</text:span><text:span text:style-name="T3">ven</text:span><text:span text:style-name="T3">do </text:span><text:span text:style-name="T3">il </text:span><text:span text:style-name="T3">tok</text:span><text:span text:style-name="T3">en </text:span><text:span text:style-name="T3">cal</text:span><text:span text:style-name="T3">col</text:span><text:span text:style-name="T3">a il </text:span><text:span text:style-name="T3">con</text:span><text:span text:style-name="T3">su</text:span><text:span text:style-name="T3">mo </text:span><text:span text:style-name="T3">di </text:span><text:span text:style-name="T3">con</text:span><text:span text:style-name="T3">do</text:span><text:span text:style-name="T3">min</text:span><text:span text:style-name="T3">io </text:span>andando a consumare le prime misurazioni di A e di B </text:p>
          </draw:text-box>
        </draw:frame>
        <draw:custom-shape draw:style-name="gr123" draw:text-style-name="P7" draw:layer="layout" svg:width="0.889cm" svg:height="0.889cm" svg:x="11.795cm" svg:y="13.3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21" draw:text-style-name="P9" draw:layer="layout" svg:width="19cm" svg:height="1.651cm" svg:x="1cm" svg:y="1.256cm">
          <draw:text-box>
            <text:p text:style-name="P8"><text:span text:style-name="T1">S</text:span><text:span text:style-name="T1">et-</text:span><text:span text:style-name="T1">up </text:span><text:span text:style-name="T1">de</text:span><text:span text:style-name="T1">lla </text:span><text:span text:style-name="T1">ret</text:span><text:span text:style-name="T1">e</text:span></text:p>
          </draw:text-box>
        </draw:frame>
      </draw:page>
      <draw:page draw:name="page15" draw:style-name="dp1" draw:master-page-name="Default">
        <draw:line draw:style-name="gr124" draw:text-style-name="P4" draw:layer="layout" svg:x1="-0.905cm" svg:y1="10.017cm" svg:x2="23.352cm" svg:y2="10.017cm">
          <text:p/>
        </draw:line>
        <draw:custom-shape draw:style-name="gr125" draw:text-style-name="P5" draw:layer="layout" svg:width="3.937cm" svg:height="2.54cm" svg:x="2.27cm" svg:y="3.413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126" draw:text-style-name="P1" draw:layer="layout" svg:width="3.683cm" svg:height="3.556cm" svg:x="1.889cm" svg:y="12.303cm">
          <text:p text:style-name="P1">A</text:p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127" draw:text-style-name="P1" draw:layer="layout" svg:width="1.905cm" svg:height="1.778cm" svg:x="10.271cm" svg:y="13.318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10" draw:layer="layout" svg:width="0.889cm" svg:height="0.889cm" svg:x="3.286cm" svg:y="16.622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9" draw:text-style-name="P13" draw:layer="layout" svg:width="1.524cm" svg:height="0.649cm" svg:x="1.127cm" svg:y="15.973cm">
          <draw:text-box>
            <text:p text:style-name="P12"><text:span text:style-name="T2">CMP</text:span></text:p>
          </draw:text-box>
        </draw:frame>
        <draw:frame draw:style-name="gr129" draw:text-style-name="P13" draw:layer="layout" svg:width="1.524cm" svg:height="0.649cm" svg:x="3.032cm" svg:y="15.987cm">
          <draw:text-box>
            <text:p text:style-name="P12"><text:span text:style-name="T2">CMC</text:span></text:p>
          </draw:text-box>
        </draw:frame>
        <draw:frame draw:style-name="gr129" draw:text-style-name="P13" draw:layer="layout" svg:width="1.524cm" svg:height="0.649cm" svg:x="3.032cm" svg:y="15.988cm">
          <draw:text-box>
            <text:p text:style-name="P12"><text:span text:style-name="T2">CMC</text:span></text:p>
          </draw:text-box>
        </draw:frame>
        <draw:custom-shape draw:style-name="gr130" draw:text-style-name="P1" draw:layer="layout" svg:width="0.889cm" svg:height="0.889cm" svg:x="3.286cm" svg:y="17.511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129" draw:text-style-name="P13" draw:layer="layout" svg:width="1.524cm" svg:height="0.649cm" svg:x="1.127cm" svg:y="15.973cm">
          <draw:text-box>
            <text:p text:style-name="P12"><text:span text:style-name="T2">CMP</text:span></text:p>
          </draw:text-box>
        </draw:frame>
        <draw:custom-shape draw:style-name="gr130" draw:text-style-name="P1" draw:layer="layout" svg:width="0.889cm" svg:height="0.889cm" svg:x="4.175cm" svg:y="17.51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8" draw:text-style-name="P10" draw:layer="layout" svg:width="0.889cm" svg:height="0.889cm" svg:x="4.175cm" svg:y="16.622cm">
          <text:p text:style-name="P1">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7" draw:layer="layout" svg:width="0.889cm" svg:height="0.889cm" svg:x="11.541cm" svg:y="13.06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27" draw:text-style-name="P1" draw:layer="layout" svg:width="1.905cm" svg:height="1.778cm" svg:x="5.699cm" svg:y="21.955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10" draw:layer="layout" svg:width="0.889cm" svg:height="0.889cm" svg:x="5.064cm" svg:y="16.621cm">
          <text:p text:style-name="P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10" draw:layer="layout" svg:width="0.889cm" svg:height="0.889cm" svg:x="11.541cm" svg:y="16.495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9" draw:text-style-name="P13" draw:layer="layout" svg:width="1.524cm" svg:height="0.649cm" svg:x="9.382cm" svg:y="15.846cm">
          <draw:text-box>
            <text:p text:style-name="P12"><text:span text:style-name="T2">CMP</text:span></text:p>
          </draw:text-box>
        </draw:frame>
        <draw:frame draw:style-name="gr129" draw:text-style-name="P13" draw:layer="layout" svg:width="1.524cm" svg:height="0.649cm" svg:x="11.287cm" svg:y="15.86cm">
          <draw:text-box>
            <text:p text:style-name="P12"><text:span text:style-name="T2">CMC</text:span></text:p>
          </draw:text-box>
        </draw:frame>
        <draw:frame draw:style-name="gr129" draw:text-style-name="P13" draw:layer="layout" svg:width="1.524cm" svg:height="0.649cm" svg:x="11.287cm" svg:y="15.861cm">
          <draw:text-box>
            <text:p text:style-name="P12"><text:span text:style-name="T2">CMC</text:span></text:p>
          </draw:text-box>
        </draw:frame>
        <draw:custom-shape draw:style-name="gr130" draw:text-style-name="P1" draw:layer="layout" svg:width="0.889cm" svg:height="0.889cm" svg:x="11.541cm" svg:y="17.384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129" draw:text-style-name="P13" draw:layer="layout" svg:width="1.524cm" svg:height="0.649cm" svg:x="9.382cm" svg:y="15.846cm">
          <draw:text-box>
            <text:p text:style-name="P12"><text:span text:style-name="T2">CMP</text:span></text:p>
          </draw:text-box>
        </draw:frame>
        <draw:custom-shape draw:style-name="gr130" draw:text-style-name="P1" draw:layer="layout" svg:width="0.889cm" svg:height="0.889cm" svg:x="12.43cm" svg:y="17.383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8" draw:text-style-name="P10" draw:layer="layout" svg:width="0.889cm" svg:height="0.889cm" svg:x="12.43cm" svg:y="16.495cm">
          <text:p text:style-name="P1">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10" draw:layer="layout" svg:width="0.889cm" svg:height="0.889cm" svg:x="13.319cm" svg:y="16.494cm">
          <text:p text:style-name="P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10" draw:layer="layout" svg:width="0.889cm" svg:height="0.889cm" svg:x="6.969cm" svg:y="25.144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9" draw:text-style-name="P13" draw:layer="layout" svg:width="1.524cm" svg:height="0.649cm" svg:x="4.81cm" svg:y="24.495cm">
          <draw:text-box>
            <text:p text:style-name="P12"><text:span text:style-name="T2">CMP</text:span></text:p>
          </draw:text-box>
        </draw:frame>
        <draw:frame draw:style-name="gr129" draw:text-style-name="P13" draw:layer="layout" svg:width="1.524cm" svg:height="0.649cm" svg:x="6.715cm" svg:y="24.509cm">
          <draw:text-box>
            <text:p text:style-name="P12"><text:span text:style-name="T2">CMC</text:span></text:p>
          </draw:text-box>
        </draw:frame>
        <draw:frame draw:style-name="gr129" draw:text-style-name="P13" draw:layer="layout" svg:width="1.524cm" svg:height="0.649cm" svg:x="6.715cm" svg:y="24.51cm">
          <draw:text-box>
            <text:p text:style-name="P12"><text:span text:style-name="T2">CMC</text:span></text:p>
          </draw:text-box>
        </draw:frame>
        <draw:custom-shape draw:style-name="gr130" draw:text-style-name="P1" draw:layer="layout" svg:width="0.889cm" svg:height="0.889cm" svg:x="6.969cm" svg:y="26.033cm">
          <text:p text:style-name="P1">4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129" draw:text-style-name="P13" draw:layer="layout" svg:width="1.524cm" svg:height="0.649cm" svg:x="4.81cm" svg:y="24.495cm">
          <draw:text-box>
            <text:p text:style-name="P12"><text:span text:style-name="T2">CMP</text:span></text:p>
          </draw:text-box>
        </draw:frame>
        <draw:custom-shape draw:style-name="gr130" draw:text-style-name="P1" draw:layer="layout" svg:width="0.889cm" svg:height="0.889cm" svg:x="7.858cm" svg:y="26.032cm">
          <text:p text:style-name="P1">4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8" draw:text-style-name="P10" draw:layer="layout" svg:width="0.889cm" svg:height="0.889cm" svg:x="7.858cm" svg:y="25.144cm">
          <text:p text:style-name="P1">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10" draw:layer="layout" svg:width="0.889cm" svg:height="0.889cm" svg:x="8.747cm" svg:y="25.143cm">
          <text:p text:style-name="P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1" draw:layer="layout" svg:width="0.889cm" svg:height="0.889cm" svg:x="8.747cm" svg:y="26.032cm">
          <text:p text:style-name="P1">4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30" draw:text-style-name="P1" draw:layer="layout" svg:width="0.889cm" svg:height="0.889cm" svg:x="6.969cm" svg:y="26.921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30" draw:text-style-name="P1" draw:layer="layout" svg:width="0.889cm" svg:height="0.889cm" svg:x="7.858cm" svg:y="26.921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4" draw:text-style-name="P1" draw:layer="layout" svg:width="1.905cm" svg:height="1.778cm" svg:x="12.304cm" svg:y="5.701cm">
          <text:p text:style-name="P1">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4" draw:layer="layout" svg:x1="12.558cm" svg:y1="5.955cm" svg:x2="6.208cm" svg:y2="4.05cm">
          <text:p/>
        </draw:line>
        <draw:frame draw:style-name="gr16" draw:text-style-name="P6" draw:layer="layout" svg:width="6.098cm" svg:height="1.445cm" draw:transform="rotate (-0.285884931476671) translate (6.835cm 3.288cm)">
          <draw:text-box>
            <text:p>1) Contatto il server</text:p>
          </draw:text-box>
        </draw:frame>
        <draw:line draw:style-name="gr15" draw:text-style-name="P4" draw:layer="layout" svg:x1="6.208cm" svg:y1="5.32cm" svg:x2="12.558cm" svg:y2="7.225cm">
          <text:p text:style-name="P1">2) Lista case</text:p>
          <text:p text:style-name="P1"/>
        </draw:line>
        <draw:line draw:style-name="gr29" draw:text-style-name="P4" draw:layer="layout" svg:x1="12.684cm" svg:y1="7.35cm" svg:x2="6.461cm" svg:y2="21.955cm">
          <text:p/>
        </draw:line>
        <draw:frame draw:style-name="gr131" draw:text-style-name="P6" draw:layer="layout" svg:width="4.572cm" svg:height="0.848cm" svg:x="6.969cm" svg:y="10.398cm">
          <draw:text-box>
            <text:p>3) Contatto C</text:p>
          </draw:text-box>
        </draw:frame>
        <draw:custom-shape draw:style-name="gr130" draw:text-style-name="P1" draw:layer="layout" svg:width="0.889cm" svg:height="0.889cm" svg:x="5.064cm" svg:y="17.51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30" draw:text-style-name="P1" draw:layer="layout" svg:width="0.889cm" svg:height="0.889cm" svg:x="13.319cm" svg:y="17.383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30" draw:text-style-name="P1" draw:layer="layout" svg:width="0.889cm" svg:height="0.889cm" svg:x="8.747cm" svg:y="26.908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21" draw:text-style-name="P9" draw:layer="layout" svg:width="19cm" svg:height="1.651cm" svg:x="1cm" svg:y="1.254cm">
          <draw:text-box>
            <text:p text:style-name="P8"><text:span text:style-name="T1">Fu</text:span><text:span text:style-name="T1">nz</text:span><text:span text:style-name="T1">io</text:span><text:span text:style-name="T1">na</text:span><text:span text:style-name="T1">lit</text:span><text:span text:style-name="T1">à </text:span><text:span text:style-name="T1">de</text:span><text:span text:style-name="T1">l </text:span><text:span text:style-name="T1">m</text:span><text:span text:style-name="T1">es</text:span><text:span text:style-name="T1">sa</text:span><text:span text:style-name="T1">gg</text:span><text:span text:style-name="T1">io </text:span><text:span text:style-name="T1">S</text:span><text:span text:style-name="T1">Y</text:span><text:span text:style-name="T1">N</text:span><text:span text:style-name="T1">C</text:span><text:span text:style-name="T1">H</text:span></text:p>
          </draw:text-box>
        </draw:frame>
      </draw:page>
      <draw:page draw:name="page16" draw:style-name="dp1" draw:master-page-name="Default">
        <draw:line draw:style-name="gr132" draw:text-style-name="P4" draw:layer="layout" svg:x1="-0.905cm" svg:y1="10.017cm" svg:x2="23.352cm" svg:y2="10.017cm">
          <text:p/>
        </draw:line>
        <draw:custom-shape draw:style-name="gr133" draw:text-style-name="P5" draw:layer="layout" svg:width="3.937cm" svg:height="2.54cm" svg:x="2.27cm" svg:y="3.413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134" draw:text-style-name="P1" draw:layer="layout" svg:width="3.683cm" svg:height="3.556cm" svg:x="1.889cm" svg:y="12.303cm">
          <text:p text:style-name="P1">A</text:p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135" draw:text-style-name="P1" draw:layer="layout" svg:width="1.905cm" svg:height="1.778cm" svg:x="10.271cm" svg:y="13.318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6" draw:text-style-name="P13" draw:layer="layout" svg:width="1.524cm" svg:height="0.649cm" svg:x="1.127cm" svg:y="15.973cm">
          <draw:text-box>
            <text:p text:style-name="P12"><text:span text:style-name="T2">CMP</text:span></text:p>
          </draw:text-box>
        </draw:frame>
        <draw:frame draw:style-name="gr136" draw:text-style-name="P13" draw:layer="layout" svg:width="1.524cm" svg:height="0.649cm" svg:x="3.032cm" svg:y="15.987cm">
          <draw:text-box>
            <text:p text:style-name="P12"><text:span text:style-name="T2">CMC</text:span></text:p>
          </draw:text-box>
        </draw:frame>
        <draw:frame draw:style-name="gr136" draw:text-style-name="P13" draw:layer="layout" svg:width="1.524cm" svg:height="0.649cm" svg:x="3.032cm" svg:y="15.988cm">
          <draw:text-box>
            <text:p text:style-name="P12"><text:span text:style-name="T2">CMC</text:span></text:p>
          </draw:text-box>
        </draw:frame>
        <draw:frame draw:style-name="gr136" draw:text-style-name="P13" draw:layer="layout" svg:width="1.524cm" svg:height="0.649cm" svg:x="1.127cm" svg:y="15.973cm">
          <draw:text-box>
            <text:p text:style-name="P12"><text:span text:style-name="T2">CMP</text:span></text:p>
          </draw:text-box>
        </draw:frame>
        <draw:custom-shape draw:style-name="gr137" draw:text-style-name="P7" draw:layer="layout" svg:width="0.889cm" svg:height="0.889cm" svg:x="11.541cm" svg:y="13.06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35" draw:text-style-name="P1" draw:layer="layout" svg:width="1.905cm" svg:height="1.778cm" svg:x="5.699cm" svg:y="21.955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6" draw:text-style-name="P13" draw:layer="layout" svg:width="1.524cm" svg:height="0.649cm" svg:x="9.382cm" svg:y="15.846cm">
          <draw:text-box>
            <text:p text:style-name="P12"><text:span text:style-name="T2">CMP</text:span></text:p>
          </draw:text-box>
        </draw:frame>
        <draw:frame draw:style-name="gr136" draw:text-style-name="P13" draw:layer="layout" svg:width="1.524cm" svg:height="0.649cm" svg:x="11.287cm" svg:y="15.86cm">
          <draw:text-box>
            <text:p text:style-name="P12"><text:span text:style-name="T2">CMC</text:span></text:p>
          </draw:text-box>
        </draw:frame>
        <draw:frame draw:style-name="gr136" draw:text-style-name="P13" draw:layer="layout" svg:width="1.524cm" svg:height="0.649cm" svg:x="11.287cm" svg:y="15.861cm">
          <draw:text-box>
            <text:p text:style-name="P12"><text:span text:style-name="T2">CMC</text:span></text:p>
          </draw:text-box>
        </draw:frame>
        <draw:frame draw:style-name="gr136" draw:text-style-name="P13" draw:layer="layout" svg:width="1.524cm" svg:height="0.649cm" svg:x="9.382cm" svg:y="15.846cm">
          <draw:text-box>
            <text:p text:style-name="P12"><text:span text:style-name="T2">CMP</text:span></text:p>
          </draw:text-box>
        </draw:frame>
        <draw:frame draw:style-name="gr136" draw:text-style-name="P13" draw:layer="layout" svg:width="1.524cm" svg:height="0.649cm" svg:x="4.81cm" svg:y="24.495cm">
          <draw:text-box>
            <text:p text:style-name="P12"><text:span text:style-name="T2">CMP</text:span></text:p>
          </draw:text-box>
        </draw:frame>
        <draw:frame draw:style-name="gr136" draw:text-style-name="P13" draw:layer="layout" svg:width="1.524cm" svg:height="0.649cm" svg:x="6.715cm" svg:y="24.509cm">
          <draw:text-box>
            <text:p text:style-name="P12"><text:span text:style-name="T2">CMC</text:span></text:p>
          </draw:text-box>
        </draw:frame>
        <draw:frame draw:style-name="gr136" draw:text-style-name="P13" draw:layer="layout" svg:width="1.524cm" svg:height="0.649cm" svg:x="6.715cm" svg:y="24.51cm">
          <draw:text-box>
            <text:p text:style-name="P12"><text:span text:style-name="T2">CMC</text:span></text:p>
          </draw:text-box>
        </draw:frame>
        <draw:frame draw:style-name="gr136" draw:text-style-name="P13" draw:layer="layout" svg:width="1.524cm" svg:height="0.649cm" svg:x="4.81cm" svg:y="24.495cm">
          <draw:text-box>
            <text:p text:style-name="P12"><text:span text:style-name="T2">CMP</text:span></text:p>
          </draw:text-box>
        </draw:frame>
        <draw:custom-shape draw:style-name="gr138" draw:text-style-name="P1" draw:layer="layout" svg:width="1.905cm" svg:height="1.778cm" svg:x="12.304cm" svg:y="5.701cm">
          <text:p text:style-name="P1">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4" draw:layer="layout" svg:x1="6.715cm" svg:y1="21.955cm" svg:x2="10.271cm" svg:y2="14.208cm">
          <text:p text:style-name="P1"/>
        </draw:line>
        <draw:frame draw:style-name="gr139" draw:text-style-name="P6" draw:layer="layout" svg:width="8.001cm" svg:height="2.286cm" svg:x="8.874cm" svg:y="21.828cm">
          <draw:text-box>
            <text:p>C manda un messaggio UPDATE_SUCC a B</text:p>
          </draw:text-box>
        </draw:frame>
        <draw:custom-shape draw:style-name="gr128" draw:text-style-name="P10" draw:layer="layout" svg:width="0.889cm" svg:height="0.889cm" svg:x="3.286cm" svg:y="16.622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1" draw:layer="layout" svg:width="0.889cm" svg:height="0.889cm" svg:x="3.286cm" svg:y="17.511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30" draw:text-style-name="P1" draw:layer="layout" svg:width="0.889cm" svg:height="0.889cm" svg:x="4.175cm" svg:y="17.51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8" draw:text-style-name="P10" draw:layer="layout" svg:width="0.889cm" svg:height="0.889cm" svg:x="4.175cm" svg:y="16.622cm">
          <text:p text:style-name="P1">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10" draw:layer="layout" svg:width="0.889cm" svg:height="0.889cm" svg:x="5.064cm" svg:y="16.621cm">
          <text:p text:style-name="P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1" draw:layer="layout" svg:width="0.889cm" svg:height="0.889cm" svg:x="5.064cm" svg:y="17.51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8" draw:text-style-name="P10" draw:layer="layout" svg:width="0.889cm" svg:height="0.889cm" svg:x="11.541cm" svg:y="16.495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1" draw:layer="layout" svg:width="0.889cm" svg:height="0.889cm" svg:x="11.541cm" svg:y="17.384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30" draw:text-style-name="P1" draw:layer="layout" svg:width="0.889cm" svg:height="0.889cm" svg:x="12.43cm" svg:y="17.383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8" draw:text-style-name="P10" draw:layer="layout" svg:width="0.889cm" svg:height="0.889cm" svg:x="12.43cm" svg:y="16.495cm">
          <text:p text:style-name="P1">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10" draw:layer="layout" svg:width="0.889cm" svg:height="0.889cm" svg:x="13.319cm" svg:y="16.494cm">
          <text:p text:style-name="P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1" draw:layer="layout" svg:width="0.889cm" svg:height="0.889cm" svg:x="13.319cm" svg:y="17.383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8" draw:text-style-name="P10" draw:layer="layout" svg:width="0.889cm" svg:height="0.889cm" svg:x="6.969cm" svg:y="25.144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1" draw:layer="layout" svg:width="0.889cm" svg:height="0.889cm" svg:x="6.969cm" svg:y="26.033cm">
          <text:p text:style-name="P1">4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30" draw:text-style-name="P1" draw:layer="layout" svg:width="0.889cm" svg:height="0.889cm" svg:x="7.858cm" svg:y="26.032cm">
          <text:p text:style-name="P1">4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8" draw:text-style-name="P10" draw:layer="layout" svg:width="0.889cm" svg:height="0.889cm" svg:x="7.858cm" svg:y="25.144cm">
          <text:p text:style-name="P1">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10" draw:layer="layout" svg:width="0.889cm" svg:height="0.889cm" svg:x="8.747cm" svg:y="25.143cm">
          <text:p text:style-name="P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1" draw:layer="layout" svg:width="0.889cm" svg:height="0.889cm" svg:x="8.747cm" svg:y="26.032cm">
          <text:p text:style-name="P1">4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30" draw:text-style-name="P1" draw:layer="layout" svg:width="0.889cm" svg:height="0.889cm" svg:x="6.969cm" svg:y="26.921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30" draw:text-style-name="P1" draw:layer="layout" svg:width="0.889cm" svg:height="0.889cm" svg:x="7.858cm" svg:y="26.921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30" draw:text-style-name="P1" draw:layer="layout" svg:width="0.889cm" svg:height="0.889cm" svg:x="8.747cm" svg:y="26.908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21" draw:text-style-name="P9" draw:layer="layout" svg:width="19cm" svg:height="1.651cm" svg:x="1cm" svg:y="1.255cm">
          <draw:text-box>
            <text:p text:style-name="P8"><text:span text:style-name="T1">Fu</text:span><text:span text:style-name="T1">nz</text:span><text:span text:style-name="T1">io</text:span><text:span text:style-name="T1">na</text:span><text:span text:style-name="T1">lit</text:span><text:span text:style-name="T1">à </text:span><text:span text:style-name="T1">de</text:span><text:span text:style-name="T1">l </text:span><text:span text:style-name="T1">m</text:span><text:span text:style-name="T1">es</text:span><text:span text:style-name="T1">sa</text:span><text:span text:style-name="T1">gg</text:span><text:span text:style-name="T1">io </text:span><text:span text:style-name="T1">S</text:span><text:span text:style-name="T1">Y</text:span><text:span text:style-name="T1">N</text:span><text:span text:style-name="T1">C</text:span><text:span text:style-name="T1">H</text:span></text:p>
          </draw:text-box>
        </draw:frame>
      </draw:page>
      <draw:page draw:name="page17" draw:style-name="dp1" draw:master-page-name="Default">
        <draw:line draw:style-name="gr140" draw:text-style-name="P4" draw:layer="layout" svg:x1="-0.905cm" svg:y1="10.017cm" svg:x2="23.352cm" svg:y2="10.017cm">
          <text:p/>
        </draw:line>
        <draw:custom-shape draw:style-name="gr141" draw:text-style-name="P5" draw:layer="layout" svg:width="3.937cm" svg:height="2.54cm" svg:x="2.27cm" svg:y="3.413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142" draw:text-style-name="P1" draw:layer="layout" svg:width="3.683cm" svg:height="3.556cm" svg:x="1.889cm" svg:y="12.303cm">
          <text:p text:style-name="P1">A</text:p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143" draw:text-style-name="P1" draw:layer="layout" svg:width="1.905cm" svg:height="1.778cm" svg:x="10.271cm" svg:y="13.318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4" draw:text-style-name="P13" draw:layer="layout" svg:width="1.524cm" svg:height="0.649cm" svg:x="1.127cm" svg:y="15.973cm">
          <draw:text-box>
            <text:p text:style-name="P12"><text:span text:style-name="T2">CMP</text:span></text:p>
          </draw:text-box>
        </draw:frame>
        <draw:frame draw:style-name="gr144" draw:text-style-name="P13" draw:layer="layout" svg:width="1.524cm" svg:height="0.649cm" svg:x="3.032cm" svg:y="15.987cm">
          <draw:text-box>
            <text:p text:style-name="P12"><text:span text:style-name="T2">CMC</text:span></text:p>
          </draw:text-box>
        </draw:frame>
        <draw:frame draw:style-name="gr144" draw:text-style-name="P13" draw:layer="layout" svg:width="1.524cm" svg:height="0.649cm" svg:x="3.032cm" svg:y="15.988cm">
          <draw:text-box>
            <text:p text:style-name="P12"><text:span text:style-name="T2">CMC</text:span></text:p>
          </draw:text-box>
        </draw:frame>
        <draw:frame draw:style-name="gr144" draw:text-style-name="P13" draw:layer="layout" svg:width="1.524cm" svg:height="0.649cm" svg:x="1.127cm" svg:y="15.973cm">
          <draw:text-box>
            <text:p text:style-name="P12"><text:span text:style-name="T2">CMP</text:span></text:p>
          </draw:text-box>
        </draw:frame>
        <draw:custom-shape draw:style-name="gr145" draw:text-style-name="P7" draw:layer="layout" svg:width="0.889cm" svg:height="0.889cm" svg:x="11.541cm" svg:y="13.06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43" draw:text-style-name="P1" draw:layer="layout" svg:width="1.905cm" svg:height="1.778cm" svg:x="5.699cm" svg:y="21.955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4" draw:text-style-name="P13" draw:layer="layout" svg:width="1.524cm" svg:height="0.649cm" svg:x="9.382cm" svg:y="15.846cm">
          <draw:text-box>
            <text:p text:style-name="P12"><text:span text:style-name="T2">CMP</text:span></text:p>
          </draw:text-box>
        </draw:frame>
        <draw:frame draw:style-name="gr144" draw:text-style-name="P13" draw:layer="layout" svg:width="1.524cm" svg:height="0.649cm" svg:x="11.287cm" svg:y="15.86cm">
          <draw:text-box>
            <text:p text:style-name="P12"><text:span text:style-name="T2">CMC</text:span></text:p>
          </draw:text-box>
        </draw:frame>
        <draw:frame draw:style-name="gr144" draw:text-style-name="P13" draw:layer="layout" svg:width="1.524cm" svg:height="0.649cm" svg:x="11.287cm" svg:y="15.861cm">
          <draw:text-box>
            <text:p text:style-name="P12"><text:span text:style-name="T2">CMC</text:span></text:p>
          </draw:text-box>
        </draw:frame>
        <draw:frame draw:style-name="gr144" draw:text-style-name="P13" draw:layer="layout" svg:width="1.524cm" svg:height="0.649cm" svg:x="9.382cm" svg:y="15.846cm">
          <draw:text-box>
            <text:p text:style-name="P12"><text:span text:style-name="T2">CMP</text:span></text:p>
          </draw:text-box>
        </draw:frame>
        <draw:frame draw:style-name="gr144" draw:text-style-name="P13" draw:layer="layout" svg:width="1.524cm" svg:height="0.649cm" svg:x="4.81cm" svg:y="24.495cm">
          <draw:text-box>
            <text:p text:style-name="P12"><text:span text:style-name="T2">CMP</text:span></text:p>
          </draw:text-box>
        </draw:frame>
        <draw:frame draw:style-name="gr144" draw:text-style-name="P13" draw:layer="layout" svg:width="1.524cm" svg:height="0.649cm" svg:x="6.715cm" svg:y="24.509cm">
          <draw:text-box>
            <text:p text:style-name="P12"><text:span text:style-name="T2">CMC</text:span></text:p>
          </draw:text-box>
        </draw:frame>
        <draw:frame draw:style-name="gr144" draw:text-style-name="P13" draw:layer="layout" svg:width="1.524cm" svg:height="0.649cm" svg:x="6.715cm" svg:y="24.51cm">
          <draw:text-box>
            <text:p text:style-name="P12"><text:span text:style-name="T2">CMC</text:span></text:p>
          </draw:text-box>
        </draw:frame>
        <draw:frame draw:style-name="gr144" draw:text-style-name="P13" draw:layer="layout" svg:width="1.524cm" svg:height="0.649cm" svg:x="4.81cm" svg:y="24.495cm">
          <draw:text-box>
            <text:p text:style-name="P12"><text:span text:style-name="T2">CMP</text:span></text:p>
          </draw:text-box>
        </draw:frame>
        <draw:custom-shape draw:style-name="gr146" draw:text-style-name="P1" draw:layer="layout" svg:width="1.905cm" svg:height="1.778cm" svg:x="12.304cm" svg:y="5.701cm">
          <text:p text:style-name="P1">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7" draw:text-style-name="P4" draw:layer="layout" svg:x1="11.16cm" svg:y1="15.097cm" svg:x2="7.604cm" svg:y2="22.59cm">
          <text:p/>
        </draw:line>
        <draw:frame draw:style-name="gr148" draw:text-style-name="P6" draw:layer="layout" svg:width="6.427cm" svg:height="3.236cm" svg:x="12.938cm" svg:y="12.712cm">
          <draw:text-box>
            <text:p>B risponde ACK, mandando anche tutte le sue misurazioni (sia CMP che CMC)</text:p>
          </draw:text-box>
        </draw:frame>
        <draw:custom-shape draw:style-name="gr128" draw:text-style-name="P10" draw:layer="layout" svg:width="0.889cm" svg:height="0.889cm" svg:x="3.286cm" svg:y="16.622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1" draw:layer="layout" svg:width="0.889cm" svg:height="0.889cm" svg:x="3.286cm" svg:y="17.511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30" draw:text-style-name="P1" draw:layer="layout" svg:width="0.889cm" svg:height="0.889cm" svg:x="4.175cm" svg:y="17.51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8" draw:text-style-name="P10" draw:layer="layout" svg:width="0.889cm" svg:height="0.889cm" svg:x="4.175cm" svg:y="16.622cm">
          <text:p text:style-name="P1">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10" draw:layer="layout" svg:width="0.889cm" svg:height="0.889cm" svg:x="5.064cm" svg:y="16.621cm">
          <text:p text:style-name="P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1" draw:layer="layout" svg:width="0.889cm" svg:height="0.889cm" svg:x="5.064cm" svg:y="17.51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8" draw:text-style-name="P10" draw:layer="layout" svg:width="0.889cm" svg:height="0.889cm" svg:x="11.541cm" svg:y="16.495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1" draw:layer="layout" svg:width="0.889cm" svg:height="0.889cm" svg:x="11.541cm" svg:y="17.384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30" draw:text-style-name="P1" draw:layer="layout" svg:width="0.889cm" svg:height="0.889cm" svg:x="12.43cm" svg:y="17.383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8" draw:text-style-name="P10" draw:layer="layout" svg:width="0.889cm" svg:height="0.889cm" svg:x="12.43cm" svg:y="16.495cm">
          <text:p text:style-name="P1">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10" draw:layer="layout" svg:width="0.889cm" svg:height="0.889cm" svg:x="13.319cm" svg:y="16.494cm">
          <text:p text:style-name="P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1" draw:layer="layout" svg:width="0.889cm" svg:height="0.889cm" svg:x="13.319cm" svg:y="17.383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8" draw:text-style-name="P10" draw:layer="layout" svg:width="0.889cm" svg:height="0.889cm" svg:x="6.969cm" svg:y="25.144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1" draw:layer="layout" svg:width="0.889cm" svg:height="0.889cm" svg:x="6.969cm" svg:y="26.033cm">
          <text:p text:style-name="P1">4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30" draw:text-style-name="P1" draw:layer="layout" svg:width="0.889cm" svg:height="0.889cm" svg:x="7.858cm" svg:y="26.032cm">
          <text:p text:style-name="P1">4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8" draw:text-style-name="P10" draw:layer="layout" svg:width="0.889cm" svg:height="0.889cm" svg:x="7.858cm" svg:y="25.144cm">
          <text:p text:style-name="P1">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10" draw:layer="layout" svg:width="0.889cm" svg:height="0.889cm" svg:x="8.747cm" svg:y="25.143cm">
          <text:p text:style-name="P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1" draw:layer="layout" svg:width="0.889cm" svg:height="0.889cm" svg:x="8.747cm" svg:y="26.032cm">
          <text:p text:style-name="P1">4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30" draw:text-style-name="P1" draw:layer="layout" svg:width="0.889cm" svg:height="0.889cm" svg:x="6.969cm" svg:y="26.921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30" draw:text-style-name="P1" draw:layer="layout" svg:width="0.889cm" svg:height="0.889cm" svg:x="7.858cm" svg:y="26.921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30" draw:text-style-name="P1" draw:layer="layout" svg:width="0.889cm" svg:height="0.889cm" svg:x="8.747cm" svg:y="26.908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21" draw:text-style-name="P9" draw:layer="layout" svg:width="19cm" svg:height="1.651cm" svg:x="1cm" svg:y="1.255cm">
          <draw:text-box>
            <text:p text:style-name="P8"><text:span text:style-name="T1">Fu</text:span><text:span text:style-name="T1">nz</text:span><text:span text:style-name="T1">io</text:span><text:span text:style-name="T1">na</text:span><text:span text:style-name="T1">lit</text:span><text:span text:style-name="T1">à </text:span><text:span text:style-name="T1">de</text:span><text:span text:style-name="T1">l </text:span><text:span text:style-name="T1">m</text:span><text:span text:style-name="T1">es</text:span><text:span text:style-name="T1">sa</text:span><text:span text:style-name="T1">gg</text:span><text:span text:style-name="T1">io </text:span><text:span text:style-name="T1">S</text:span><text:span text:style-name="T1">Y</text:span><text:span text:style-name="T1">N</text:span><text:span text:style-name="T1">C</text:span><text:span text:style-name="T1">H</text:span></text:p>
          </draw:text-box>
        </draw:frame>
      </draw:page>
      <draw:page draw:name="page18" draw:style-name="dp1" draw:master-page-name="Default">
        <draw:line draw:style-name="gr149" draw:text-style-name="P4" draw:layer="layout" svg:x1="-0.905cm" svg:y1="10.017cm" svg:x2="23.352cm" svg:y2="10.017cm">
          <text:p/>
        </draw:line>
        <draw:custom-shape draw:style-name="gr150" draw:text-style-name="P5" draw:layer="layout" svg:width="3.937cm" svg:height="2.54cm" svg:x="2.27cm" svg:y="3.413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151" draw:text-style-name="P1" draw:layer="layout" svg:width="3.683cm" svg:height="3.556cm" svg:x="1.889cm" svg:y="12.303cm">
          <text:p text:style-name="P1">A</text:p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152" draw:text-style-name="P1" draw:layer="layout" svg:width="1.905cm" svg:height="1.778cm" svg:x="10.271cm" svg:y="13.318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3" draw:text-style-name="P13" draw:layer="layout" svg:width="1.524cm" svg:height="0.649cm" svg:x="1.127cm" svg:y="15.973cm">
          <draw:text-box>
            <text:p text:style-name="P12"><text:span text:style-name="T2">CMP</text:span></text:p>
          </draw:text-box>
        </draw:frame>
        <draw:frame draw:style-name="gr153" draw:text-style-name="P13" draw:layer="layout" svg:width="1.524cm" svg:height="0.649cm" svg:x="3.032cm" svg:y="15.987cm">
          <draw:text-box>
            <text:p text:style-name="P12"><text:span text:style-name="T2">CMC</text:span></text:p>
          </draw:text-box>
        </draw:frame>
        <draw:frame draw:style-name="gr153" draw:text-style-name="P13" draw:layer="layout" svg:width="1.524cm" svg:height="0.649cm" svg:x="3.032cm" svg:y="15.988cm">
          <draw:text-box>
            <text:p text:style-name="P12"><text:span text:style-name="T2">CMC</text:span></text:p>
          </draw:text-box>
        </draw:frame>
        <draw:frame draw:style-name="gr153" draw:text-style-name="P13" draw:layer="layout" svg:width="1.524cm" svg:height="0.649cm" svg:x="1.127cm" svg:y="15.973cm">
          <draw:text-box>
            <text:p text:style-name="P12"><text:span text:style-name="T2">CMP</text:span></text:p>
          </draw:text-box>
        </draw:frame>
        <draw:custom-shape draw:style-name="gr154" draw:text-style-name="P7" draw:layer="layout" svg:width="0.889cm" svg:height="0.889cm" svg:x="11.541cm" svg:y="13.06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1" draw:layer="layout" svg:width="1.905cm" svg:height="1.778cm" svg:x="5.699cm" svg:y="21.955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3" draw:text-style-name="P13" draw:layer="layout" svg:width="1.524cm" svg:height="0.649cm" svg:x="9.382cm" svg:y="15.846cm">
          <draw:text-box>
            <text:p text:style-name="P12"><text:span text:style-name="T2">CMP</text:span></text:p>
          </draw:text-box>
        </draw:frame>
        <draw:frame draw:style-name="gr153" draw:text-style-name="P13" draw:layer="layout" svg:width="1.524cm" svg:height="0.649cm" svg:x="11.287cm" svg:y="15.86cm">
          <draw:text-box>
            <text:p text:style-name="P12"><text:span text:style-name="T2">CMC</text:span></text:p>
          </draw:text-box>
        </draw:frame>
        <draw:frame draw:style-name="gr153" draw:text-style-name="P13" draw:layer="layout" svg:width="1.524cm" svg:height="0.649cm" svg:x="11.287cm" svg:y="15.861cm">
          <draw:text-box>
            <text:p text:style-name="P12"><text:span text:style-name="T2">CMC</text:span></text:p>
          </draw:text-box>
        </draw:frame>
        <draw:frame draw:style-name="gr153" draw:text-style-name="P13" draw:layer="layout" svg:width="1.524cm" svg:height="0.649cm" svg:x="9.382cm" svg:y="15.846cm">
          <draw:text-box>
            <text:p text:style-name="P12"><text:span text:style-name="T2">CMP</text:span></text:p>
          </draw:text-box>
        </draw:frame>
        <draw:frame draw:style-name="gr153" draw:text-style-name="P13" draw:layer="layout" svg:width="1.524cm" svg:height="0.649cm" svg:x="4.81cm" svg:y="24.495cm">
          <draw:text-box>
            <text:p text:style-name="P12"><text:span text:style-name="T2">CMP</text:span></text:p>
          </draw:text-box>
        </draw:frame>
        <draw:frame draw:style-name="gr153" draw:text-style-name="P13" draw:layer="layout" svg:width="1.524cm" svg:height="0.649cm" svg:x="6.715cm" svg:y="24.509cm">
          <draw:text-box>
            <text:p text:style-name="P12"><text:span text:style-name="T2">CMC</text:span></text:p>
          </draw:text-box>
        </draw:frame>
        <draw:frame draw:style-name="gr153" draw:text-style-name="P13" draw:layer="layout" svg:width="1.524cm" svg:height="0.649cm" svg:x="6.715cm" svg:y="24.51cm">
          <draw:text-box>
            <text:p text:style-name="P12"><text:span text:style-name="T2">CMC</text:span></text:p>
          </draw:text-box>
        </draw:frame>
        <draw:frame draw:style-name="gr153" draw:text-style-name="P13" draw:layer="layout" svg:width="1.524cm" svg:height="0.649cm" svg:x="4.81cm" svg:y="24.495cm">
          <draw:text-box>
            <text:p text:style-name="P12"><text:span text:style-name="T2">CMP</text:span></text:p>
          </draw:text-box>
        </draw:frame>
        <draw:custom-shape draw:style-name="gr155" draw:text-style-name="P1" draw:layer="layout" svg:width="1.905cm" svg:height="1.778cm" svg:x="12.304cm" svg:y="5.701cm">
          <text:p text:style-name="P1">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6" draw:text-style-name="P6" draw:layer="layout" svg:width="6.427cm" svg:height="6.221cm" svg:x="9.89cm" svg:y="22.427cm">
          <draw:text-box>
            <text:p>C controlla se le prime misurazioni combaciano con quelle inviategli da B.</text:p>
            <text:p>Se non combaciano C aggiunge le prime misurazioni che ha in CMC a quelle di B e le manda a K</text:p>
          </draw:text-box>
        </draw:frame>
        <draw:line draw:style-name="gr29" draw:text-style-name="P4" draw:layer="layout" svg:x1="6.842cm" svg:y1="21.955cm" svg:x2="12.557cm" svg:y2="7.223cm">
          <text:p/>
        </draw:line>
        <draw:custom-shape draw:style-name="gr128" draw:text-style-name="P10" draw:layer="layout" svg:width="0.889cm" svg:height="0.889cm" svg:x="3.286cm" svg:y="16.622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1" draw:layer="layout" svg:width="0.889cm" svg:height="0.889cm" svg:x="3.286cm" svg:y="17.511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30" draw:text-style-name="P1" draw:layer="layout" svg:width="0.889cm" svg:height="0.889cm" svg:x="4.175cm" svg:y="17.51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8" draw:text-style-name="P10" draw:layer="layout" svg:width="0.889cm" svg:height="0.889cm" svg:x="4.175cm" svg:y="16.622cm">
          <text:p text:style-name="P1">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10" draw:layer="layout" svg:width="0.889cm" svg:height="0.889cm" svg:x="5.064cm" svg:y="16.621cm">
          <text:p text:style-name="P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1" draw:layer="layout" svg:width="0.889cm" svg:height="0.889cm" svg:x="5.064cm" svg:y="17.51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8" draw:text-style-name="P10" draw:layer="layout" svg:width="0.889cm" svg:height="0.889cm" svg:x="11.541cm" svg:y="16.495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1" draw:layer="layout" svg:width="0.889cm" svg:height="0.889cm" svg:x="11.541cm" svg:y="17.384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30" draw:text-style-name="P1" draw:layer="layout" svg:width="0.889cm" svg:height="0.889cm" svg:x="12.43cm" svg:y="17.383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8" draw:text-style-name="P10" draw:layer="layout" svg:width="0.889cm" svg:height="0.889cm" svg:x="12.43cm" svg:y="16.495cm">
          <text:p text:style-name="P1">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10" draw:layer="layout" svg:width="0.889cm" svg:height="0.889cm" svg:x="13.319cm" svg:y="16.494cm">
          <text:p text:style-name="P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1" draw:layer="layout" svg:width="0.889cm" svg:height="0.889cm" svg:x="13.319cm" svg:y="17.383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8" draw:text-style-name="P10" draw:layer="layout" svg:width="0.889cm" svg:height="0.889cm" svg:x="6.969cm" svg:y="25.144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1" draw:layer="layout" svg:width="0.889cm" svg:height="0.889cm" svg:x="6.969cm" svg:y="26.033cm">
          <text:p text:style-name="P1">4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30" draw:text-style-name="P1" draw:layer="layout" svg:width="0.889cm" svg:height="0.889cm" svg:x="7.858cm" svg:y="26.032cm">
          <text:p text:style-name="P1">4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8" draw:text-style-name="P10" draw:layer="layout" svg:width="0.889cm" svg:height="0.889cm" svg:x="7.858cm" svg:y="25.144cm">
          <text:p text:style-name="P1">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10" draw:layer="layout" svg:width="0.889cm" svg:height="0.889cm" svg:x="8.747cm" svg:y="25.143cm">
          <text:p text:style-name="P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1" draw:layer="layout" svg:width="0.889cm" svg:height="0.889cm" svg:x="8.747cm" svg:y="26.032cm">
          <text:p text:style-name="P1">4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30" draw:text-style-name="P1" draw:layer="layout" svg:width="0.889cm" svg:height="0.889cm" svg:x="6.969cm" svg:y="26.921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30" draw:text-style-name="P1" draw:layer="layout" svg:width="0.889cm" svg:height="0.889cm" svg:x="7.858cm" svg:y="26.921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30" draw:text-style-name="P1" draw:layer="layout" svg:width="0.889cm" svg:height="0.889cm" svg:x="8.747cm" svg:y="26.908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21" draw:text-style-name="P9" draw:layer="layout" svg:width="19cm" svg:height="1.651cm" svg:x="1cm" svg:y="1.255cm">
          <draw:text-box>
            <text:p text:style-name="P8"><text:span text:style-name="T1">Fu</text:span><text:span text:style-name="T1">nz</text:span><text:span text:style-name="T1">io</text:span><text:span text:style-name="T1">na</text:span><text:span text:style-name="T1">lit</text:span><text:span text:style-name="T1">à </text:span><text:span text:style-name="T1">de</text:span><text:span text:style-name="T1">l </text:span><text:span text:style-name="T1">m</text:span><text:span text:style-name="T1">es</text:span><text:span text:style-name="T1">sa</text:span><text:span text:style-name="T1">gg</text:span><text:span text:style-name="T1">io </text:span><text:span text:style-name="T1">S</text:span><text:span text:style-name="T1">Y</text:span><text:span text:style-name="T1">N</text:span><text:span text:style-name="T1">C</text:span><text:span text:style-name="T1">H</text:span></text:p>
          </draw:text-box>
        </draw:frame>
      </draw:page>
      <draw:page draw:name="page19" draw:style-name="dp1" draw:master-page-name="Default">
        <draw:line draw:style-name="gr157" draw:text-style-name="P4" draw:layer="layout" svg:x1="-0.905cm" svg:y1="10.017cm" svg:x2="23.352cm" svg:y2="10.017cm">
          <text:p/>
        </draw:line>
        <draw:custom-shape draw:style-name="gr158" draw:text-style-name="P5" draw:layer="layout" svg:width="3.937cm" svg:height="2.54cm" svg:x="2.27cm" svg:y="3.413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159" draw:text-style-name="P1" draw:layer="layout" svg:width="3.683cm" svg:height="3.556cm" svg:x="1.889cm" svg:y="12.303cm">
          <text:p text:style-name="P1">A</text:p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160" draw:text-style-name="P1" draw:layer="layout" svg:width="1.905cm" svg:height="1.778cm" svg:x="10.271cm" svg:y="13.318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1" draw:text-style-name="P13" draw:layer="layout" svg:width="1.524cm" svg:height="0.649cm" svg:x="1.127cm" svg:y="15.973cm">
          <draw:text-box>
            <text:p text:style-name="P12"><text:span text:style-name="T2">CMP</text:span></text:p>
          </draw:text-box>
        </draw:frame>
        <draw:frame draw:style-name="gr161" draw:text-style-name="P13" draw:layer="layout" svg:width="1.524cm" svg:height="0.649cm" svg:x="3.032cm" svg:y="15.987cm">
          <draw:text-box>
            <text:p text:style-name="P12"><text:span text:style-name="T2">CMC</text:span></text:p>
          </draw:text-box>
        </draw:frame>
        <draw:frame draw:style-name="gr161" draw:text-style-name="P13" draw:layer="layout" svg:width="1.524cm" svg:height="0.649cm" svg:x="3.032cm" svg:y="15.988cm">
          <draw:text-box>
            <text:p text:style-name="P12"><text:span text:style-name="T2">CMC</text:span></text:p>
          </draw:text-box>
        </draw:frame>
        <draw:frame draw:style-name="gr161" draw:text-style-name="P13" draw:layer="layout" svg:width="1.524cm" svg:height="0.649cm" svg:x="1.127cm" svg:y="15.973cm">
          <draw:text-box>
            <text:p text:style-name="P12"><text:span text:style-name="T2">CMP</text:span></text:p>
          </draw:text-box>
        </draw:frame>
        <draw:custom-shape draw:style-name="gr162" draw:text-style-name="P7" draw:layer="layout" svg:width="0.889cm" svg:height="0.889cm" svg:x="11.541cm" svg:y="13.06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0" draw:text-style-name="P1" draw:layer="layout" svg:width="1.905cm" svg:height="1.778cm" svg:x="5.699cm" svg:y="21.955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1" draw:text-style-name="P13" draw:layer="layout" svg:width="1.524cm" svg:height="0.649cm" svg:x="9.382cm" svg:y="15.846cm">
          <draw:text-box>
            <text:p text:style-name="P12"><text:span text:style-name="T2">CMP</text:span></text:p>
          </draw:text-box>
        </draw:frame>
        <draw:frame draw:style-name="gr161" draw:text-style-name="P13" draw:layer="layout" svg:width="1.524cm" svg:height="0.649cm" svg:x="11.287cm" svg:y="15.86cm">
          <draw:text-box>
            <text:p text:style-name="P12"><text:span text:style-name="T2">CMC</text:span></text:p>
          </draw:text-box>
        </draw:frame>
        <draw:frame draw:style-name="gr161" draw:text-style-name="P13" draw:layer="layout" svg:width="1.524cm" svg:height="0.649cm" svg:x="11.287cm" svg:y="15.861cm">
          <draw:text-box>
            <text:p text:style-name="P12"><text:span text:style-name="T2">CMC</text:span></text:p>
          </draw:text-box>
        </draw:frame>
        <draw:frame draw:style-name="gr161" draw:text-style-name="P13" draw:layer="layout" svg:width="1.524cm" svg:height="0.649cm" svg:x="9.382cm" svg:y="15.846cm">
          <draw:text-box>
            <text:p text:style-name="P12"><text:span text:style-name="T2">CMP</text:span></text:p>
          </draw:text-box>
        </draw:frame>
        <draw:frame draw:style-name="gr161" draw:text-style-name="P13" draw:layer="layout" svg:width="1.524cm" svg:height="0.649cm" svg:x="4.81cm" svg:y="24.495cm">
          <draw:text-box>
            <text:p text:style-name="P12"><text:span text:style-name="T2">CMP</text:span></text:p>
          </draw:text-box>
        </draw:frame>
        <draw:frame draw:style-name="gr161" draw:text-style-name="P13" draw:layer="layout" svg:width="1.524cm" svg:height="0.649cm" svg:x="6.715cm" svg:y="24.509cm">
          <draw:text-box>
            <text:p text:style-name="P12"><text:span text:style-name="T2">CMC</text:span></text:p>
          </draw:text-box>
        </draw:frame>
        <draw:frame draw:style-name="gr161" draw:text-style-name="P13" draw:layer="layout" svg:width="1.524cm" svg:height="0.649cm" svg:x="6.715cm" svg:y="24.51cm">
          <draw:text-box>
            <text:p text:style-name="P12"><text:span text:style-name="T2">CMC</text:span></text:p>
          </draw:text-box>
        </draw:frame>
        <draw:frame draw:style-name="gr161" draw:text-style-name="P13" draw:layer="layout" svg:width="1.524cm" svg:height="0.649cm" svg:x="4.81cm" svg:y="24.495cm">
          <draw:text-box>
            <text:p text:style-name="P12"><text:span text:style-name="T2">CMP</text:span></text:p>
          </draw:text-box>
        </draw:frame>
        <draw:custom-shape draw:style-name="gr163" draw:text-style-name="P1" draw:layer="layout" svg:width="1.905cm" svg:height="1.778cm" svg:x="13.7cm" svg:y="21.447cm">
          <text:p text:style-name="P1">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4" draw:text-style-name="P6" draw:layer="layout" svg:width="5.268cm" svg:height="3.833cm" svg:x="14.97cm" svg:y="17.51cm">
          <draw:text-box>
            <text:p>K è dentro la rete ed è allineato con il resto di essa, deve ancora sincronizzarsi</text:p>
          </draw:text-box>
        </draw:frame>
        <draw:custom-shape draw:style-name="gr128" draw:text-style-name="P10" draw:layer="layout" svg:width="0.889cm" svg:height="0.889cm" svg:x="3.286cm" svg:y="16.622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1" draw:layer="layout" svg:width="0.889cm" svg:height="0.889cm" svg:x="3.286cm" svg:y="17.511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30" draw:text-style-name="P1" draw:layer="layout" svg:width="0.889cm" svg:height="0.889cm" svg:x="4.175cm" svg:y="17.51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8" draw:text-style-name="P10" draw:layer="layout" svg:width="0.889cm" svg:height="0.889cm" svg:x="4.175cm" svg:y="16.622cm">
          <text:p text:style-name="P1">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10" draw:layer="layout" svg:width="0.889cm" svg:height="0.889cm" svg:x="5.064cm" svg:y="16.621cm">
          <text:p text:style-name="P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1" draw:layer="layout" svg:width="0.889cm" svg:height="0.889cm" svg:x="5.064cm" svg:y="17.51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8" draw:text-style-name="P10" draw:layer="layout" svg:width="0.889cm" svg:height="0.889cm" svg:x="11.541cm" svg:y="16.495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1" draw:layer="layout" svg:width="0.889cm" svg:height="0.889cm" svg:x="11.541cm" svg:y="17.384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30" draw:text-style-name="P1" draw:layer="layout" svg:width="0.889cm" svg:height="0.889cm" svg:x="12.43cm" svg:y="17.383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8" draw:text-style-name="P10" draw:layer="layout" svg:width="0.889cm" svg:height="0.889cm" svg:x="12.43cm" svg:y="16.495cm">
          <text:p text:style-name="P1">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10" draw:layer="layout" svg:width="0.889cm" svg:height="0.889cm" svg:x="13.319cm" svg:y="16.494cm">
          <text:p text:style-name="P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1" draw:layer="layout" svg:width="0.889cm" svg:height="0.889cm" svg:x="13.319cm" svg:y="17.383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8" draw:text-style-name="P10" draw:layer="layout" svg:width="0.889cm" svg:height="0.889cm" svg:x="6.969cm" svg:y="25.144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1" draw:layer="layout" svg:width="0.889cm" svg:height="0.889cm" svg:x="6.969cm" svg:y="26.033cm">
          <text:p text:style-name="P1">4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30" draw:text-style-name="P1" draw:layer="layout" svg:width="0.889cm" svg:height="0.889cm" svg:x="7.858cm" svg:y="26.032cm">
          <text:p text:style-name="P1">4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8" draw:text-style-name="P10" draw:layer="layout" svg:width="0.889cm" svg:height="0.889cm" svg:x="7.858cm" svg:y="25.144cm">
          <text:p text:style-name="P1">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10" draw:layer="layout" svg:width="0.889cm" svg:height="0.889cm" svg:x="8.747cm" svg:y="25.143cm">
          <text:p text:style-name="P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1" draw:layer="layout" svg:width="0.889cm" svg:height="0.889cm" svg:x="8.747cm" svg:y="26.032cm">
          <text:p text:style-name="P1">4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30" draw:text-style-name="P1" draw:layer="layout" svg:width="0.889cm" svg:height="0.889cm" svg:x="6.969cm" svg:y="26.921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30" draw:text-style-name="P1" draw:layer="layout" svg:width="0.889cm" svg:height="0.889cm" svg:x="7.858cm" svg:y="26.921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30" draw:text-style-name="P1" draw:layer="layout" svg:width="0.889cm" svg:height="0.889cm" svg:x="8.747cm" svg:y="26.908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161" draw:text-style-name="P13" draw:layer="layout" svg:width="1.524cm" svg:height="0.649cm" svg:x="12.938cm" svg:y="23.606cm">
          <draw:text-box>
            <text:p text:style-name="P12"><text:span text:style-name="T2">CMP</text:span></text:p>
          </draw:text-box>
        </draw:frame>
        <draw:frame draw:style-name="gr161" draw:text-style-name="P13" draw:layer="layout" svg:width="1.524cm" svg:height="0.649cm" svg:x="14.843cm" svg:y="23.62cm">
          <draw:text-box>
            <text:p text:style-name="P12"><text:span text:style-name="T2">CMC</text:span></text:p>
          </draw:text-box>
        </draw:frame>
        <draw:frame draw:style-name="gr161" draw:text-style-name="P13" draw:layer="layout" svg:width="1.524cm" svg:height="0.649cm" svg:x="14.843cm" svg:y="23.621cm">
          <draw:text-box>
            <text:p text:style-name="P12"><text:span text:style-name="T2">CMC</text:span></text:p>
          </draw:text-box>
        </draw:frame>
        <draw:frame draw:style-name="gr161" draw:text-style-name="P13" draw:layer="layout" svg:width="1.524cm" svg:height="0.649cm" svg:x="12.938cm" svg:y="23.606cm">
          <draw:text-box>
            <text:p text:style-name="P12"><text:span text:style-name="T2">CMP</text:span></text:p>
          </draw:text-box>
        </draw:frame>
        <draw:custom-shape draw:style-name="gr128" draw:text-style-name="P10" draw:layer="layout" svg:width="0.889cm" svg:height="0.889cm" svg:x="15.097cm" svg:y="24.255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1" draw:layer="layout" svg:width="0.889cm" svg:height="0.889cm" svg:x="15.097cm" svg:y="25.144cm">
          <text:p text:style-name="P1">4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30" draw:text-style-name="P1" draw:layer="layout" svg:width="0.889cm" svg:height="0.889cm" svg:x="15.986cm" svg:y="25.143cm">
          <text:p text:style-name="P1">4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8" draw:text-style-name="P10" draw:layer="layout" svg:width="0.889cm" svg:height="0.889cm" svg:x="15.986cm" svg:y="24.255cm">
          <text:p text:style-name="P1">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10" draw:layer="layout" svg:width="0.889cm" svg:height="0.889cm" svg:x="16.875cm" svg:y="24.254cm">
          <text:p text:style-name="P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1" draw:layer="layout" svg:width="0.889cm" svg:height="0.889cm" svg:x="16.875cm" svg:y="25.143cm">
          <text:p text:style-name="P1">4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30" draw:text-style-name="P1" draw:layer="layout" svg:width="0.889cm" svg:height="0.889cm" svg:x="15.097cm" svg:y="26.032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30" draw:text-style-name="P1" draw:layer="layout" svg:width="0.889cm" svg:height="0.889cm" svg:x="15.986cm" svg:y="26.032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30" draw:text-style-name="P1" draw:layer="layout" svg:width="0.889cm" svg:height="0.889cm" svg:x="16.875cm" svg:y="26.019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21" draw:text-style-name="P9" draw:layer="layout" svg:width="19cm" svg:height="1.651cm" svg:x="1cm" svg:y="1.255cm">
          <draw:text-box>
            <text:p text:style-name="P8"><text:span text:style-name="T1">Fu</text:span><text:span text:style-name="T1">nz</text:span><text:span text:style-name="T1">io</text:span><text:span text:style-name="T1">na</text:span><text:span text:style-name="T1">lit</text:span><text:span text:style-name="T1">à </text:span><text:span text:style-name="T1">de</text:span><text:span text:style-name="T1">l </text:span><text:span text:style-name="T1">m</text:span><text:span text:style-name="T1">es</text:span><text:span text:style-name="T1">sa</text:span><text:span text:style-name="T1">gg</text:span><text:span text:style-name="T1">io </text:span><text:span text:style-name="T1">S</text:span><text:span text:style-name="T1">Y</text:span><text:span text:style-name="T1">N</text:span><text:span text:style-name="T1">C</text:span><text:span text:style-name="T1">H</text:span></text:p>
          </draw:text-box>
        </draw:frame>
      </draw:page>
      <draw:page draw:name="page20" draw:style-name="dp1" draw:master-page-name="Default">
        <draw:line draw:style-name="gr165" draw:text-style-name="P4" draw:layer="layout" svg:x1="-0.905cm" svg:y1="10.017cm" svg:x2="23.352cm" svg:y2="10.017cm">
          <text:p/>
        </draw:line>
        <draw:custom-shape draw:style-name="gr166" draw:text-style-name="P5" draw:layer="layout" svg:width="3.937cm" svg:height="2.54cm" svg:x="2.27cm" svg:y="3.413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167" draw:text-style-name="P1" draw:layer="layout" svg:width="3.683cm" svg:height="3.556cm" svg:x="1.889cm" svg:y="12.303cm">
          <text:p text:style-name="P1">A</text:p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168" draw:text-style-name="P1" draw:layer="layout" svg:width="1.905cm" svg:height="1.778cm" svg:x="10.271cm" svg:y="13.318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9" draw:text-style-name="P13" draw:layer="layout" svg:width="1.524cm" svg:height="0.649cm" svg:x="1.127cm" svg:y="15.973cm">
          <draw:text-box>
            <text:p text:style-name="P12"><text:span text:style-name="T2">CMP</text:span></text:p>
          </draw:text-box>
        </draw:frame>
        <draw:frame draw:style-name="gr169" draw:text-style-name="P13" draw:layer="layout" svg:width="1.524cm" svg:height="0.649cm" svg:x="3.032cm" svg:y="15.987cm">
          <draw:text-box>
            <text:p text:style-name="P12"><text:span text:style-name="T2">CMC</text:span></text:p>
          </draw:text-box>
        </draw:frame>
        <draw:frame draw:style-name="gr169" draw:text-style-name="P13" draw:layer="layout" svg:width="1.524cm" svg:height="0.649cm" svg:x="3.032cm" svg:y="15.988cm">
          <draw:text-box>
            <text:p text:style-name="P12"><text:span text:style-name="T2">CMC</text:span></text:p>
          </draw:text-box>
        </draw:frame>
        <draw:frame draw:style-name="gr169" draw:text-style-name="P13" draw:layer="layout" svg:width="1.524cm" svg:height="0.649cm" svg:x="1.127cm" svg:y="15.973cm">
          <draw:text-box>
            <text:p text:style-name="P12"><text:span text:style-name="T2">CMP</text:span></text:p>
          </draw:text-box>
        </draw:frame>
        <draw:custom-shape draw:style-name="gr170" draw:text-style-name="P7" draw:layer="layout" svg:width="0.889cm" svg:height="0.889cm" svg:x="14.208cm" svg:y="19.28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8" draw:text-style-name="P1" draw:layer="layout" svg:width="1.905cm" svg:height="1.778cm" svg:x="5.699cm" svg:y="21.955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9" draw:text-style-name="P13" draw:layer="layout" svg:width="1.524cm" svg:height="0.649cm" svg:x="9.382cm" svg:y="15.846cm">
          <draw:text-box>
            <text:p text:style-name="P12"><text:span text:style-name="T2">CMP</text:span></text:p>
          </draw:text-box>
        </draw:frame>
        <draw:frame draw:style-name="gr169" draw:text-style-name="P13" draw:layer="layout" svg:width="1.524cm" svg:height="0.649cm" svg:x="11.287cm" svg:y="15.86cm">
          <draw:text-box>
            <text:p text:style-name="P12"><text:span text:style-name="T2">CMC</text:span></text:p>
          </draw:text-box>
        </draw:frame>
        <draw:frame draw:style-name="gr169" draw:text-style-name="P13" draw:layer="layout" svg:width="1.524cm" svg:height="0.649cm" svg:x="11.287cm" svg:y="15.861cm">
          <draw:text-box>
            <text:p text:style-name="P12"><text:span text:style-name="T2">CMC</text:span></text:p>
          </draw:text-box>
        </draw:frame>
        <draw:frame draw:style-name="gr169" draw:text-style-name="P13" draw:layer="layout" svg:width="1.524cm" svg:height="0.649cm" svg:x="9.382cm" svg:y="15.846cm">
          <draw:text-box>
            <text:p text:style-name="P12"><text:span text:style-name="T2">CMP</text:span></text:p>
          </draw:text-box>
        </draw:frame>
        <draw:frame draw:style-name="gr169" draw:text-style-name="P13" draw:layer="layout" svg:width="1.524cm" svg:height="0.649cm" svg:x="4.81cm" svg:y="24.495cm">
          <draw:text-box>
            <text:p text:style-name="P12"><text:span text:style-name="T2">CMP</text:span></text:p>
          </draw:text-box>
        </draw:frame>
        <draw:frame draw:style-name="gr169" draw:text-style-name="P13" draw:layer="layout" svg:width="1.524cm" svg:height="0.649cm" svg:x="6.715cm" svg:y="24.509cm">
          <draw:text-box>
            <text:p text:style-name="P12"><text:span text:style-name="T2">CMC</text:span></text:p>
          </draw:text-box>
        </draw:frame>
        <draw:frame draw:style-name="gr169" draw:text-style-name="P13" draw:layer="layout" svg:width="1.524cm" svg:height="0.649cm" svg:x="6.715cm" svg:y="24.51cm">
          <draw:text-box>
            <text:p text:style-name="P12"><text:span text:style-name="T2">CMC</text:span></text:p>
          </draw:text-box>
        </draw:frame>
        <draw:frame draw:style-name="gr169" draw:text-style-name="P13" draw:layer="layout" svg:width="1.524cm" svg:height="0.649cm" svg:x="4.81cm" svg:y="24.495cm">
          <draw:text-box>
            <text:p text:style-name="P12"><text:span text:style-name="T2">CMP</text:span></text:p>
          </draw:text-box>
        </draw:frame>
        <draw:custom-shape draw:style-name="gr171" draw:text-style-name="P1" draw:layer="layout" svg:width="1.905cm" svg:height="1.778cm" svg:x="13.7cm" svg:y="21.447cm">
          <text:p text:style-name="P1">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2" draw:text-style-name="P6" draw:layer="layout" svg:width="5.268cm" svg:height="2.042cm" svg:x="12.684cm" svg:y="12.303cm">
          <draw:text-box>
            <text:p>B invia il token al suo (nuovo) successore</text:p>
          </draw:text-box>
        </draw:frame>
        <draw:custom-shape draw:style-name="gr173" draw:text-style-name="P10" draw:layer="layout" svg:width="0.889cm" svg:height="0.889cm" svg:x="3.286cm" svg:y="16.622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4" draw:text-style-name="P1" draw:layer="layout" svg:width="0.889cm" svg:height="0.889cm" svg:x="3.286cm" svg:y="17.511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74" draw:text-style-name="P1" draw:layer="layout" svg:width="0.889cm" svg:height="0.889cm" svg:x="4.175cm" svg:y="17.51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73" draw:text-style-name="P10" draw:layer="layout" svg:width="0.889cm" svg:height="0.889cm" svg:x="4.175cm" svg:y="16.622cm">
          <text:p text:style-name="P1">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3" draw:text-style-name="P10" draw:layer="layout" svg:width="0.889cm" svg:height="0.889cm" svg:x="5.064cm" svg:y="16.621cm">
          <text:p text:style-name="P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4" draw:text-style-name="P1" draw:layer="layout" svg:width="0.889cm" svg:height="0.889cm" svg:x="5.064cm" svg:y="17.51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73" draw:text-style-name="P10" draw:layer="layout" svg:width="0.889cm" svg:height="0.889cm" svg:x="11.541cm" svg:y="16.495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4" draw:text-style-name="P1" draw:layer="layout" svg:width="0.889cm" svg:height="0.889cm" svg:x="11.541cm" svg:y="17.384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74" draw:text-style-name="P1" draw:layer="layout" svg:width="0.889cm" svg:height="0.889cm" svg:x="12.43cm" svg:y="17.383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73" draw:text-style-name="P10" draw:layer="layout" svg:width="0.889cm" svg:height="0.889cm" svg:x="12.43cm" svg:y="16.495cm">
          <text:p text:style-name="P1">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3" draw:text-style-name="P10" draw:layer="layout" svg:width="0.889cm" svg:height="0.889cm" svg:x="13.319cm" svg:y="16.494cm">
          <text:p text:style-name="P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4" draw:text-style-name="P1" draw:layer="layout" svg:width="0.889cm" svg:height="0.889cm" svg:x="13.319cm" svg:y="17.383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73" draw:text-style-name="P10" draw:layer="layout" svg:width="0.889cm" svg:height="0.889cm" svg:x="6.969cm" svg:y="25.144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4" draw:text-style-name="P1" draw:layer="layout" svg:width="0.889cm" svg:height="0.889cm" svg:x="6.969cm" svg:y="26.033cm">
          <text:p text:style-name="P1">4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74" draw:text-style-name="P1" draw:layer="layout" svg:width="0.889cm" svg:height="0.889cm" svg:x="7.858cm" svg:y="26.032cm">
          <text:p text:style-name="P1">4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73" draw:text-style-name="P10" draw:layer="layout" svg:width="0.889cm" svg:height="0.889cm" svg:x="7.858cm" svg:y="25.144cm">
          <text:p text:style-name="P1">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3" draw:text-style-name="P10" draw:layer="layout" svg:width="0.889cm" svg:height="0.889cm" svg:x="8.747cm" svg:y="25.143cm">
          <text:p text:style-name="P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4" draw:text-style-name="P1" draw:layer="layout" svg:width="0.889cm" svg:height="0.889cm" svg:x="8.747cm" svg:y="26.032cm">
          <text:p text:style-name="P1">4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74" draw:text-style-name="P1" draw:layer="layout" svg:width="0.889cm" svg:height="0.889cm" svg:x="6.969cm" svg:y="26.921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74" draw:text-style-name="P1" draw:layer="layout" svg:width="0.889cm" svg:height="0.889cm" svg:x="7.858cm" svg:y="26.921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74" draw:text-style-name="P1" draw:layer="layout" svg:width="0.889cm" svg:height="0.889cm" svg:x="8.747cm" svg:y="26.908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169" draw:text-style-name="P13" draw:layer="layout" svg:width="1.524cm" svg:height="0.649cm" svg:x="12.938cm" svg:y="23.606cm">
          <draw:text-box>
            <text:p text:style-name="P12"><text:span text:style-name="T2">CMP</text:span></text:p>
          </draw:text-box>
        </draw:frame>
        <draw:frame draw:style-name="gr169" draw:text-style-name="P13" draw:layer="layout" svg:width="1.524cm" svg:height="0.649cm" svg:x="14.843cm" svg:y="23.62cm">
          <draw:text-box>
            <text:p text:style-name="P12"><text:span text:style-name="T2">CMC</text:span></text:p>
          </draw:text-box>
        </draw:frame>
        <draw:frame draw:style-name="gr169" draw:text-style-name="P13" draw:layer="layout" svg:width="1.524cm" svg:height="0.649cm" svg:x="14.843cm" svg:y="23.621cm">
          <draw:text-box>
            <text:p text:style-name="P12"><text:span text:style-name="T2">CMC</text:span></text:p>
          </draw:text-box>
        </draw:frame>
        <draw:frame draw:style-name="gr169" draw:text-style-name="P13" draw:layer="layout" svg:width="1.524cm" svg:height="0.649cm" svg:x="12.938cm" svg:y="23.606cm">
          <draw:text-box>
            <text:p text:style-name="P12"><text:span text:style-name="T2">CMP</text:span></text:p>
          </draw:text-box>
        </draw:frame>
        <draw:custom-shape draw:style-name="gr173" draw:text-style-name="P10" draw:layer="layout" svg:width="0.889cm" svg:height="0.889cm" svg:x="15.097cm" svg:y="24.255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4" draw:text-style-name="P1" draw:layer="layout" svg:width="0.889cm" svg:height="0.889cm" svg:x="15.097cm" svg:y="25.144cm">
          <text:p text:style-name="P1">4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74" draw:text-style-name="P1" draw:layer="layout" svg:width="0.889cm" svg:height="0.889cm" svg:x="15.986cm" svg:y="25.143cm">
          <text:p text:style-name="P1">4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73" draw:text-style-name="P10" draw:layer="layout" svg:width="0.889cm" svg:height="0.889cm" svg:x="15.986cm" svg:y="24.255cm">
          <text:p text:style-name="P1">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3" draw:text-style-name="P10" draw:layer="layout" svg:width="0.889cm" svg:height="0.889cm" svg:x="16.875cm" svg:y="24.254cm">
          <text:p text:style-name="P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4" draw:text-style-name="P1" draw:layer="layout" svg:width="0.889cm" svg:height="0.889cm" svg:x="16.875cm" svg:y="25.143cm">
          <text:p text:style-name="P1">4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74" draw:text-style-name="P1" draw:layer="layout" svg:width="0.889cm" svg:height="0.889cm" svg:x="15.097cm" svg:y="26.032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74" draw:text-style-name="P1" draw:layer="layout" svg:width="0.889cm" svg:height="0.889cm" svg:x="15.986cm" svg:y="26.032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74" draw:text-style-name="P1" draw:layer="layout" svg:width="0.889cm" svg:height="0.889cm" svg:x="16.875cm" svg:y="26.019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29" draw:text-style-name="P4" draw:layer="layout" svg:x1="12.049cm" svg:y1="14.97cm" svg:x2="14.716cm" svg:y2="21.447cm">
          <text:p/>
        </draw:line>
        <draw:frame draw:style-name="gr21" draw:text-style-name="P9" draw:layer="layout" svg:width="19cm" svg:height="1.651cm" svg:x="1cm" svg:y="1.255cm">
          <draw:text-box>
            <text:p text:style-name="P8"><text:span text:style-name="T1">Fu</text:span><text:span text:style-name="T1">nz</text:span><text:span text:style-name="T1">io</text:span><text:span text:style-name="T1">na</text:span><text:span text:style-name="T1">lit</text:span><text:span text:style-name="T1">à </text:span><text:span text:style-name="T1">de</text:span><text:span text:style-name="T1">l </text:span><text:span text:style-name="T1">m</text:span><text:span text:style-name="T1">es</text:span><text:span text:style-name="T1">sa</text:span><text:span text:style-name="T1">gg</text:span><text:span text:style-name="T1">io </text:span><text:span text:style-name="T1">S</text:span><text:span text:style-name="T1">Y</text:span><text:span text:style-name="T1">N</text:span><text:span text:style-name="T1">C</text:span><text:span text:style-name="T1">H</text:span></text:p>
          </draw:text-box>
        </draw:frame>
      </draw:page>
      <draw:page draw:name="page21" draw:style-name="dp1" draw:master-page-name="Default">
        <draw:line draw:style-name="gr175" draw:text-style-name="P4" draw:layer="layout" svg:x1="-0.905cm" svg:y1="10.017cm" svg:x2="23.352cm" svg:y2="10.017cm">
          <text:p/>
        </draw:line>
        <draw:custom-shape draw:style-name="gr176" draw:text-style-name="P5" draw:layer="layout" svg:width="3.937cm" svg:height="2.54cm" svg:x="2.27cm" svg:y="3.413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177" draw:text-style-name="P1" draw:layer="layout" svg:width="3.683cm" svg:height="3.556cm" svg:x="1.889cm" svg:y="12.303cm">
          <text:p text:style-name="P1">A</text:p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178" draw:text-style-name="P1" draw:layer="layout" svg:width="1.905cm" svg:height="1.778cm" svg:x="10.271cm" svg:y="13.318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9" draw:text-style-name="P13" draw:layer="layout" svg:width="1.524cm" svg:height="0.649cm" svg:x="1.127cm" svg:y="15.973cm">
          <draw:text-box>
            <text:p text:style-name="P12"><text:span text:style-name="T2">CMP</text:span></text:p>
          </draw:text-box>
        </draw:frame>
        <draw:frame draw:style-name="gr179" draw:text-style-name="P13" draw:layer="layout" svg:width="1.524cm" svg:height="0.649cm" svg:x="3.032cm" svg:y="15.987cm">
          <draw:text-box>
            <text:p text:style-name="P12"><text:span text:style-name="T2">CMC</text:span></text:p>
          </draw:text-box>
        </draw:frame>
        <draw:frame draw:style-name="gr179" draw:text-style-name="P13" draw:layer="layout" svg:width="1.524cm" svg:height="0.649cm" svg:x="3.032cm" svg:y="15.988cm">
          <draw:text-box>
            <text:p text:style-name="P12"><text:span text:style-name="T2">CMC</text:span></text:p>
          </draw:text-box>
        </draw:frame>
        <draw:frame draw:style-name="gr179" draw:text-style-name="P13" draw:layer="layout" svg:width="1.524cm" svg:height="0.649cm" svg:x="1.127cm" svg:y="15.973cm">
          <draw:text-box>
            <text:p text:style-name="P12"><text:span text:style-name="T2">CMP</text:span></text:p>
          </draw:text-box>
        </draw:frame>
        <draw:custom-shape draw:style-name="gr178" draw:text-style-name="P1" draw:layer="layout" svg:width="1.905cm" svg:height="1.778cm" svg:x="5.699cm" svg:y="21.955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9" draw:text-style-name="P13" draw:layer="layout" svg:width="1.524cm" svg:height="0.649cm" svg:x="9.382cm" svg:y="15.846cm">
          <draw:text-box>
            <text:p text:style-name="P12"><text:span text:style-name="T2">CMP</text:span></text:p>
          </draw:text-box>
        </draw:frame>
        <draw:frame draw:style-name="gr179" draw:text-style-name="P13" draw:layer="layout" svg:width="1.524cm" svg:height="0.649cm" svg:x="11.287cm" svg:y="15.86cm">
          <draw:text-box>
            <text:p text:style-name="P12"><text:span text:style-name="T2">CMC</text:span></text:p>
          </draw:text-box>
        </draw:frame>
        <draw:frame draw:style-name="gr179" draw:text-style-name="P13" draw:layer="layout" svg:width="1.524cm" svg:height="0.649cm" svg:x="11.287cm" svg:y="15.861cm">
          <draw:text-box>
            <text:p text:style-name="P12"><text:span text:style-name="T2">CMC</text:span></text:p>
          </draw:text-box>
        </draw:frame>
        <draw:frame draw:style-name="gr179" draw:text-style-name="P13" draw:layer="layout" svg:width="1.524cm" svg:height="0.649cm" svg:x="9.382cm" svg:y="15.846cm">
          <draw:text-box>
            <text:p text:style-name="P12"><text:span text:style-name="T2">CMP</text:span></text:p>
          </draw:text-box>
        </draw:frame>
        <draw:frame draw:style-name="gr179" draw:text-style-name="P13" draw:layer="layout" svg:width="1.524cm" svg:height="0.649cm" svg:x="4.81cm" svg:y="24.495cm">
          <draw:text-box>
            <text:p text:style-name="P12"><text:span text:style-name="T2">CMP</text:span></text:p>
          </draw:text-box>
        </draw:frame>
        <draw:frame draw:style-name="gr179" draw:text-style-name="P13" draw:layer="layout" svg:width="1.524cm" svg:height="0.649cm" svg:x="6.715cm" svg:y="24.509cm">
          <draw:text-box>
            <text:p text:style-name="P12"><text:span text:style-name="T2">CMC</text:span></text:p>
          </draw:text-box>
        </draw:frame>
        <draw:frame draw:style-name="gr179" draw:text-style-name="P13" draw:layer="layout" svg:width="1.524cm" svg:height="0.649cm" svg:x="6.715cm" svg:y="24.51cm">
          <draw:text-box>
            <text:p text:style-name="P12"><text:span text:style-name="T2">CMC</text:span></text:p>
          </draw:text-box>
        </draw:frame>
        <draw:frame draw:style-name="gr179" draw:text-style-name="P13" draw:layer="layout" svg:width="1.524cm" svg:height="0.649cm" svg:x="4.81cm" svg:y="24.495cm">
          <draw:text-box>
            <text:p text:style-name="P12"><text:span text:style-name="T2">CMP</text:span></text:p>
          </draw:text-box>
        </draw:frame>
        <draw:custom-shape draw:style-name="gr180" draw:text-style-name="P1" draw:layer="layout" svg:width="1.905cm" svg:height="1.778cm" svg:x="13.7cm" svg:y="21.447cm">
          <text:p text:style-name="P1">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1" draw:text-style-name="P6" draw:layer="layout" svg:width="5.334cm" svg:height="5.624cm" svg:x="14.97cm" svg:y="15.569cm">
          <draw:text-box>
            <text:p>K ricevendo il token calcola il consumo di condominio e manda la sua prima misurazione nel messaggio SYNCH</text:p>
          </draw:text-box>
        </draw:frame>
        <draw:custom-shape draw:style-name="gr182" draw:text-style-name="P10" draw:layer="layout" svg:width="0.889cm" svg:height="0.889cm" svg:x="3.286cm" svg:y="16.622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3" draw:text-style-name="P1" draw:layer="layout" svg:width="0.889cm" svg:height="0.889cm" svg:x="3.286cm" svg:y="17.511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83" draw:text-style-name="P1" draw:layer="layout" svg:width="0.889cm" svg:height="0.889cm" svg:x="4.175cm" svg:y="17.51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82" draw:text-style-name="P10" draw:layer="layout" svg:width="0.889cm" svg:height="0.889cm" svg:x="4.175cm" svg:y="16.622cm">
          <text:p text:style-name="P1">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2" draw:text-style-name="P10" draw:layer="layout" svg:width="0.889cm" svg:height="0.889cm" svg:x="5.064cm" svg:y="16.621cm">
          <text:p text:style-name="P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3" draw:text-style-name="P1" draw:layer="layout" svg:width="0.889cm" svg:height="0.889cm" svg:x="5.064cm" svg:y="17.51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82" draw:text-style-name="P10" draw:layer="layout" svg:width="0.889cm" svg:height="0.889cm" svg:x="11.541cm" svg:y="16.495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3" draw:text-style-name="P1" draw:layer="layout" svg:width="0.889cm" svg:height="0.889cm" svg:x="11.541cm" svg:y="17.384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83" draw:text-style-name="P1" draw:layer="layout" svg:width="0.889cm" svg:height="0.889cm" svg:x="12.43cm" svg:y="17.383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82" draw:text-style-name="P10" draw:layer="layout" svg:width="0.889cm" svg:height="0.889cm" svg:x="12.43cm" svg:y="16.495cm">
          <text:p text:style-name="P1">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2" draw:text-style-name="P10" draw:layer="layout" svg:width="0.889cm" svg:height="0.889cm" svg:x="13.319cm" svg:y="16.494cm">
          <text:p text:style-name="P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3" draw:text-style-name="P1" draw:layer="layout" svg:width="0.889cm" svg:height="0.889cm" svg:x="13.319cm" svg:y="17.383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82" draw:text-style-name="P10" draw:layer="layout" svg:width="0.889cm" svg:height="0.889cm" svg:x="6.969cm" svg:y="25.144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3" draw:text-style-name="P1" draw:layer="layout" svg:width="0.889cm" svg:height="0.889cm" svg:x="6.969cm" svg:y="26.033cm">
          <text:p text:style-name="P1">4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83" draw:text-style-name="P1" draw:layer="layout" svg:width="0.889cm" svg:height="0.889cm" svg:x="7.858cm" svg:y="26.032cm">
          <text:p text:style-name="P1">4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82" draw:text-style-name="P10" draw:layer="layout" svg:width="0.889cm" svg:height="0.889cm" svg:x="7.858cm" svg:y="25.144cm">
          <text:p text:style-name="P1">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2" draw:text-style-name="P10" draw:layer="layout" svg:width="0.889cm" svg:height="0.889cm" svg:x="8.747cm" svg:y="25.143cm">
          <text:p text:style-name="P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3" draw:text-style-name="P1" draw:layer="layout" svg:width="0.889cm" svg:height="0.889cm" svg:x="8.747cm" svg:y="26.032cm">
          <text:p text:style-name="P1">4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83" draw:text-style-name="P1" draw:layer="layout" svg:width="0.889cm" svg:height="0.889cm" svg:x="6.969cm" svg:y="26.921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83" draw:text-style-name="P1" draw:layer="layout" svg:width="0.889cm" svg:height="0.889cm" svg:x="7.858cm" svg:y="26.921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83" draw:text-style-name="P1" draw:layer="layout" svg:width="0.889cm" svg:height="0.889cm" svg:x="8.747cm" svg:y="26.908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179" draw:text-style-name="P13" draw:layer="layout" svg:width="1.524cm" svg:height="0.649cm" svg:x="12.938cm" svg:y="23.606cm">
          <draw:text-box>
            <text:p text:style-name="P12"><text:span text:style-name="T2">CMP</text:span></text:p>
          </draw:text-box>
        </draw:frame>
        <draw:frame draw:style-name="gr179" draw:text-style-name="P13" draw:layer="layout" svg:width="1.524cm" svg:height="0.649cm" svg:x="14.843cm" svg:y="23.62cm">
          <draw:text-box>
            <text:p text:style-name="P12"><text:span text:style-name="T2">CMC</text:span></text:p>
          </draw:text-box>
        </draw:frame>
        <draw:frame draw:style-name="gr179" draw:text-style-name="P13" draw:layer="layout" svg:width="1.524cm" svg:height="0.649cm" svg:x="14.843cm" svg:y="23.621cm">
          <draw:text-box>
            <text:p text:style-name="P12"><text:span text:style-name="T2">CMC</text:span></text:p>
          </draw:text-box>
        </draw:frame>
        <draw:frame draw:style-name="gr179" draw:text-style-name="P13" draw:layer="layout" svg:width="1.524cm" svg:height="0.649cm" svg:x="12.938cm" svg:y="23.606cm">
          <draw:text-box>
            <text:p text:style-name="P12"><text:span text:style-name="T2">CMP</text:span></text:p>
          </draw:text-box>
        </draw:frame>
        <draw:custom-shape draw:style-name="gr182" draw:text-style-name="P10" draw:layer="layout" svg:width="0.889cm" svg:height="0.889cm" svg:x="15.097cm" svg:y="24.255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3" draw:text-style-name="P1" draw:layer="layout" svg:width="0.889cm" svg:height="0.889cm" svg:x="15.097cm" svg:y="25.144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83" draw:text-style-name="P1" draw:layer="layout" svg:width="0.889cm" svg:height="0.889cm" svg:x="15.986cm" svg:y="25.143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82" draw:text-style-name="P10" draw:layer="layout" svg:width="0.889cm" svg:height="0.889cm" svg:x="15.986cm" svg:y="24.255cm">
          <text:p text:style-name="P1">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2" draw:text-style-name="P10" draw:layer="layout" svg:width="0.889cm" svg:height="0.889cm" svg:x="16.875cm" svg:y="24.254cm">
          <text:p text:style-name="P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3" draw:text-style-name="P1" draw:layer="layout" svg:width="0.889cm" svg:height="0.889cm" svg:x="16.875cm" svg:y="25.143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84" draw:text-style-name="P7" draw:layer="layout" svg:width="0.889cm" svg:height="0.889cm" svg:x="15.097cm" svg:y="21.19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29" draw:text-style-name="P4" draw:layer="layout" svg:x1="13.7cm" svg:y1="22.336cm" svg:x2="7.604cm" svg:y2="22.844cm">
          <text:p/>
        </draw:line>
        <draw:custom-shape draw:style-name="gr40" draw:text-style-name="P11" draw:layer="layout" svg:width="0.889cm" svg:height="0.889cm" svg:x="13.192cm" svg:y="24.241cm">
          <text:p text:style-name="P1">1</text:p>
          <draw:enhanced-geometry svg:viewBox="0 0 21600 21600" draw:type="rectangle" draw:enhanced-path="M 0 0 L 21600 0 21600 21600 0 21600 0 0 Z N"/>
        </draw:custom-shape>
        <draw:frame draw:style-name="gr21" draw:text-style-name="P9" draw:layer="layout" svg:width="19cm" svg:height="1.651cm" svg:x="1cm" svg:y="1.255cm">
          <draw:text-box>
            <text:p text:style-name="P8"><text:span text:style-name="T1">Fu</text:span><text:span text:style-name="T1">nz</text:span><text:span text:style-name="T1">io</text:span><text:span text:style-name="T1">na</text:span><text:span text:style-name="T1">lit</text:span><text:span text:style-name="T1">à </text:span><text:span text:style-name="T1">de</text:span><text:span text:style-name="T1">l </text:span><text:span text:style-name="T1">m</text:span><text:span text:style-name="T1">es</text:span><text:span text:style-name="T1">sa</text:span><text:span text:style-name="T1">gg</text:span><text:span text:style-name="T1">io </text:span><text:span text:style-name="T1">S</text:span><text:span text:style-name="T1">Y</text:span><text:span text:style-name="T1">N</text:span><text:span text:style-name="T1">C</text:span><text:span text:style-name="T1">H</text:span></text:p>
          </draw:text-box>
        </draw:frame>
      </draw:page>
      <draw:page draw:name="page22" draw:style-name="dp1" draw:master-page-name="Default">
        <draw:line draw:style-name="gr185" draw:text-style-name="P4" draw:layer="layout" svg:x1="-0.905cm" svg:y1="10.017cm" svg:x2="23.352cm" svg:y2="10.017cm">
          <text:p/>
        </draw:line>
        <draw:custom-shape draw:style-name="gr186" draw:text-style-name="P5" draw:layer="layout" svg:width="3.937cm" svg:height="2.54cm" svg:x="2.27cm" svg:y="3.413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187" draw:text-style-name="P1" draw:layer="layout" svg:width="3.683cm" svg:height="3.556cm" svg:x="1.889cm" svg:y="12.303cm">
          <text:p text:style-name="P1">A</text:p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188" draw:text-style-name="P1" draw:layer="layout" svg:width="1.905cm" svg:height="1.778cm" svg:x="10.271cm" svg:y="13.318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9" draw:text-style-name="P13" draw:layer="layout" svg:width="1.524cm" svg:height="0.649cm" svg:x="1.127cm" svg:y="15.973cm">
          <draw:text-box>
            <text:p text:style-name="P12"><text:span text:style-name="T2">CMP</text:span></text:p>
          </draw:text-box>
        </draw:frame>
        <draw:frame draw:style-name="gr189" draw:text-style-name="P13" draw:layer="layout" svg:width="1.524cm" svg:height="0.649cm" svg:x="3.032cm" svg:y="15.987cm">
          <draw:text-box>
            <text:p text:style-name="P12"><text:span text:style-name="T2">CMC</text:span></text:p>
          </draw:text-box>
        </draw:frame>
        <draw:frame draw:style-name="gr189" draw:text-style-name="P13" draw:layer="layout" svg:width="1.524cm" svg:height="0.649cm" svg:x="3.032cm" svg:y="15.988cm">
          <draw:text-box>
            <text:p text:style-name="P12"><text:span text:style-name="T2">CMC</text:span></text:p>
          </draw:text-box>
        </draw:frame>
        <draw:frame draw:style-name="gr189" draw:text-style-name="P13" draw:layer="layout" svg:width="1.524cm" svg:height="0.649cm" svg:x="1.127cm" svg:y="15.973cm">
          <draw:text-box>
            <text:p text:style-name="P12"><text:span text:style-name="T2">CMP</text:span></text:p>
          </draw:text-box>
        </draw:frame>
        <draw:custom-shape draw:style-name="gr188" draw:text-style-name="P1" draw:layer="layout" svg:width="1.905cm" svg:height="1.778cm" svg:x="5.699cm" svg:y="21.955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9" draw:text-style-name="P13" draw:layer="layout" svg:width="1.524cm" svg:height="0.649cm" svg:x="9.382cm" svg:y="15.846cm">
          <draw:text-box>
            <text:p text:style-name="P12"><text:span text:style-name="T2">CMP</text:span></text:p>
          </draw:text-box>
        </draw:frame>
        <draw:frame draw:style-name="gr189" draw:text-style-name="P13" draw:layer="layout" svg:width="1.524cm" svg:height="0.649cm" svg:x="11.287cm" svg:y="15.86cm">
          <draw:text-box>
            <text:p text:style-name="P12"><text:span text:style-name="T2">CMC</text:span></text:p>
          </draw:text-box>
        </draw:frame>
        <draw:frame draw:style-name="gr189" draw:text-style-name="P13" draw:layer="layout" svg:width="1.524cm" svg:height="0.649cm" svg:x="11.287cm" svg:y="15.861cm">
          <draw:text-box>
            <text:p text:style-name="P12"><text:span text:style-name="T2">CMC</text:span></text:p>
          </draw:text-box>
        </draw:frame>
        <draw:frame draw:style-name="gr189" draw:text-style-name="P13" draw:layer="layout" svg:width="1.524cm" svg:height="0.649cm" svg:x="9.382cm" svg:y="15.846cm">
          <draw:text-box>
            <text:p text:style-name="P12"><text:span text:style-name="T2">CMP</text:span></text:p>
          </draw:text-box>
        </draw:frame>
        <draw:frame draw:style-name="gr189" draw:text-style-name="P13" draw:layer="layout" svg:width="1.524cm" svg:height="0.649cm" svg:x="4.81cm" svg:y="24.495cm">
          <draw:text-box>
            <text:p text:style-name="P12"><text:span text:style-name="T2">CMP</text:span></text:p>
          </draw:text-box>
        </draw:frame>
        <draw:frame draw:style-name="gr189" draw:text-style-name="P13" draw:layer="layout" svg:width="1.524cm" svg:height="0.649cm" svg:x="6.715cm" svg:y="24.509cm">
          <draw:text-box>
            <text:p text:style-name="P12"><text:span text:style-name="T2">CMC</text:span></text:p>
          </draw:text-box>
        </draw:frame>
        <draw:frame draw:style-name="gr189" draw:text-style-name="P13" draw:layer="layout" svg:width="1.524cm" svg:height="0.649cm" svg:x="6.715cm" svg:y="24.51cm">
          <draw:text-box>
            <text:p text:style-name="P12"><text:span text:style-name="T2">CMC</text:span></text:p>
          </draw:text-box>
        </draw:frame>
        <draw:frame draw:style-name="gr189" draw:text-style-name="P13" draw:layer="layout" svg:width="1.524cm" svg:height="0.649cm" svg:x="4.81cm" svg:y="24.495cm">
          <draw:text-box>
            <text:p text:style-name="P12"><text:span text:style-name="T2">CMP</text:span></text:p>
          </draw:text-box>
        </draw:frame>
        <draw:custom-shape draw:style-name="gr190" draw:text-style-name="P1" draw:layer="layout" svg:width="1.905cm" svg:height="1.778cm" svg:x="13.7cm" svg:y="21.447cm">
          <text:p text:style-name="P1">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1" draw:text-style-name="P6" draw:layer="layout" svg:width="4.826cm" svg:height="5.624cm" svg:x="1.127cm" svg:y="20.903cm">
          <draw:text-box>
            <text:p>C riceve il messaggio SYNCH di K, aggiunge una misurazione fake e 1 alla sua CMC, reinoltra il messaggio</text:p>
          </draw:text-box>
        </draw:frame>
        <draw:custom-shape draw:style-name="gr192" draw:text-style-name="P10" draw:layer="layout" svg:width="0.889cm" svg:height="0.889cm" svg:x="3.286cm" svg:y="16.622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3" draw:text-style-name="P1" draw:layer="layout" svg:width="0.889cm" svg:height="0.889cm" svg:x="3.286cm" svg:y="17.511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93" draw:text-style-name="P1" draw:layer="layout" svg:width="0.889cm" svg:height="0.889cm" svg:x="4.175cm" svg:y="17.51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92" draw:text-style-name="P10" draw:layer="layout" svg:width="0.889cm" svg:height="0.889cm" svg:x="4.175cm" svg:y="16.622cm">
          <text:p text:style-name="P1">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2" draw:text-style-name="P10" draw:layer="layout" svg:width="0.889cm" svg:height="0.889cm" svg:x="5.064cm" svg:y="16.621cm">
          <text:p text:style-name="P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3" draw:text-style-name="P1" draw:layer="layout" svg:width="0.889cm" svg:height="0.889cm" svg:x="5.064cm" svg:y="17.51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92" draw:text-style-name="P10" draw:layer="layout" svg:width="0.889cm" svg:height="0.889cm" svg:x="11.541cm" svg:y="16.495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3" draw:text-style-name="P1" draw:layer="layout" svg:width="0.889cm" svg:height="0.889cm" svg:x="11.541cm" svg:y="17.384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93" draw:text-style-name="P1" draw:layer="layout" svg:width="0.889cm" svg:height="0.889cm" svg:x="12.43cm" svg:y="17.383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92" draw:text-style-name="P10" draw:layer="layout" svg:width="0.889cm" svg:height="0.889cm" svg:x="12.43cm" svg:y="16.495cm">
          <text:p text:style-name="P1">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2" draw:text-style-name="P10" draw:layer="layout" svg:width="0.889cm" svg:height="0.889cm" svg:x="13.319cm" svg:y="16.494cm">
          <text:p text:style-name="P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3" draw:text-style-name="P1" draw:layer="layout" svg:width="0.889cm" svg:height="0.889cm" svg:x="13.319cm" svg:y="17.383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92" draw:text-style-name="P10" draw:layer="layout" svg:width="0.889cm" svg:height="0.889cm" svg:x="6.969cm" svg:y="25.144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3" draw:text-style-name="P1" draw:layer="layout" svg:width="0.889cm" svg:height="0.889cm" svg:x="6.969cm" svg:y="26.033cm">
          <text:p text:style-name="P1">4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93" draw:text-style-name="P1" draw:layer="layout" svg:width="0.889cm" svg:height="0.889cm" svg:x="7.858cm" svg:y="26.032cm">
          <text:p text:style-name="P1">4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92" draw:text-style-name="P10" draw:layer="layout" svg:width="0.889cm" svg:height="0.889cm" svg:x="7.858cm" svg:y="25.144cm">
          <text:p text:style-name="P1">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2" draw:text-style-name="P10" draw:layer="layout" svg:width="0.889cm" svg:height="0.889cm" svg:x="8.747cm" svg:y="25.143cm">
          <text:p text:style-name="P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3" draw:text-style-name="P1" draw:layer="layout" svg:width="0.889cm" svg:height="0.889cm" svg:x="8.747cm" svg:y="26.032cm">
          <text:p text:style-name="P1">4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93" draw:text-style-name="P1" draw:layer="layout" svg:width="0.889cm" svg:height="0.889cm" svg:x="6.969cm" svg:y="26.921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93" draw:text-style-name="P1" draw:layer="layout" svg:width="0.889cm" svg:height="0.889cm" svg:x="7.858cm" svg:y="26.921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93" draw:text-style-name="P1" draw:layer="layout" svg:width="0.889cm" svg:height="0.889cm" svg:x="8.747cm" svg:y="26.908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189" draw:text-style-name="P13" draw:layer="layout" svg:width="1.524cm" svg:height="0.649cm" svg:x="12.938cm" svg:y="23.606cm">
          <draw:text-box>
            <text:p text:style-name="P12"><text:span text:style-name="T2">CMP</text:span></text:p>
          </draw:text-box>
        </draw:frame>
        <draw:frame draw:style-name="gr189" draw:text-style-name="P13" draw:layer="layout" svg:width="1.524cm" svg:height="0.649cm" svg:x="14.843cm" svg:y="23.62cm">
          <draw:text-box>
            <text:p text:style-name="P12"><text:span text:style-name="T2">CMC</text:span></text:p>
          </draw:text-box>
        </draw:frame>
        <draw:frame draw:style-name="gr189" draw:text-style-name="P13" draw:layer="layout" svg:width="1.524cm" svg:height="0.649cm" svg:x="14.843cm" svg:y="23.621cm">
          <draw:text-box>
            <text:p text:style-name="P12"><text:span text:style-name="T2">CMC</text:span></text:p>
          </draw:text-box>
        </draw:frame>
        <draw:frame draw:style-name="gr189" draw:text-style-name="P13" draw:layer="layout" svg:width="1.524cm" svg:height="0.649cm" svg:x="12.938cm" svg:y="23.606cm">
          <draw:text-box>
            <text:p text:style-name="P12"><text:span text:style-name="T2">CMP</text:span></text:p>
          </draw:text-box>
        </draw:frame>
        <draw:custom-shape draw:style-name="gr192" draw:text-style-name="P10" draw:layer="layout" svg:width="0.889cm" svg:height="0.889cm" svg:x="15.097cm" svg:y="24.255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3" draw:text-style-name="P1" draw:layer="layout" svg:width="0.889cm" svg:height="0.889cm" svg:x="15.097cm" svg:y="25.144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93" draw:text-style-name="P1" draw:layer="layout" svg:width="0.889cm" svg:height="0.889cm" svg:x="15.986cm" svg:y="25.143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92" draw:text-style-name="P10" draw:layer="layout" svg:width="0.889cm" svg:height="0.889cm" svg:x="15.986cm" svg:y="24.255cm">
          <text:p text:style-name="P1">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2" draw:text-style-name="P10" draw:layer="layout" svg:width="0.889cm" svg:height="0.889cm" svg:x="16.875cm" svg:y="24.254cm">
          <text:p text:style-name="P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3" draw:text-style-name="P1" draw:layer="layout" svg:width="0.889cm" svg:height="0.889cm" svg:x="16.875cm" svg:y="25.143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94" draw:text-style-name="P7" draw:layer="layout" svg:width="0.889cm" svg:height="0.889cm" svg:x="15.097cm" svg:y="21.19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0" draw:text-style-name="P11" draw:layer="layout" svg:width="0.889cm" svg:height="0.889cm" svg:x="13.192cm" svg:y="24.24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92" draw:text-style-name="P10" draw:layer="layout" svg:width="0.889cm" svg:height="0.889cm" svg:x="9.636cm" svg:y="25.13cm">
          <text:p text:style-name="P1">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3" draw:text-style-name="P1" draw:layer="layout" svg:width="0.889cm" svg:height="0.889cm" svg:x="9.636cm" svg:y="26.019cm">
          <text:p text:style-name="P1">F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93" draw:text-style-name="P1" draw:layer="layout" svg:width="0.889cm" svg:height="0.889cm" svg:x="9.636cm" svg:y="26.908cm">
          <text:p text:style-name="P1">1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29" draw:text-style-name="P4" draw:layer="layout" svg:x1="6.461cm" svg:y1="21.955cm" svg:x2="4.175cm" svg:y2="15.605cm">
          <text:p/>
        </draw:line>
        <draw:frame draw:style-name="gr21" draw:text-style-name="P9" draw:layer="layout" svg:width="19cm" svg:height="1.651cm" svg:x="1cm" svg:y="1.255cm">
          <draw:text-box>
            <text:p text:style-name="P8"><text:span text:style-name="T1">Fu</text:span><text:span text:style-name="T1">nz</text:span><text:span text:style-name="T1">io</text:span><text:span text:style-name="T1">na</text:span><text:span text:style-name="T1">lit</text:span><text:span text:style-name="T1">à </text:span><text:span text:style-name="T1">de</text:span><text:span text:style-name="T1">l </text:span><text:span text:style-name="T1">m</text:span><text:span text:style-name="T1">es</text:span><text:span text:style-name="T1">sa</text:span><text:span text:style-name="T1">gg</text:span><text:span text:style-name="T1">io </text:span><text:span text:style-name="T1">S</text:span><text:span text:style-name="T1">Y</text:span><text:span text:style-name="T1">N</text:span><text:span text:style-name="T1">C</text:span><text:span text:style-name="T1">H</text:span></text:p>
          </draw:text-box>
        </draw:frame>
      </draw:page>
      <draw:page draw:name="page23" draw:style-name="dp1" draw:master-page-name="Default">
        <draw:line draw:style-name="gr195" draw:text-style-name="P4" draw:layer="layout" svg:x1="-0.905cm" svg:y1="10.017cm" svg:x2="23.352cm" svg:y2="10.017cm">
          <text:p/>
        </draw:line>
        <draw:custom-shape draw:style-name="gr196" draw:text-style-name="P5" draw:layer="layout" svg:width="3.937cm" svg:height="2.54cm" svg:x="2.27cm" svg:y="3.413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197" draw:text-style-name="P1" draw:layer="layout" svg:width="3.683cm" svg:height="3.556cm" svg:x="1.889cm" svg:y="12.303cm">
          <text:p text:style-name="P1">A</text:p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198" draw:text-style-name="P1" draw:layer="layout" svg:width="1.905cm" svg:height="1.778cm" svg:x="10.271cm" svg:y="13.318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9" draw:text-style-name="P13" draw:layer="layout" svg:width="1.524cm" svg:height="0.649cm" svg:x="1.127cm" svg:y="15.973cm">
          <draw:text-box>
            <text:p text:style-name="P12"><text:span text:style-name="T2">CMP</text:span></text:p>
          </draw:text-box>
        </draw:frame>
        <draw:frame draw:style-name="gr199" draw:text-style-name="P13" draw:layer="layout" svg:width="1.524cm" svg:height="0.649cm" svg:x="3.032cm" svg:y="15.987cm">
          <draw:text-box>
            <text:p text:style-name="P12"><text:span text:style-name="T2">CMC</text:span></text:p>
          </draw:text-box>
        </draw:frame>
        <draw:frame draw:style-name="gr199" draw:text-style-name="P13" draw:layer="layout" svg:width="1.524cm" svg:height="0.649cm" svg:x="3.032cm" svg:y="15.988cm">
          <draw:text-box>
            <text:p text:style-name="P12"><text:span text:style-name="T2">CMC</text:span></text:p>
          </draw:text-box>
        </draw:frame>
        <draw:frame draw:style-name="gr199" draw:text-style-name="P13" draw:layer="layout" svg:width="1.524cm" svg:height="0.649cm" svg:x="1.127cm" svg:y="15.973cm">
          <draw:text-box>
            <text:p text:style-name="P12"><text:span text:style-name="T2">CMP</text:span></text:p>
          </draw:text-box>
        </draw:frame>
        <draw:custom-shape draw:style-name="gr198" draw:text-style-name="P1" draw:layer="layout" svg:width="1.905cm" svg:height="1.778cm" svg:x="5.699cm" svg:y="21.955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9" draw:text-style-name="P13" draw:layer="layout" svg:width="1.524cm" svg:height="0.649cm" svg:x="9.382cm" svg:y="15.846cm">
          <draw:text-box>
            <text:p text:style-name="P12"><text:span text:style-name="T2">CMP</text:span></text:p>
          </draw:text-box>
        </draw:frame>
        <draw:frame draw:style-name="gr199" draw:text-style-name="P13" draw:layer="layout" svg:width="1.524cm" svg:height="0.649cm" svg:x="11.287cm" svg:y="15.86cm">
          <draw:text-box>
            <text:p text:style-name="P12"><text:span text:style-name="T2">CMC</text:span></text:p>
          </draw:text-box>
        </draw:frame>
        <draw:frame draw:style-name="gr199" draw:text-style-name="P13" draw:layer="layout" svg:width="1.524cm" svg:height="0.649cm" svg:x="11.287cm" svg:y="15.861cm">
          <draw:text-box>
            <text:p text:style-name="P12"><text:span text:style-name="T2">CMC</text:span></text:p>
          </draw:text-box>
        </draw:frame>
        <draw:frame draw:style-name="gr199" draw:text-style-name="P13" draw:layer="layout" svg:width="1.524cm" svg:height="0.649cm" svg:x="9.382cm" svg:y="15.846cm">
          <draw:text-box>
            <text:p text:style-name="P12"><text:span text:style-name="T2">CMP</text:span></text:p>
          </draw:text-box>
        </draw:frame>
        <draw:frame draw:style-name="gr199" draw:text-style-name="P13" draw:layer="layout" svg:width="1.524cm" svg:height="0.649cm" svg:x="4.81cm" svg:y="24.495cm">
          <draw:text-box>
            <text:p text:style-name="P12"><text:span text:style-name="T2">CMP</text:span></text:p>
          </draw:text-box>
        </draw:frame>
        <draw:frame draw:style-name="gr199" draw:text-style-name="P13" draw:layer="layout" svg:width="1.524cm" svg:height="0.649cm" svg:x="6.715cm" svg:y="24.509cm">
          <draw:text-box>
            <text:p text:style-name="P12"><text:span text:style-name="T2">CMC</text:span></text:p>
          </draw:text-box>
        </draw:frame>
        <draw:frame draw:style-name="gr199" draw:text-style-name="P13" draw:layer="layout" svg:width="1.524cm" svg:height="0.649cm" svg:x="6.715cm" svg:y="24.51cm">
          <draw:text-box>
            <text:p text:style-name="P12"><text:span text:style-name="T2">CMC</text:span></text:p>
          </draw:text-box>
        </draw:frame>
        <draw:frame draw:style-name="gr199" draw:text-style-name="P13" draw:layer="layout" svg:width="1.524cm" svg:height="0.649cm" svg:x="4.81cm" svg:y="24.495cm">
          <draw:text-box>
            <text:p text:style-name="P12"><text:span text:style-name="T2">CMP</text:span></text:p>
          </draw:text-box>
        </draw:frame>
        <draw:custom-shape draw:style-name="gr200" draw:text-style-name="P1" draw:layer="layout" svg:width="1.905cm" svg:height="1.778cm" svg:x="13.7cm" svg:y="21.447cm">
          <text:p text:style-name="P1">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1" draw:text-style-name="P6" draw:layer="layout" svg:width="7.366cm" svg:height="4.445cm" svg:x="1cm" svg:y="7.858cm">
          <draw:text-box>
            <text:p>A riceve il messaggio SYNCH di K, aggiunge la misurazione 1 alla sua CMC, toglie il messaggio SYNCH e reinoltra come messaggio normale</text:p>
          </draw:text-box>
        </draw:frame>
        <draw:custom-shape draw:style-name="gr202" draw:text-style-name="P10" draw:layer="layout" svg:width="0.889cm" svg:height="0.889cm" svg:x="3.286cm" svg:y="16.622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3" draw:text-style-name="P1" draw:layer="layout" svg:width="0.889cm" svg:height="0.889cm" svg:x="3.286cm" svg:y="17.511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03" draw:text-style-name="P1" draw:layer="layout" svg:width="0.889cm" svg:height="0.889cm" svg:x="4.175cm" svg:y="17.51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02" draw:text-style-name="P10" draw:layer="layout" svg:width="0.889cm" svg:height="0.889cm" svg:x="4.175cm" svg:y="16.622cm">
          <text:p text:style-name="P1">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2" draw:text-style-name="P10" draw:layer="layout" svg:width="0.889cm" svg:height="0.889cm" svg:x="5.064cm" svg:y="16.621cm">
          <text:p text:style-name="P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3" draw:text-style-name="P1" draw:layer="layout" svg:width="0.889cm" svg:height="0.889cm" svg:x="5.064cm" svg:y="17.51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02" draw:text-style-name="P10" draw:layer="layout" svg:width="0.889cm" svg:height="0.889cm" svg:x="11.541cm" svg:y="16.495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3" draw:text-style-name="P1" draw:layer="layout" svg:width="0.889cm" svg:height="0.889cm" svg:x="11.541cm" svg:y="17.384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03" draw:text-style-name="P1" draw:layer="layout" svg:width="0.889cm" svg:height="0.889cm" svg:x="12.43cm" svg:y="17.383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02" draw:text-style-name="P10" draw:layer="layout" svg:width="0.889cm" svg:height="0.889cm" svg:x="12.43cm" svg:y="16.495cm">
          <text:p text:style-name="P1">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2" draw:text-style-name="P10" draw:layer="layout" svg:width="0.889cm" svg:height="0.889cm" svg:x="13.319cm" svg:y="16.494cm">
          <text:p text:style-name="P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3" draw:text-style-name="P1" draw:layer="layout" svg:width="0.889cm" svg:height="0.889cm" svg:x="13.319cm" svg:y="17.383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02" draw:text-style-name="P10" draw:layer="layout" svg:width="0.889cm" svg:height="0.889cm" svg:x="6.969cm" svg:y="25.144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3" draw:text-style-name="P1" draw:layer="layout" svg:width="0.889cm" svg:height="0.889cm" svg:x="6.969cm" svg:y="26.033cm">
          <text:p text:style-name="P1">4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03" draw:text-style-name="P1" draw:layer="layout" svg:width="0.889cm" svg:height="0.889cm" svg:x="7.858cm" svg:y="26.032cm">
          <text:p text:style-name="P1">4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02" draw:text-style-name="P10" draw:layer="layout" svg:width="0.889cm" svg:height="0.889cm" svg:x="7.858cm" svg:y="25.144cm">
          <text:p text:style-name="P1">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2" draw:text-style-name="P10" draw:layer="layout" svg:width="0.889cm" svg:height="0.889cm" svg:x="8.747cm" svg:y="25.143cm">
          <text:p text:style-name="P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3" draw:text-style-name="P1" draw:layer="layout" svg:width="0.889cm" svg:height="0.889cm" svg:x="8.747cm" svg:y="26.032cm">
          <text:p text:style-name="P1">4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03" draw:text-style-name="P1" draw:layer="layout" svg:width="0.889cm" svg:height="0.889cm" svg:x="6.969cm" svg:y="26.921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03" draw:text-style-name="P1" draw:layer="layout" svg:width="0.889cm" svg:height="0.889cm" svg:x="7.858cm" svg:y="26.921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03" draw:text-style-name="P1" draw:layer="layout" svg:width="0.889cm" svg:height="0.889cm" svg:x="8.747cm" svg:y="26.908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199" draw:text-style-name="P13" draw:layer="layout" svg:width="1.524cm" svg:height="0.649cm" svg:x="12.938cm" svg:y="23.606cm">
          <draw:text-box>
            <text:p text:style-name="P12"><text:span text:style-name="T2">CMP</text:span></text:p>
          </draw:text-box>
        </draw:frame>
        <draw:frame draw:style-name="gr199" draw:text-style-name="P13" draw:layer="layout" svg:width="1.524cm" svg:height="0.649cm" svg:x="14.843cm" svg:y="23.62cm">
          <draw:text-box>
            <text:p text:style-name="P12"><text:span text:style-name="T2">CMC</text:span></text:p>
          </draw:text-box>
        </draw:frame>
        <draw:frame draw:style-name="gr199" draw:text-style-name="P13" draw:layer="layout" svg:width="1.524cm" svg:height="0.649cm" svg:x="14.843cm" svg:y="23.621cm">
          <draw:text-box>
            <text:p text:style-name="P12"><text:span text:style-name="T2">CMC</text:span></text:p>
          </draw:text-box>
        </draw:frame>
        <draw:frame draw:style-name="gr199" draw:text-style-name="P13" draw:layer="layout" svg:width="1.524cm" svg:height="0.649cm" svg:x="12.938cm" svg:y="23.606cm">
          <draw:text-box>
            <text:p text:style-name="P12"><text:span text:style-name="T2">CMP</text:span></text:p>
          </draw:text-box>
        </draw:frame>
        <draw:custom-shape draw:style-name="gr202" draw:text-style-name="P10" draw:layer="layout" svg:width="0.889cm" svg:height="0.889cm" svg:x="15.097cm" svg:y="24.255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3" draw:text-style-name="P1" draw:layer="layout" svg:width="0.889cm" svg:height="0.889cm" svg:x="15.097cm" svg:y="25.144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03" draw:text-style-name="P1" draw:layer="layout" svg:width="0.889cm" svg:height="0.889cm" svg:x="15.986cm" svg:y="25.143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02" draw:text-style-name="P10" draw:layer="layout" svg:width="0.889cm" svg:height="0.889cm" svg:x="15.986cm" svg:y="24.255cm">
          <text:p text:style-name="P1">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2" draw:text-style-name="P10" draw:layer="layout" svg:width="0.889cm" svg:height="0.889cm" svg:x="16.875cm" svg:y="24.254cm">
          <text:p text:style-name="P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3" draw:text-style-name="P1" draw:layer="layout" svg:width="0.889cm" svg:height="0.889cm" svg:x="16.875cm" svg:y="25.143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04" draw:text-style-name="P7" draw:layer="layout" svg:width="0.889cm" svg:height="0.889cm" svg:x="15.097cm" svg:y="21.19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05" draw:text-style-name="P11" draw:layer="layout" svg:width="0.889cm" svg:height="0.889cm" svg:x="13.192cm" svg:y="24.24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02" draw:text-style-name="P10" draw:layer="layout" svg:width="0.889cm" svg:height="0.889cm" svg:x="9.636cm" svg:y="25.13cm">
          <text:p text:style-name="P1">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3" draw:text-style-name="P1" draw:layer="layout" svg:width="0.889cm" svg:height="0.889cm" svg:x="9.636cm" svg:y="26.019cm">
          <text:p text:style-name="P1">F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03" draw:text-style-name="P1" draw:layer="layout" svg:width="0.889cm" svg:height="0.889cm" svg:x="9.636cm" svg:y="26.908cm">
          <text:p text:style-name="P1">1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29" draw:text-style-name="P4" draw:layer="layout" svg:x1="5.572cm" svg:y1="14.081cm" svg:x2="10.271cm" svg:y2="14.208cm">
          <text:p/>
        </draw:line>
        <draw:custom-shape draw:style-name="gr202" draw:text-style-name="P10" draw:layer="layout" svg:width="0.889cm" svg:height="0.889cm" svg:x="5.953cm" svg:y="16.621cm">
          <text:p text:style-name="P1">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3" draw:text-style-name="P1" draw:layer="layout" svg:width="0.889cm" svg:height="0.889cm" svg:x="5.953cm" svg:y="17.51cm">
          <text:p text:style-name="P1">1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21" draw:text-style-name="P9" draw:layer="layout" svg:width="19cm" svg:height="1.651cm" svg:x="1cm" svg:y="1.255cm">
          <draw:text-box>
            <text:p text:style-name="P8"><text:span text:style-name="T1">Fu</text:span><text:span text:style-name="T1">nz</text:span><text:span text:style-name="T1">io</text:span><text:span text:style-name="T1">na</text:span><text:span text:style-name="T1">lit</text:span><text:span text:style-name="T1">à </text:span><text:span text:style-name="T1">de</text:span><text:span text:style-name="T1">l </text:span><text:span text:style-name="T1">m</text:span><text:span text:style-name="T1">es</text:span><text:span text:style-name="T1">sa</text:span><text:span text:style-name="T1">gg</text:span><text:span text:style-name="T1">io </text:span><text:span text:style-name="T1">S</text:span><text:span text:style-name="T1">Y</text:span><text:span text:style-name="T1">N</text:span><text:span text:style-name="T1">C</text:span><text:span text:style-name="T1">H</text:span></text:p>
          </draw:text-box>
        </draw:frame>
      </draw:page>
      <draw:page draw:name="page24" draw:style-name="dp1" draw:master-page-name="Default">
        <draw:line draw:style-name="gr206" draw:text-style-name="P4" draw:layer="layout" svg:x1="-0.905cm" svg:y1="10.017cm" svg:x2="23.352cm" svg:y2="10.017cm">
          <text:p/>
        </draw:line>
        <draw:custom-shape draw:style-name="gr207" draw:text-style-name="P5" draw:layer="layout" svg:width="3.937cm" svg:height="2.54cm" svg:x="2.27cm" svg:y="3.413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208" draw:text-style-name="P1" draw:layer="layout" svg:width="3.683cm" svg:height="3.556cm" svg:x="1.889cm" svg:y="12.303cm">
          <text:p text:style-name="P1">A</text:p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209" draw:text-style-name="P1" draw:layer="layout" svg:width="1.905cm" svg:height="1.778cm" svg:x="10.271cm" svg:y="13.318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0" draw:text-style-name="P13" draw:layer="layout" svg:width="1.524cm" svg:height="0.649cm" svg:x="1.127cm" svg:y="15.973cm">
          <draw:text-box>
            <text:p text:style-name="P12"><text:span text:style-name="T2">CMP</text:span></text:p>
          </draw:text-box>
        </draw:frame>
        <draw:frame draw:style-name="gr210" draw:text-style-name="P13" draw:layer="layout" svg:width="1.524cm" svg:height="0.649cm" svg:x="3.032cm" svg:y="15.987cm">
          <draw:text-box>
            <text:p text:style-name="P12"><text:span text:style-name="T2">CMC</text:span></text:p>
          </draw:text-box>
        </draw:frame>
        <draw:frame draw:style-name="gr210" draw:text-style-name="P13" draw:layer="layout" svg:width="1.524cm" svg:height="0.649cm" svg:x="3.032cm" svg:y="15.988cm">
          <draw:text-box>
            <text:p text:style-name="P12"><text:span text:style-name="T2">CMC</text:span></text:p>
          </draw:text-box>
        </draw:frame>
        <draw:frame draw:style-name="gr210" draw:text-style-name="P13" draw:layer="layout" svg:width="1.524cm" svg:height="0.649cm" svg:x="1.127cm" svg:y="15.973cm">
          <draw:text-box>
            <text:p text:style-name="P12"><text:span text:style-name="T2">CMP</text:span></text:p>
          </draw:text-box>
        </draw:frame>
        <draw:custom-shape draw:style-name="gr209" draw:text-style-name="P1" draw:layer="layout" svg:width="1.905cm" svg:height="1.778cm" svg:x="5.699cm" svg:y="21.955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0" draw:text-style-name="P13" draw:layer="layout" svg:width="1.524cm" svg:height="0.649cm" svg:x="9.382cm" svg:y="15.846cm">
          <draw:text-box>
            <text:p text:style-name="P12"><text:span text:style-name="T2">CMP</text:span></text:p>
          </draw:text-box>
        </draw:frame>
        <draw:frame draw:style-name="gr210" draw:text-style-name="P13" draw:layer="layout" svg:width="1.524cm" svg:height="0.649cm" svg:x="11.287cm" svg:y="15.86cm">
          <draw:text-box>
            <text:p text:style-name="P12"><text:span text:style-name="T2">CMC</text:span></text:p>
          </draw:text-box>
        </draw:frame>
        <draw:frame draw:style-name="gr210" draw:text-style-name="P13" draw:layer="layout" svg:width="1.524cm" svg:height="0.649cm" svg:x="11.287cm" svg:y="15.861cm">
          <draw:text-box>
            <text:p text:style-name="P12"><text:span text:style-name="T2">CMC</text:span></text:p>
          </draw:text-box>
        </draw:frame>
        <draw:frame draw:style-name="gr210" draw:text-style-name="P13" draw:layer="layout" svg:width="1.524cm" svg:height="0.649cm" svg:x="9.382cm" svg:y="15.846cm">
          <draw:text-box>
            <text:p text:style-name="P12"><text:span text:style-name="T2">CMP</text:span></text:p>
          </draw:text-box>
        </draw:frame>
        <draw:frame draw:style-name="gr210" draw:text-style-name="P13" draw:layer="layout" svg:width="1.524cm" svg:height="0.649cm" svg:x="4.81cm" svg:y="24.495cm">
          <draw:text-box>
            <text:p text:style-name="P12"><text:span text:style-name="T2">CMP</text:span></text:p>
          </draw:text-box>
        </draw:frame>
        <draw:frame draw:style-name="gr210" draw:text-style-name="P13" draw:layer="layout" svg:width="1.524cm" svg:height="0.649cm" svg:x="6.715cm" svg:y="24.509cm">
          <draw:text-box>
            <text:p text:style-name="P12"><text:span text:style-name="T2">CMC</text:span></text:p>
          </draw:text-box>
        </draw:frame>
        <draw:frame draw:style-name="gr210" draw:text-style-name="P13" draw:layer="layout" svg:width="1.524cm" svg:height="0.649cm" svg:x="6.715cm" svg:y="24.51cm">
          <draw:text-box>
            <text:p text:style-name="P12"><text:span text:style-name="T2">CMC</text:span></text:p>
          </draw:text-box>
        </draw:frame>
        <draw:frame draw:style-name="gr210" draw:text-style-name="P13" draw:layer="layout" svg:width="1.524cm" svg:height="0.649cm" svg:x="4.81cm" svg:y="24.495cm">
          <draw:text-box>
            <text:p text:style-name="P12"><text:span text:style-name="T2">CMP</text:span></text:p>
          </draw:text-box>
        </draw:frame>
        <draw:custom-shape draw:style-name="gr211" draw:text-style-name="P1" draw:layer="layout" svg:width="1.905cm" svg:height="1.778cm" svg:x="13.7cm" svg:y="21.447cm">
          <text:p text:style-name="P1">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2" draw:text-style-name="P6" draw:layer="layout" svg:width="7.366cm" svg:height="4.445cm" svg:x="11.668cm" svg:y="8.62cm">
          <draw:text-box>
            <text:p>A riceve il messaggio SYNCH di K, aggiunge la misurazione 1 alla sua CMC, toglie il messaggio SYNCH e reinoltra come messaggio normale</text:p>
          </draw:text-box>
        </draw:frame>
        <draw:custom-shape draw:style-name="gr213" draw:text-style-name="P10" draw:layer="layout" svg:width="0.889cm" svg:height="0.889cm" svg:x="3.286cm" svg:y="16.622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4" draw:text-style-name="P1" draw:layer="layout" svg:width="0.889cm" svg:height="0.889cm" svg:x="3.286cm" svg:y="17.511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14" draw:text-style-name="P1" draw:layer="layout" svg:width="0.889cm" svg:height="0.889cm" svg:x="4.175cm" svg:y="17.51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13" draw:text-style-name="P10" draw:layer="layout" svg:width="0.889cm" svg:height="0.889cm" svg:x="4.175cm" svg:y="16.622cm">
          <text:p text:style-name="P1">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3" draw:text-style-name="P10" draw:layer="layout" svg:width="0.889cm" svg:height="0.889cm" svg:x="5.064cm" svg:y="16.621cm">
          <text:p text:style-name="P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4" draw:text-style-name="P1" draw:layer="layout" svg:width="0.889cm" svg:height="0.889cm" svg:x="5.064cm" svg:y="17.51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13" draw:text-style-name="P10" draw:layer="layout" svg:width="0.889cm" svg:height="0.889cm" svg:x="11.541cm" svg:y="16.495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4" draw:text-style-name="P1" draw:layer="layout" svg:width="0.889cm" svg:height="0.889cm" svg:x="11.541cm" svg:y="17.384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14" draw:text-style-name="P1" draw:layer="layout" svg:width="0.889cm" svg:height="0.889cm" svg:x="12.43cm" svg:y="17.383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13" draw:text-style-name="P10" draw:layer="layout" svg:width="0.889cm" svg:height="0.889cm" svg:x="12.43cm" svg:y="16.495cm">
          <text:p text:style-name="P1">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3" draw:text-style-name="P10" draw:layer="layout" svg:width="0.889cm" svg:height="0.889cm" svg:x="13.319cm" svg:y="16.494cm">
          <text:p text:style-name="P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4" draw:text-style-name="P1" draw:layer="layout" svg:width="0.889cm" svg:height="0.889cm" svg:x="13.319cm" svg:y="17.383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13" draw:text-style-name="P10" draw:layer="layout" svg:width="0.889cm" svg:height="0.889cm" svg:x="6.969cm" svg:y="25.144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4" draw:text-style-name="P1" draw:layer="layout" svg:width="0.889cm" svg:height="0.889cm" svg:x="6.969cm" svg:y="26.033cm">
          <text:p text:style-name="P1">4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14" draw:text-style-name="P1" draw:layer="layout" svg:width="0.889cm" svg:height="0.889cm" svg:x="7.858cm" svg:y="26.032cm">
          <text:p text:style-name="P1">4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13" draw:text-style-name="P10" draw:layer="layout" svg:width="0.889cm" svg:height="0.889cm" svg:x="7.858cm" svg:y="25.144cm">
          <text:p text:style-name="P1">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3" draw:text-style-name="P10" draw:layer="layout" svg:width="0.889cm" svg:height="0.889cm" svg:x="8.747cm" svg:y="25.143cm">
          <text:p text:style-name="P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4" draw:text-style-name="P1" draw:layer="layout" svg:width="0.889cm" svg:height="0.889cm" svg:x="8.747cm" svg:y="26.032cm">
          <text:p text:style-name="P1">4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14" draw:text-style-name="P1" draw:layer="layout" svg:width="0.889cm" svg:height="0.889cm" svg:x="6.969cm" svg:y="26.921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14" draw:text-style-name="P1" draw:layer="layout" svg:width="0.889cm" svg:height="0.889cm" svg:x="7.858cm" svg:y="26.921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14" draw:text-style-name="P1" draw:layer="layout" svg:width="0.889cm" svg:height="0.889cm" svg:x="8.747cm" svg:y="26.908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210" draw:text-style-name="P13" draw:layer="layout" svg:width="1.524cm" svg:height="0.649cm" svg:x="12.938cm" svg:y="23.606cm">
          <draw:text-box>
            <text:p text:style-name="P12"><text:span text:style-name="T2">CMP</text:span></text:p>
          </draw:text-box>
        </draw:frame>
        <draw:frame draw:style-name="gr210" draw:text-style-name="P13" draw:layer="layout" svg:width="1.524cm" svg:height="0.649cm" svg:x="14.843cm" svg:y="23.62cm">
          <draw:text-box>
            <text:p text:style-name="P12"><text:span text:style-name="T2">CMC</text:span></text:p>
          </draw:text-box>
        </draw:frame>
        <draw:frame draw:style-name="gr210" draw:text-style-name="P13" draw:layer="layout" svg:width="1.524cm" svg:height="0.649cm" svg:x="14.843cm" svg:y="23.621cm">
          <draw:text-box>
            <text:p text:style-name="P12"><text:span text:style-name="T2">CMC</text:span></text:p>
          </draw:text-box>
        </draw:frame>
        <draw:frame draw:style-name="gr210" draw:text-style-name="P13" draw:layer="layout" svg:width="1.524cm" svg:height="0.649cm" svg:x="12.938cm" svg:y="23.606cm">
          <draw:text-box>
            <text:p text:style-name="P12"><text:span text:style-name="T2">CMP</text:span></text:p>
          </draw:text-box>
        </draw:frame>
        <draw:custom-shape draw:style-name="gr213" draw:text-style-name="P10" draw:layer="layout" svg:width="0.889cm" svg:height="0.889cm" svg:x="15.097cm" svg:y="24.255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4" draw:text-style-name="P1" draw:layer="layout" svg:width="0.889cm" svg:height="0.889cm" svg:x="15.097cm" svg:y="25.144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14" draw:text-style-name="P1" draw:layer="layout" svg:width="0.889cm" svg:height="0.889cm" svg:x="15.986cm" svg:y="25.143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13" draw:text-style-name="P10" draw:layer="layout" svg:width="0.889cm" svg:height="0.889cm" svg:x="15.986cm" svg:y="24.255cm">
          <text:p text:style-name="P1">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3" draw:text-style-name="P10" draw:layer="layout" svg:width="0.889cm" svg:height="0.889cm" svg:x="16.875cm" svg:y="24.254cm">
          <text:p text:style-name="P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4" draw:text-style-name="P1" draw:layer="layout" svg:width="0.889cm" svg:height="0.889cm" svg:x="16.875cm" svg:y="25.143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15" draw:text-style-name="P7" draw:layer="layout" svg:width="0.889cm" svg:height="0.889cm" svg:x="15.097cm" svg:y="21.19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16" draw:text-style-name="P11" draw:layer="layout" svg:width="0.889cm" svg:height="0.889cm" svg:x="13.192cm" svg:y="24.24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13" draw:text-style-name="P10" draw:layer="layout" svg:width="0.889cm" svg:height="0.889cm" svg:x="9.636cm" svg:y="25.13cm">
          <text:p text:style-name="P1">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4" draw:text-style-name="P1" draw:layer="layout" svg:width="0.889cm" svg:height="0.889cm" svg:x="9.636cm" svg:y="26.019cm">
          <text:p text:style-name="P1">F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14" draw:text-style-name="P1" draw:layer="layout" svg:width="0.889cm" svg:height="0.889cm" svg:x="9.636cm" svg:y="26.908cm">
          <text:p text:style-name="P1">1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13" draw:text-style-name="P10" draw:layer="layout" svg:width="0.889cm" svg:height="0.889cm" svg:x="5.953cm" svg:y="16.621cm">
          <text:p text:style-name="P1">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4" draw:text-style-name="P1" draw:layer="layout" svg:width="0.889cm" svg:height="0.889cm" svg:x="5.953cm" svg:y="17.51cm">
          <text:p text:style-name="P1">1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13" draw:text-style-name="P10" draw:layer="layout" svg:width="0.889cm" svg:height="0.889cm" svg:x="14.208cm" svg:y="16.494cm">
          <text:p text:style-name="P1">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4" draw:text-style-name="P1" draw:layer="layout" svg:width="0.889cm" svg:height="0.889cm" svg:x="14.208cm" svg:y="17.383cm">
          <text:p text:style-name="P1">1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29" draw:text-style-name="P4" draw:layer="layout" svg:x1="12.049cm" svg:y1="14.97cm" svg:x2="14.716cm" svg:y2="21.447cm">
          <text:p/>
        </draw:line>
        <draw:frame draw:style-name="gr21" draw:text-style-name="P9" draw:layer="layout" svg:width="19cm" svg:height="1.651cm" svg:x="1cm" svg:y="1.255cm">
          <draw:text-box>
            <text:p text:style-name="P8"><text:span text:style-name="T1">Fu</text:span><text:span text:style-name="T1">nz</text:span><text:span text:style-name="T1">io</text:span><text:span text:style-name="T1">na</text:span><text:span text:style-name="T1">lit</text:span><text:span text:style-name="T1">à </text:span><text:span text:style-name="T1">de</text:span><text:span text:style-name="T1">l </text:span><text:span text:style-name="T1">m</text:span><text:span text:style-name="T1">es</text:span><text:span text:style-name="T1">sa</text:span><text:span text:style-name="T1">gg</text:span><text:span text:style-name="T1">io </text:span><text:span text:style-name="T1">S</text:span><text:span text:style-name="T1">Y</text:span><text:span text:style-name="T1">N</text:span><text:span text:style-name="T1">C</text:span><text:span text:style-name="T1">H</text:span></text:p>
          </draw:text-box>
        </draw:frame>
      </draw:page>
      <draw:page draw:name="page25" draw:style-name="dp1" draw:master-page-name="Default">
        <draw:line draw:style-name="gr217" draw:text-style-name="P4" draw:layer="layout" svg:x1="-0.905cm" svg:y1="10.017cm" svg:x2="23.352cm" svg:y2="10.017cm">
          <text:p/>
        </draw:line>
        <draw:custom-shape draw:style-name="gr218" draw:text-style-name="P5" draw:layer="layout" svg:width="3.937cm" svg:height="2.54cm" svg:x="2.27cm" svg:y="3.413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219" draw:text-style-name="P1" draw:layer="layout" svg:width="3.683cm" svg:height="3.556cm" svg:x="1.889cm" svg:y="12.303cm">
          <text:p text:style-name="P1">A</text:p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220" draw:text-style-name="P1" draw:layer="layout" svg:width="1.905cm" svg:height="1.778cm" svg:x="10.271cm" svg:y="13.318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1" draw:text-style-name="P13" draw:layer="layout" svg:width="1.524cm" svg:height="0.649cm" svg:x="1.127cm" svg:y="15.973cm">
          <draw:text-box>
            <text:p text:style-name="P12"><text:span text:style-name="T2">CMP</text:span></text:p>
          </draw:text-box>
        </draw:frame>
        <draw:frame draw:style-name="gr221" draw:text-style-name="P13" draw:layer="layout" svg:width="1.524cm" svg:height="0.649cm" svg:x="3.032cm" svg:y="15.987cm">
          <draw:text-box>
            <text:p text:style-name="P12"><text:span text:style-name="T2">CMC</text:span></text:p>
          </draw:text-box>
        </draw:frame>
        <draw:frame draw:style-name="gr221" draw:text-style-name="P13" draw:layer="layout" svg:width="1.524cm" svg:height="0.649cm" svg:x="3.032cm" svg:y="15.988cm">
          <draw:text-box>
            <text:p text:style-name="P12"><text:span text:style-name="T2">CMC</text:span></text:p>
          </draw:text-box>
        </draw:frame>
        <draw:frame draw:style-name="gr221" draw:text-style-name="P13" draw:layer="layout" svg:width="1.524cm" svg:height="0.649cm" svg:x="1.127cm" svg:y="15.973cm">
          <draw:text-box>
            <text:p text:style-name="P12"><text:span text:style-name="T2">CMP</text:span></text:p>
          </draw:text-box>
        </draw:frame>
        <draw:custom-shape draw:style-name="gr220" draw:text-style-name="P1" draw:layer="layout" svg:width="1.905cm" svg:height="1.778cm" svg:x="5.699cm" svg:y="21.955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1" draw:text-style-name="P13" draw:layer="layout" svg:width="1.524cm" svg:height="0.649cm" svg:x="9.382cm" svg:y="15.846cm">
          <draw:text-box>
            <text:p text:style-name="P12"><text:span text:style-name="T2">CMP</text:span></text:p>
          </draw:text-box>
        </draw:frame>
        <draw:frame draw:style-name="gr221" draw:text-style-name="P13" draw:layer="layout" svg:width="1.524cm" svg:height="0.649cm" svg:x="11.287cm" svg:y="15.86cm">
          <draw:text-box>
            <text:p text:style-name="P12"><text:span text:style-name="T2">CMC</text:span></text:p>
          </draw:text-box>
        </draw:frame>
        <draw:frame draw:style-name="gr221" draw:text-style-name="P13" draw:layer="layout" svg:width="1.524cm" svg:height="0.649cm" svg:x="11.287cm" svg:y="15.861cm">
          <draw:text-box>
            <text:p text:style-name="P12"><text:span text:style-name="T2">CMC</text:span></text:p>
          </draw:text-box>
        </draw:frame>
        <draw:frame draw:style-name="gr221" draw:text-style-name="P13" draw:layer="layout" svg:width="1.524cm" svg:height="0.649cm" svg:x="9.382cm" svg:y="15.846cm">
          <draw:text-box>
            <text:p text:style-name="P12"><text:span text:style-name="T2">CMP</text:span></text:p>
          </draw:text-box>
        </draw:frame>
        <draw:frame draw:style-name="gr221" draw:text-style-name="P13" draw:layer="layout" svg:width="1.524cm" svg:height="0.649cm" svg:x="4.81cm" svg:y="24.495cm">
          <draw:text-box>
            <text:p text:style-name="P12"><text:span text:style-name="T2">CMP</text:span></text:p>
          </draw:text-box>
        </draw:frame>
        <draw:frame draw:style-name="gr221" draw:text-style-name="P13" draw:layer="layout" svg:width="1.524cm" svg:height="0.649cm" svg:x="6.715cm" svg:y="24.509cm">
          <draw:text-box>
            <text:p text:style-name="P12"><text:span text:style-name="T2">CMC</text:span></text:p>
          </draw:text-box>
        </draw:frame>
        <draw:frame draw:style-name="gr221" draw:text-style-name="P13" draw:layer="layout" svg:width="1.524cm" svg:height="0.649cm" svg:x="6.715cm" svg:y="24.51cm">
          <draw:text-box>
            <text:p text:style-name="P12"><text:span text:style-name="T2">CMC</text:span></text:p>
          </draw:text-box>
        </draw:frame>
        <draw:frame draw:style-name="gr221" draw:text-style-name="P13" draw:layer="layout" svg:width="1.524cm" svg:height="0.649cm" svg:x="4.81cm" svg:y="24.495cm">
          <draw:text-box>
            <text:p text:style-name="P12"><text:span text:style-name="T2">CMP</text:span></text:p>
          </draw:text-box>
        </draw:frame>
        <draw:custom-shape draw:style-name="gr222" draw:text-style-name="P1" draw:layer="layout" svg:width="1.905cm" svg:height="1.778cm" svg:x="13.7cm" svg:y="21.447cm">
          <text:p text:style-name="P1">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3" draw:text-style-name="P6" draw:layer="layout" svg:width="4.699cm" svg:height="5.027cm" svg:x="15.605cm" svg:y="16.039cm">
          <draw:text-box>
            <text:p>a K ritorna il suo messaggio e sposta 1 da CMP a CMC, ora può spedire il token</text:p>
          </draw:text-box>
        </draw:frame>
        <draw:custom-shape draw:style-name="gr224" draw:text-style-name="P10" draw:layer="layout" svg:width="0.889cm" svg:height="0.889cm" svg:x="3.286cm" svg:y="16.622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5" draw:text-style-name="P1" draw:layer="layout" svg:width="0.889cm" svg:height="0.889cm" svg:x="3.286cm" svg:y="17.511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25" draw:text-style-name="P1" draw:layer="layout" svg:width="0.889cm" svg:height="0.889cm" svg:x="4.175cm" svg:y="17.51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24" draw:text-style-name="P10" draw:layer="layout" svg:width="0.889cm" svg:height="0.889cm" svg:x="4.175cm" svg:y="16.622cm">
          <text:p text:style-name="P1">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4" draw:text-style-name="P10" draw:layer="layout" svg:width="0.889cm" svg:height="0.889cm" svg:x="5.064cm" svg:y="16.621cm">
          <text:p text:style-name="P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5" draw:text-style-name="P1" draw:layer="layout" svg:width="0.889cm" svg:height="0.889cm" svg:x="5.064cm" svg:y="17.51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24" draw:text-style-name="P10" draw:layer="layout" svg:width="0.889cm" svg:height="0.889cm" svg:x="11.541cm" svg:y="16.495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5" draw:text-style-name="P1" draw:layer="layout" svg:width="0.889cm" svg:height="0.889cm" svg:x="11.541cm" svg:y="17.384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25" draw:text-style-name="P1" draw:layer="layout" svg:width="0.889cm" svg:height="0.889cm" svg:x="12.43cm" svg:y="17.383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24" draw:text-style-name="P10" draw:layer="layout" svg:width="0.889cm" svg:height="0.889cm" svg:x="12.43cm" svg:y="16.495cm">
          <text:p text:style-name="P1">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4" draw:text-style-name="P10" draw:layer="layout" svg:width="0.889cm" svg:height="0.889cm" svg:x="13.319cm" svg:y="16.494cm">
          <text:p text:style-name="P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5" draw:text-style-name="P1" draw:layer="layout" svg:width="0.889cm" svg:height="0.889cm" svg:x="13.319cm" svg:y="17.383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24" draw:text-style-name="P10" draw:layer="layout" svg:width="0.889cm" svg:height="0.889cm" svg:x="6.969cm" svg:y="25.144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5" draw:text-style-name="P1" draw:layer="layout" svg:width="0.889cm" svg:height="0.889cm" svg:x="6.969cm" svg:y="26.033cm">
          <text:p text:style-name="P1">4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25" draw:text-style-name="P1" draw:layer="layout" svg:width="0.889cm" svg:height="0.889cm" svg:x="7.858cm" svg:y="26.032cm">
          <text:p text:style-name="P1">4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24" draw:text-style-name="P10" draw:layer="layout" svg:width="0.889cm" svg:height="0.889cm" svg:x="7.858cm" svg:y="25.144cm">
          <text:p text:style-name="P1">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4" draw:text-style-name="P10" draw:layer="layout" svg:width="0.889cm" svg:height="0.889cm" svg:x="8.747cm" svg:y="25.143cm">
          <text:p text:style-name="P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5" draw:text-style-name="P1" draw:layer="layout" svg:width="0.889cm" svg:height="0.889cm" svg:x="8.747cm" svg:y="26.032cm">
          <text:p text:style-name="P1">4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25" draw:text-style-name="P1" draw:layer="layout" svg:width="0.889cm" svg:height="0.889cm" svg:x="6.969cm" svg:y="26.921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25" draw:text-style-name="P1" draw:layer="layout" svg:width="0.889cm" svg:height="0.889cm" svg:x="7.858cm" svg:y="26.921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25" draw:text-style-name="P1" draw:layer="layout" svg:width="0.889cm" svg:height="0.889cm" svg:x="8.747cm" svg:y="26.908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221" draw:text-style-name="P13" draw:layer="layout" svg:width="1.524cm" svg:height="0.649cm" svg:x="12.938cm" svg:y="23.606cm">
          <draw:text-box>
            <text:p text:style-name="P12"><text:span text:style-name="T2">CMP</text:span></text:p>
          </draw:text-box>
        </draw:frame>
        <draw:frame draw:style-name="gr221" draw:text-style-name="P13" draw:layer="layout" svg:width="1.524cm" svg:height="0.649cm" svg:x="14.843cm" svg:y="23.62cm">
          <draw:text-box>
            <text:p text:style-name="P12"><text:span text:style-name="T2">CMC</text:span></text:p>
          </draw:text-box>
        </draw:frame>
        <draw:frame draw:style-name="gr221" draw:text-style-name="P13" draw:layer="layout" svg:width="1.524cm" svg:height="0.649cm" svg:x="14.843cm" svg:y="23.621cm">
          <draw:text-box>
            <text:p text:style-name="P12"><text:span text:style-name="T2">CMC</text:span></text:p>
          </draw:text-box>
        </draw:frame>
        <draw:frame draw:style-name="gr221" draw:text-style-name="P13" draw:layer="layout" svg:width="1.524cm" svg:height="0.649cm" svg:x="12.938cm" svg:y="23.606cm">
          <draw:text-box>
            <text:p text:style-name="P12"><text:span text:style-name="T2">CMP</text:span></text:p>
          </draw:text-box>
        </draw:frame>
        <draw:custom-shape draw:style-name="gr224" draw:text-style-name="P10" draw:layer="layout" svg:width="0.889cm" svg:height="0.889cm" svg:x="15.097cm" svg:y="24.255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5" draw:text-style-name="P1" draw:layer="layout" svg:width="0.889cm" svg:height="0.889cm" svg:x="15.097cm" svg:y="25.144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25" draw:text-style-name="P1" draw:layer="layout" svg:width="0.889cm" svg:height="0.889cm" svg:x="15.986cm" svg:y="25.143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24" draw:text-style-name="P10" draw:layer="layout" svg:width="0.889cm" svg:height="0.889cm" svg:x="15.986cm" svg:y="24.255cm">
          <text:p text:style-name="P1">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4" draw:text-style-name="P10" draw:layer="layout" svg:width="0.889cm" svg:height="0.889cm" svg:x="16.875cm" svg:y="24.254cm">
          <text:p text:style-name="P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5" draw:text-style-name="P1" draw:layer="layout" svg:width="0.889cm" svg:height="0.889cm" svg:x="16.875cm" svg:y="25.143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26" draw:text-style-name="P7" draw:layer="layout" svg:width="0.889cm" svg:height="0.889cm" svg:x="15.097cm" svg:y="21.19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24" draw:text-style-name="P10" draw:layer="layout" svg:width="0.889cm" svg:height="0.889cm" svg:x="9.636cm" svg:y="25.13cm">
          <text:p text:style-name="P1">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5" draw:text-style-name="P1" draw:layer="layout" svg:width="0.889cm" svg:height="0.889cm" svg:x="9.636cm" svg:y="26.019cm">
          <text:p text:style-name="P1">F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25" draw:text-style-name="P1" draw:layer="layout" svg:width="0.889cm" svg:height="0.889cm" svg:x="9.636cm" svg:y="26.908cm">
          <text:p text:style-name="P1">1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24" draw:text-style-name="P10" draw:layer="layout" svg:width="0.889cm" svg:height="0.889cm" svg:x="5.953cm" svg:y="16.621cm">
          <text:p text:style-name="P1">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5" draw:text-style-name="P1" draw:layer="layout" svg:width="0.889cm" svg:height="0.889cm" svg:x="5.953cm" svg:y="17.51cm">
          <text:p text:style-name="P1">1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24" draw:text-style-name="P10" draw:layer="layout" svg:width="0.889cm" svg:height="0.889cm" svg:x="14.208cm" svg:y="16.494cm">
          <text:p text:style-name="P1">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5" draw:text-style-name="P1" draw:layer="layout" svg:width="0.889cm" svg:height="0.889cm" svg:x="14.208cm" svg:y="17.383cm">
          <text:p text:style-name="P1">1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24" draw:text-style-name="P10" draw:layer="layout" svg:width="0.889cm" svg:height="0.889cm" svg:x="17.764cm" svg:y="24.241cm">
          <text:p text:style-name="P1">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5" draw:text-style-name="P1" draw:layer="layout" svg:width="0.889cm" svg:height="0.889cm" svg:x="17.764cm" svg:y="25.13cm">
          <text:p text:style-name="P1">1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21" draw:text-style-name="P9" draw:layer="layout" svg:width="19cm" svg:height="1.651cm" svg:x="1cm" svg:y="1.255cm">
          <draw:text-box>
            <text:p text:style-name="P8"><text:span text:style-name="T1">Fu</text:span><text:span text:style-name="T1">nz</text:span><text:span text:style-name="T1">io</text:span><text:span text:style-name="T1">na</text:span><text:span text:style-name="T1">lit</text:span><text:span text:style-name="T1">à </text:span><text:span text:style-name="T1">de</text:span><text:span text:style-name="T1">l </text:span><text:span text:style-name="T1">m</text:span><text:span text:style-name="T1">es</text:span><text:span text:style-name="T1">sa</text:span><text:span text:style-name="T1">gg</text:span><text:span text:style-name="T1">io </text:span><text:span text:style-name="T1">S</text:span><text:span text:style-name="T1">Y</text:span><text:span text:style-name="T1">N</text:span><text:span text:style-name="T1">C</text:span><text:span text:style-name="T1">H</text:span></text:p>
          </draw:text-box>
        </draw:frame>
      </draw:page>
      <draw:page draw:name="page26" draw:style-name="dp1" draw:master-page-name="Default">
        <draw:line draw:style-name="gr227" draw:text-style-name="P4" draw:layer="layout" svg:x1="-0.905cm" svg:y1="10.017cm" svg:x2="23.352cm" svg:y2="10.017cm">
          <text:p/>
        </draw:line>
        <draw:custom-shape draw:style-name="gr228" draw:text-style-name="P5" draw:layer="layout" svg:width="3.937cm" svg:height="2.54cm" svg:x="2.27cm" svg:y="3.413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229" draw:text-style-name="P1" draw:layer="layout" svg:width="3.683cm" svg:height="3.556cm" svg:x="1.889cm" svg:y="12.303cm">
          <text:p text:style-name="P1">A</text:p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230" draw:text-style-name="P1" draw:layer="layout" svg:width="1.905cm" svg:height="1.778cm" svg:x="10.271cm" svg:y="13.318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1" draw:text-style-name="P13" draw:layer="layout" svg:width="1.524cm" svg:height="0.649cm" svg:x="1.127cm" svg:y="15.973cm">
          <draw:text-box>
            <text:p text:style-name="P12"><text:span text:style-name="T2">CMP</text:span></text:p>
          </draw:text-box>
        </draw:frame>
        <draw:frame draw:style-name="gr231" draw:text-style-name="P13" draw:layer="layout" svg:width="1.524cm" svg:height="0.649cm" svg:x="3.032cm" svg:y="15.987cm">
          <draw:text-box>
            <text:p text:style-name="P12"><text:span text:style-name="T2">CMC</text:span></text:p>
          </draw:text-box>
        </draw:frame>
        <draw:frame draw:style-name="gr231" draw:text-style-name="P13" draw:layer="layout" svg:width="1.524cm" svg:height="0.649cm" svg:x="3.032cm" svg:y="15.988cm">
          <draw:text-box>
            <text:p text:style-name="P12"><text:span text:style-name="T2">CMC</text:span></text:p>
          </draw:text-box>
        </draw:frame>
        <draw:frame draw:style-name="gr231" draw:text-style-name="P13" draw:layer="layout" svg:width="1.524cm" svg:height="0.649cm" svg:x="1.127cm" svg:y="15.973cm">
          <draw:text-box>
            <text:p text:style-name="P12"><text:span text:style-name="T2">CMP</text:span></text:p>
          </draw:text-box>
        </draw:frame>
        <draw:custom-shape draw:style-name="gr230" draw:text-style-name="P1" draw:layer="layout" svg:width="1.905cm" svg:height="1.778cm" svg:x="5.699cm" svg:y="21.955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1" draw:text-style-name="P13" draw:layer="layout" svg:width="1.524cm" svg:height="0.649cm" svg:x="9.382cm" svg:y="15.846cm">
          <draw:text-box>
            <text:p text:style-name="P12"><text:span text:style-name="T2">CMP</text:span></text:p>
          </draw:text-box>
        </draw:frame>
        <draw:frame draw:style-name="gr231" draw:text-style-name="P13" draw:layer="layout" svg:width="1.524cm" svg:height="0.649cm" svg:x="11.287cm" svg:y="15.86cm">
          <draw:text-box>
            <text:p text:style-name="P12"><text:span text:style-name="T2">CMC</text:span></text:p>
          </draw:text-box>
        </draw:frame>
        <draw:frame draw:style-name="gr231" draw:text-style-name="P13" draw:layer="layout" svg:width="1.524cm" svg:height="0.649cm" svg:x="11.287cm" svg:y="15.861cm">
          <draw:text-box>
            <text:p text:style-name="P12"><text:span text:style-name="T2">CMC</text:span></text:p>
          </draw:text-box>
        </draw:frame>
        <draw:frame draw:style-name="gr231" draw:text-style-name="P13" draw:layer="layout" svg:width="1.524cm" svg:height="0.649cm" svg:x="9.382cm" svg:y="15.846cm">
          <draw:text-box>
            <text:p text:style-name="P12"><text:span text:style-name="T2">CMP</text:span></text:p>
          </draw:text-box>
        </draw:frame>
        <draw:frame draw:style-name="gr231" draw:text-style-name="P13" draw:layer="layout" svg:width="1.524cm" svg:height="0.649cm" svg:x="4.81cm" svg:y="24.495cm">
          <draw:text-box>
            <text:p text:style-name="P12"><text:span text:style-name="T2">CMP</text:span></text:p>
          </draw:text-box>
        </draw:frame>
        <draw:frame draw:style-name="gr231" draw:text-style-name="P13" draw:layer="layout" svg:width="1.524cm" svg:height="0.649cm" svg:x="6.715cm" svg:y="24.509cm">
          <draw:text-box>
            <text:p text:style-name="P12"><text:span text:style-name="T2">CMC</text:span></text:p>
          </draw:text-box>
        </draw:frame>
        <draw:frame draw:style-name="gr231" draw:text-style-name="P13" draw:layer="layout" svg:width="1.524cm" svg:height="0.649cm" svg:x="6.715cm" svg:y="24.51cm">
          <draw:text-box>
            <text:p text:style-name="P12"><text:span text:style-name="T2">CMC</text:span></text:p>
          </draw:text-box>
        </draw:frame>
        <draw:frame draw:style-name="gr231" draw:text-style-name="P13" draw:layer="layout" svg:width="1.524cm" svg:height="0.649cm" svg:x="4.81cm" svg:y="24.495cm">
          <draw:text-box>
            <text:p text:style-name="P12"><text:span text:style-name="T2">CMP</text:span></text:p>
          </draw:text-box>
        </draw:frame>
        <draw:custom-shape draw:style-name="gr232" draw:text-style-name="P1" draw:layer="layout" svg:width="1.905cm" svg:height="1.778cm" svg:x="13.7cm" svg:y="21.447cm">
          <text:p text:style-name="P1">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3" draw:text-style-name="P6" draw:layer="layout" svg:width="4.699cm" svg:height="6.818cm" svg:x="1.127cm" svg:y="20.05cm">
          <draw:text-box>
            <text:p>C quando riceve il token calcola la media. Il valore F non viene preso in considerazione quindi produce la stessa media di tutti gli altri</text:p>
          </draw:text-box>
        </draw:frame>
        <draw:custom-shape draw:style-name="gr234" draw:text-style-name="P10" draw:layer="layout" svg:width="0.889cm" svg:height="0.889cm" svg:x="3.286cm" svg:y="16.622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" draw:layer="layout" svg:width="0.889cm" svg:height="0.889cm" svg:x="3.286cm" svg:y="17.511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35" draw:text-style-name="P1" draw:layer="layout" svg:width="0.889cm" svg:height="0.889cm" svg:x="4.175cm" svg:y="17.51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34" draw:text-style-name="P10" draw:layer="layout" svg:width="0.889cm" svg:height="0.889cm" svg:x="4.175cm" svg:y="16.622cm">
          <text:p text:style-name="P1">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10" draw:layer="layout" svg:width="0.889cm" svg:height="0.889cm" svg:x="5.064cm" svg:y="16.621cm">
          <text:p text:style-name="P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" draw:layer="layout" svg:width="0.889cm" svg:height="0.889cm" svg:x="5.064cm" svg:y="17.51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34" draw:text-style-name="P10" draw:layer="layout" svg:width="0.889cm" svg:height="0.889cm" svg:x="11.541cm" svg:y="16.495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" draw:layer="layout" svg:width="0.889cm" svg:height="0.889cm" svg:x="11.541cm" svg:y="17.384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35" draw:text-style-name="P1" draw:layer="layout" svg:width="0.889cm" svg:height="0.889cm" svg:x="12.43cm" svg:y="17.383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34" draw:text-style-name="P10" draw:layer="layout" svg:width="0.889cm" svg:height="0.889cm" svg:x="12.43cm" svg:y="16.495cm">
          <text:p text:style-name="P1">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10" draw:layer="layout" svg:width="0.889cm" svg:height="0.889cm" svg:x="13.319cm" svg:y="16.494cm">
          <text:p text:style-name="P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" draw:layer="layout" svg:width="0.889cm" svg:height="0.889cm" svg:x="13.319cm" svg:y="17.383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34" draw:text-style-name="P10" draw:layer="layout" svg:width="0.889cm" svg:height="0.889cm" svg:x="6.969cm" svg:y="25.144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10" draw:layer="layout" svg:width="0.889cm" svg:height="0.889cm" svg:x="7.858cm" svg:y="25.144cm">
          <text:p text:style-name="P1">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10" draw:layer="layout" svg:width="0.889cm" svg:height="0.889cm" svg:x="8.747cm" svg:y="25.143cm">
          <text:p text:style-name="P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" draw:layer="layout" svg:width="0.889cm" svg:height="0.889cm" svg:x="6.969cm" svg:y="26.032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35" draw:text-style-name="P1" draw:layer="layout" svg:width="0.889cm" svg:height="0.889cm" svg:x="7.858cm" svg:y="26.032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35" draw:text-style-name="P1" draw:layer="layout" svg:width="0.889cm" svg:height="0.889cm" svg:x="8.747cm" svg:y="26.019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231" draw:text-style-name="P13" draw:layer="layout" svg:width="1.524cm" svg:height="0.649cm" svg:x="12.938cm" svg:y="23.606cm">
          <draw:text-box>
            <text:p text:style-name="P12"><text:span text:style-name="T2">CMP</text:span></text:p>
          </draw:text-box>
        </draw:frame>
        <draw:frame draw:style-name="gr231" draw:text-style-name="P13" draw:layer="layout" svg:width="1.524cm" svg:height="0.649cm" svg:x="14.843cm" svg:y="23.62cm">
          <draw:text-box>
            <text:p text:style-name="P12"><text:span text:style-name="T2">CMC</text:span></text:p>
          </draw:text-box>
        </draw:frame>
        <draw:frame draw:style-name="gr231" draw:text-style-name="P13" draw:layer="layout" svg:width="1.524cm" svg:height="0.649cm" svg:x="14.843cm" svg:y="23.621cm">
          <draw:text-box>
            <text:p text:style-name="P12"><text:span text:style-name="T2">CMC</text:span></text:p>
          </draw:text-box>
        </draw:frame>
        <draw:frame draw:style-name="gr231" draw:text-style-name="P13" draw:layer="layout" svg:width="1.524cm" svg:height="0.649cm" svg:x="12.938cm" svg:y="23.606cm">
          <draw:text-box>
            <text:p text:style-name="P12"><text:span text:style-name="T2">CMP</text:span></text:p>
          </draw:text-box>
        </draw:frame>
        <draw:custom-shape draw:style-name="gr234" draw:text-style-name="P10" draw:layer="layout" svg:width="0.889cm" svg:height="0.889cm" svg:x="15.097cm" svg:y="24.255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" draw:layer="layout" svg:width="0.889cm" svg:height="0.889cm" svg:x="15.097cm" svg:y="25.144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35" draw:text-style-name="P1" draw:layer="layout" svg:width="0.889cm" svg:height="0.889cm" svg:x="15.986cm" svg:y="25.143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34" draw:text-style-name="P10" draw:layer="layout" svg:width="0.889cm" svg:height="0.889cm" svg:x="15.986cm" svg:y="24.255cm">
          <text:p text:style-name="P1">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10" draw:layer="layout" svg:width="0.889cm" svg:height="0.889cm" svg:x="16.875cm" svg:y="24.254cm">
          <text:p text:style-name="P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" draw:layer="layout" svg:width="0.889cm" svg:height="0.889cm" svg:x="16.875cm" svg:y="25.143cm">
          <text:p text:style-name="P1">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36" draw:text-style-name="P7" draw:layer="layout" svg:width="0.889cm" svg:height="0.889cm" svg:x="8.493cm" svg:y="21.82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34" draw:text-style-name="P10" draw:layer="layout" svg:width="0.889cm" svg:height="0.889cm" svg:x="9.636cm" svg:y="25.13cm">
          <text:p text:style-name="P1">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" draw:layer="layout" svg:width="0.889cm" svg:height="0.889cm" svg:x="9.636cm" svg:y="26.019cm">
          <text:p text:style-name="P1">1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34" draw:text-style-name="P10" draw:layer="layout" svg:width="0.889cm" svg:height="0.889cm" svg:x="5.953cm" svg:y="16.621cm">
          <text:p text:style-name="P1">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" draw:layer="layout" svg:width="0.889cm" svg:height="0.889cm" svg:x="5.953cm" svg:y="17.51cm">
          <text:p text:style-name="P1">1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34" draw:text-style-name="P10" draw:layer="layout" svg:width="0.889cm" svg:height="0.889cm" svg:x="14.208cm" svg:y="16.494cm">
          <text:p text:style-name="P1">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" draw:layer="layout" svg:width="0.889cm" svg:height="0.889cm" svg:x="14.208cm" svg:y="17.383cm">
          <text:p text:style-name="P1">1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34" draw:text-style-name="P10" draw:layer="layout" svg:width="0.889cm" svg:height="0.889cm" svg:x="17.764cm" svg:y="24.241cm">
          <text:p text:style-name="P1">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" draw:layer="layout" svg:width="0.889cm" svg:height="0.889cm" svg:x="17.764cm" svg:y="25.13cm">
          <text:p text:style-name="P1">1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29" draw:text-style-name="P4" draw:layer="layout" svg:x1="13.7cm" svg:y1="22.336cm" svg:x2="7.604cm" svg:y2="22.844cm">
          <text:p/>
        </draw:line>
        <draw:frame draw:style-name="gr21" draw:text-style-name="P9" draw:layer="layout" svg:width="19cm" svg:height="1.651cm" svg:x="1cm" svg:y="1.255cm">
          <draw:text-box>
            <text:p text:style-name="P8"><text:span text:style-name="T1">Fu</text:span><text:span text:style-name="T1">nz</text:span><text:span text:style-name="T1">io</text:span><text:span text:style-name="T1">na</text:span><text:span text:style-name="T1">lit</text:span><text:span text:style-name="T1">à </text:span><text:span text:style-name="T1">de</text:span><text:span text:style-name="T1">l </text:span><text:span text:style-name="T1">m</text:span><text:span text:style-name="T1">es</text:span><text:span text:style-name="T1">sa</text:span><text:span text:style-name="T1">gg</text:span><text:span text:style-name="T1">io </text:span><text:span text:style-name="T1">S</text:span><text:span text:style-name="T1">Y</text:span><text:span text:style-name="T1">N</text:span><text:span text:style-name="T1">C</text:span><text:span text:style-name="T1">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svg:stroke-color="#000000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svg:stroke-color="#000000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" style:display-name="Object without fill_3" style:family="graphic" style:parent-style-name="Default_5f_3">
      <style:graphic-properties svg:stroke-color="#000000" draw:fill="none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" style:display-name="Object without fill_1_1_1" style:family="graphic" style:parent-style-name="Default_5f_1_5f_1_5f_1">
      <style:graphic-properties svg:stroke-color="#000000" draw:fill="none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4" style:display-name="Object without fill_4" style:family="graphic" style:parent-style-name="Default_5f_4">
      <style:graphic-properties svg:stroke-color="#000000" draw:fill="none"/>
    </style:style>
    <style:style style:name="Default_5f_3_5f_1" style:display-name="Default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" style:display-name="Default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" style:display-name="Default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1" style:display-name="Object without fill_1_1_1_1" style:family="graphic" style:parent-style-name="Default_5f_1_5f_1_5f_1_5f_1">
      <style:graphic-properties svg:stroke-color="#000000" draw:fill="none"/>
    </style:style>
    <style:style style:name="Default_5f_3_5f_1_5f_1" style:display-name="Default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_5f_1" style:display-name="Default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" style:display-name="Default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" style:display-name="Default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" style:display-name="Default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" style:display-name="Defaul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1_5f_1" style:display-name="Object without fill_1_1_1_1_1" style:family="graphic" style:parent-style-name="Default_5f_1_5f_1_5f_1_5f_1_5f_1">
      <style:graphic-properties svg:stroke-color="#000000" draw:fill="none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" style:display-name="Object without fill_5" style:family="graphic" style:parent-style-name="Default_5f_5">
      <style:graphic-properties svg:stroke-color="#000000" draw:fill="none"/>
    </style:style>
    <style:style style:name="Default_5f_3_5f_1_5f_1_5f_1" style:display-name="Default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_5f_1_5f_1" style:display-name="Default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_5f_1" style:display-name="Default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1" style:display-name="Default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" style:display-name="Default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" style:display-name="Default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1_5f_1_5f_1" style:display-name="Object without fill_1_1_1_1_1_1" style:family="graphic" style:parent-style-name="Default_5f_1_5f_1_5f_1_5f_1_5f_1_5f_1">
      <style:graphic-properties svg:stroke-color="#000000" draw:fill="none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6" style:display-name="Object without fill_6" style:family="graphic" style:parent-style-name="Default_5f_6">
      <style:graphic-properties svg:stroke-color="#000000" draw:fill="none"/>
    </style:style>
    <style:style style:name="Default_5f_5_5f_1" style:display-name="Default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" style:display-name="Default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1_5f_1_5f_1_5f_1" style:display-name="Default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_5f_1_5f_1_5f_1" style:display-name="Default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_5f_1_5f_1" style:display-name="Default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1_5f_1" style:display-name="Default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1" style:display-name="Default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" style:display-name="Default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1_5f_1_5f_1_5f_1" style:display-name="Object without fill_1_1_1_1_1_1_1" style:family="graphic" style:parent-style-name="Default_5f_1_5f_1_5f_1_5f_1_5f_1_5f_1_5f_1">
      <style:graphic-properties svg:stroke-color="#000000" draw:fill="none"/>
    </style:style>
    <style:style style:name="Default_5f_7" style:display-name="Default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7" style:display-name="Object without fill_7" style:family="graphic" style:parent-style-name="Default_5f_7">
      <style:graphic-properties svg:stroke-color="#000000" draw:fill="none"/>
    </style:style>
    <style:style style:name="Default_5f_5_5f_1_5f_1" style:display-name="Default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_5f_1" style:display-name="Default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1_5f_1_5f_1_5f_1_5f_1" style:display-name="Default_3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_5f_1_5f_1_5f_1_5f_1" style:display-name="Default_3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_5f_1_5f_1_5f_1" style:display-name="Default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1_5f_1_5f_1" style:display-name="Default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1_5f_1" style:display-name="Default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_5f_1" style:display-name="Default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1_5f_1_5f_1_5f_1_5f_1" style:display-name="Object without fill_1_1_1_1_1_1_1_1" style:family="graphic" style:parent-style-name="Default_5f_1_5f_1_5f_1_5f_1_5f_1_5f_1_5f_1_5f_1">
      <style:graphic-properties svg:stroke-color="#000000" draw:fill="none"/>
    </style:style>
    <style:style style:name="Default_5f_3_5f_1_5f_2" style:display-name="Default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_5f_2" style:display-name="Default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2" style:display-name="Default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2" style:display-name="Default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2" style:display-name="Default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2" style:display-name="Default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1_5f_2" style:display-name="Object without fill_1_1_1_1_2" style:family="graphic" style:parent-style-name="Default_5f_1_5f_1_5f_1_5f_1_5f_2">
      <style:graphic-properties svg:stroke-color="#000000" draw:fill="none"/>
    </style:style>
    <style:style style:name="Default_5f_8" style:display-name="Default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8" style:display-name="Object without fill_8" style:family="graphic" style:parent-style-name="Default_5f_8">
      <style:graphic-properties svg:stroke-color="#000000" draw:fill="none"/>
    </style:style>
    <style:style style:name="Default_5f_1_5f_1_5f_1_5f_1_5f_1_5f_2" style:display-name="Default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2" style:display-name="Default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1_5f_1_5f_1_5f_1_5f_1_5f_1" style:display-name="Default_3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_5f_1_5f_1_5f_1_5f_1_5f_1" style:display-name="Default_3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1_5f_2_5f_1" style:display-name="Default_3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_5f_2_5f_1" style:display-name="Default_3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2_5f_1" style:display-name="Default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2_5f_1" style:display-name="Default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2_5f_1" style:display-name="Default_1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2_5f_1" style:display-name="Default_1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1_5f_2_5f_1" style:display-name="Object without fill_1_1_1_1_2_1" style:family="graphic" style:parent-style-name="Default_5f_1_5f_1_5f_1_5f_1_5f_2_5f_1">
      <style:graphic-properties svg:stroke-color="#000000" draw:fill="none"/>
    </style:style>
    <style:style style:name="Default_5f_1_5f_1_5f_1_5f_1_5f_1_5f_1_5f_1_5f_2" style:display-name="Default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_5f_2" style:display-name="Default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_5f_1" style:display-name="Default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_5f_1" style:display-name="Default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1_5f_1_5f_1_5f_1_5f_1_5f_1_5f_1" style:display-name="Default_3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_5f_1_5f_1_5f_1_5f_1_5f_1_5f_1" style:display-name="Default_3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2_5f_1_5f_1" style:display-name="Default_2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2_5f_1_5f_1" style:display-name="Default_2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2_5f_1_5f_1" style:display-name="Default_1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2_5f_1_5f_1" style:display-name="Default_1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1_5f_2_5f_1_5f_1" style:display-name="Object without fill_1_1_1_1_2_1_1" style:family="graphic" style:parent-style-name="Default_5f_1_5f_1_5f_1_5f_1_5f_2_5f_1_5f_1">
      <style:graphic-properties svg:stroke-color="#000000" draw:fill="none"/>
    </style:style>
    <style:style style:name="Default_5f_1_5f_1_5f_1_5f_1_5f_1_5f_1_5f_1_5f_2_5f_1" style:display-name="Default_1_1_1_1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_5f_2_5f_1" style:display-name="Default_1_1_1_1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_5f_1_5f_1" style:display-name="Default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_5f_1_5f_1" style:display-name="Default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1_5f_1_5f_1_5f_1_5f_1_5f_1_5f_1_5f_1" style:display-name="Default_3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_5f_1_5f_1_5f_1_5f_1_5f_1_5f_1_5f_1" style:display-name="Default_3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2_5f_1_5f_1_5f_1" style:display-name="Default_2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2_5f_1_5f_1_5f_1" style:display-name="Default_2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2_5f_1_5f_1_5f_1" style:display-name="Default_1_1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2_5f_1_5f_1_5f_1" style:display-name="Default_1_1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1_5f_2_5f_1_5f_1_5f_1" style:display-name="Object without fill_1_1_1_1_2_1_1_1" style:family="graphic" style:parent-style-name="Default_5f_1_5f_1_5f_1_5f_1_5f_2_5f_1_5f_1_5f_1">
      <style:graphic-properties svg:stroke-color="#000000" draw:fill="none"/>
    </style:style>
    <style:style style:name="Default_5f_9" style:display-name="Default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" style:display-name="Default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9" style:display-name="Object without fill_9" style:family="graphic" style:parent-style-name="Default_5f_9">
      <style:graphic-properties svg:stroke-color="#000000" draw:fill="none"/>
    </style:style>
    <style:style style:name="Default_5f_1_5f_1_5f_1_5f_1_5f_3" style:display-name="Default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3" style:display-name="Default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1_5f_1_5f_1_5f_1_5f_1_5f_1_5f_1_5f_1_5f_1" style:display-name="Default_3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_5f_1_5f_1_5f_1_5f_1_5f_1_5f_1_5f_1_5f_1" style:display-name="Default_3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2_5f_1_5f_1_5f_1_5f_1" style:display-name="Default_2_1_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2_5f_1_5f_1_5f_1_5f_1" style:display-name="Default_2_1_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2_5f_1_5f_1_5f_1_5f_1" style:display-name="Default_1_1_1_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2_5f_1_5f_1_5f_1_5f_1" style:display-name="Default_1_1_1_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1_5f_2_5f_1_5f_1_5f_1_5f_1" style:display-name="Object without fill_1_1_1_1_2_1_1_1_1" style:family="graphic" style:parent-style-name="Default_5f_1_5f_1_5f_1_5f_1_5f_2_5f_1_5f_1_5f_1_5f_1">
      <style:graphic-properties svg:stroke-color="#000000" draw:fill="none"/>
    </style:style>
    <style:style style:name="Default_5f_10" style:display-name="Default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" style:display-name="Default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" style:display-name="Object without fill_10" style:family="graphic" style:parent-style-name="Default_5f_10">
      <style:graphic-properties svg:stroke-color="#000000" draw:fill="none"/>
    </style:style>
    <style:style style:name="Default_5f_9_5f_1" style:display-name="Default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_5f_1" style:display-name="Default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3_5f_1" style:display-name="Default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3_5f_1" style:display-name="Default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1_5f_1_5f_1_5f_1_5f_1_5f_1_5f_1_5f_1_5f_1_5f_1" style:display-name="Default_3_1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_5f_1_5f_1_5f_1_5f_1_5f_1_5f_1_5f_1_5f_1_5f_1" style:display-name="Default_3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2_5f_1_5f_1_5f_1_5f_1_5f_1" style:display-name="Default_2_1_1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2_5f_1_5f_1_5f_1_5f_1_5f_1" style:display-name="Default_2_1_1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2_5f_1_5f_1_5f_1_5f_1_5f_1" style:display-name="Default_1_1_1_1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2_5f_1_5f_1_5f_1_5f_1_5f_1" style:display-name="Default_1_1_1_1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1_5f_2_5f_1_5f_1_5f_1_5f_1_5f_1" style:display-name="Object without fill_1_1_1_1_2_1_1_1_1_1" style:family="graphic" style:parent-style-name="Default_5f_1_5f_1_5f_1_5f_1_5f_2_5f_1_5f_1_5f_1_5f_1_5f_1">
      <style:graphic-properties svg:stroke-color="#000000" draw:fill="none"/>
    </style:style>
    <style:style style:name="Default_5f_10_5f_1" style:display-name="Default_1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" style:display-name="Default_1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" style:display-name="Object without fill_10_1" style:family="graphic" style:parent-style-name="Default_5f_10_5f_1">
      <style:graphic-properties svg:stroke-color="#000000" draw:fill="none"/>
    </style:style>
    <style:style style:name="Default_5f_9_5f_1_5f_1" style:display-name="Default_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_5f_1_5f_1" style:display-name="Default_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3_5f_1_5f_1" style:display-name="Default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3_5f_1_5f_1" style:display-name="Default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1_5f_1_5f_1_5f_1_5f_1_5f_1_5f_1_5f_1_5f_1_5f_1_5f_1" style:display-name="Default_3_1_1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_5f_1_5f_1_5f_1_5f_1_5f_1_5f_1_5f_1_5f_1_5f_1_5f_1" style:display-name="Default_3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2_5f_1_5f_1_5f_1_5f_1_5f_1_5f_1" style:display-name="Default_2_1_1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2_5f_1_5f_1_5f_1_5f_1_5f_1_5f_1" style:display-name="Default_2_1_1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2_5f_1_5f_1_5f_1_5f_1_5f_1_5f_1" style:display-name="Default_1_1_1_1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2_5f_1_5f_1_5f_1_5f_1_5f_1_5f_1" style:display-name="Default_1_1_1_1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1_5f_2_5f_1_5f_1_5f_1_5f_1_5f_1_5f_1" style:display-name="Object without fill_1_1_1_1_2_1_1_1_1_1_1" style:family="graphic" style:parent-style-name="Default_5f_1_5f_1_5f_1_5f_1_5f_2_5f_1_5f_1_5f_1_5f_1_5f_1_5f_1">
      <style:graphic-properties svg:stroke-color="#000000" draw:fill="none"/>
    </style:style>
    <style:style style:name="Default_5f_11" style:display-name="Default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" style:display-name="Default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" style:display-name="Object without fill_11" style:family="graphic" style:parent-style-name="Default_5f_11">
      <style:graphic-properties svg:stroke-color="#000000" draw:fill="none"/>
    </style:style>
    <style:style style:name="Default_5f_10_5f_1_5f_1" style:display-name="Default_1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" style:display-name="Default_1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_5f_1_5f_1_5f_1" style:display-name="Default_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_5f_1_5f_1_5f_1" style:display-name="Default_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3_5f_1_5f_1_5f_1" style:display-name="Default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3_5f_1_5f_1_5f_1" style:display-name="Default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1_5f_1_5f_1_5f_1_5f_1_5f_1_5f_1_5f_1_5f_1_5f_1_5f_1_5f_1" style:display-name="Default_3_1_1_1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_5f_1_5f_1_5f_1_5f_1_5f_1_5f_1_5f_1_5f_1_5f_1_5f_1_5f_1" style:display-name="Default_3_1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2_5f_1_5f_1_5f_1_5f_1_5f_1_5f_1_5f_1" style:display-name="Default_2_1_1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2_5f_1_5f_1_5f_1_5f_1_5f_1_5f_1_5f_1" style:display-name="Default_2_1_1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2_5f_1_5f_1_5f_1_5f_1_5f_1_5f_1_5f_1" style:display-name="Default_1_1_1_1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2_5f_1_5f_1_5f_1_5f_1_5f_1_5f_1_5f_1" style:display-name="Default_1_1_1_1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1_5f_2_5f_1_5f_1_5f_1_5f_1_5f_1_5f_1_5f_1" style:display-name="Object without fill_1_1_1_1_2_1_1_1_1_1_1_1" style:family="graphic" style:parent-style-name="Default_5f_1_5f_1_5f_1_5f_1_5f_2_5f_1_5f_1_5f_1_5f_1_5f_1_5f_1_5f_1">
      <style:graphic-properties svg:stroke-color="#000000" draw:fill="none"/>
    </style:style>
    <style:style style:name="Default_5f_12" style:display-name="Default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" style:display-name="Default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1_5f_1_5f_1_5f_1_5f_1_5f_1_5f_1_5f_1_5f_2" style:display-name="Default_3_1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_5f_1_5f_1_5f_1_5f_1_5f_1_5f_1_5f_1_5f_2" style:display-name="Default_3_1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_5f_1_5f_1_5f_1_5f_1" style:display-name="Default_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_5f_1_5f_1_5f_1_5f_1" style:display-name="Default_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3_5f_1_5f_1_5f_1_5f_1" style:display-name="Default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3_5f_1_5f_1_5f_1_5f_1" style:display-name="Default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1_5f_1_5f_1_5f_1_5f_1_5f_1_5f_1_5f_1_5f_1_5f_1_5f_1_5f_1_5f_1" style:display-name="Default_3_1_1_1_1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_5f_1_5f_1_5f_1_5f_1_5f_1_5f_1_5f_1_5f_1_5f_1_5f_1_5f_1_5f_1" style:display-name="Default_3_1_1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2_5f_1_5f_1_5f_1_5f_1_5f_1_5f_1_5f_1_5f_1" style:display-name="Default_2_1_1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2_5f_1_5f_1_5f_1_5f_1_5f_1_5f_1_5f_1_5f_1" style:display-name="Default_2_1_1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2_5f_1_5f_1_5f_1_5f_1_5f_1_5f_1_5f_1_5f_1" style:display-name="Default_1_1_1_1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2_5f_1_5f_1_5f_1_5f_1_5f_1_5f_1_5f_1_5f_1" style:display-name="Default_1_1_1_1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1_5f_2_5f_1_5f_1_5f_1_5f_1_5f_1_5f_1_5f_1_5f_1" style:display-name="Object without fill_1_1_1_1_2_1_1_1_1_1_1_1_1" style:family="graphic" style:parent-style-name="Default_5f_1_5f_1_5f_1_5f_1_5f_2_5f_1_5f_1_5f_1_5f_1_5f_1_5f_1_5f_1_5f_1">
      <style:graphic-properties svg:stroke-color="#000000" draw:fill="none"/>
    </style:style>
    <style:style style:name="Default_5f_13" style:display-name="Default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3" style:display-name="Default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2" style:display-name="Object without fill_12" style:family="graphic" style:parent-style-name="Default_5f_13">
      <style:graphic-properties svg:stroke-color="#000000" draw:fill="none"/>
    </style:style>
    <style:style style:name="Default_5f_12_5f_1" style:display-name="Default_1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_5f_1" style:display-name="Default_1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1_5f_1_5f_1_5f_1_5f_1_5f_1_5f_1_5f_1_5f_2_5f_1" style:display-name="Default_3_1_1_1_1_1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_5f_1_5f_1_5f_1_5f_1_5f_1_5f_1_5f_1_5f_2_5f_1" style:display-name="Default_3_1_1_1_1_1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_5f_1_5f_1_5f_1_5f_1_5f_1" style:display-name="Default_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_5f_1_5f_1_5f_1_5f_1_5f_1" style:display-name="Default_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3_5f_1_5f_1_5f_1_5f_1_5f_1" style:display-name="Default_1_1_1_1_3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3_5f_1_5f_1_5f_1_5f_1_5f_1" style:display-name="Default_1_1_1_1_3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1_5f_1_5f_1_5f_1_5f_1_5f_1_5f_1_5f_1_5f_1_5f_1_5f_1_5f_1_5f_1_5f_1" style:display-name="Default_3_1_1_1_1_1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_5f_1_5f_1_5f_1_5f_1_5f_1_5f_1_5f_1_5f_1_5f_1_5f_1_5f_1_5f_1_5f_1" style:display-name="Default_3_1_1_1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2_5f_1_5f_1_5f_1_5f_1_5f_1_5f_1_5f_1_5f_1_5f_1" style:display-name="Default_2_1_1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2_5f_1_5f_1_5f_1_5f_1_5f_1_5f_1_5f_1_5f_1_5f_1" style:display-name="Default_2_1_1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2_5f_1_5f_1_5f_1_5f_1_5f_1_5f_1_5f_1_5f_1_5f_1" style:display-name="Default_1_1_1_1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2_5f_1_5f_1_5f_1_5f_1_5f_1_5f_1_5f_1_5f_1_5f_1" style:display-name="Default_1_1_1_1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1_5f_2_5f_1_5f_1_5f_1_5f_1_5f_1_5f_1_5f_1_5f_1_5f_1" style:display-name="Object without fill_1_1_1_1_2_1_1_1_1_1_1_1_1_1" style:family="graphic" style:parent-style-name="Default_5f_1_5f_1_5f_1_5f_1_5f_2_5f_1_5f_1_5f_1_5f_1_5f_1_5f_1_5f_1_5f_1_5f_1">
      <style:graphic-properties svg:stroke-color="#000000" draw:fill="none"/>
    </style:style>
    <style:style style:name="Default_5f_14" style:display-name="Default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4" style:display-name="Default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3" style:display-name="Object without fill_13" style:family="graphic" style:parent-style-name="Default_5f_14">
      <style:graphic-properties svg:stroke-color="#000000" draw:fill="none"/>
    </style:style>
    <style:style style:name="Default_5f_12_5f_1_5f_1" style:display-name="Default_1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_5f_1_5f_1" style:display-name="Default_1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1_5f_1_5f_1_5f_1_5f_1_5f_1_5f_1_5f_1_5f_2_5f_1_5f_1" style:display-name="Default_3_1_1_1_1_1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_5f_1_5f_1_5f_1_5f_1_5f_1_5f_1_5f_1_5f_2_5f_1_5f_1" style:display-name="Default_3_1_1_1_1_1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_5f_1_5f_1_5f_1_5f_1_5f_1_5f_1" style:display-name="Default_9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_5f_1_5f_1_5f_1_5f_1_5f_1_5f_1" style:display-name="Default_9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3_5f_1_5f_1_5f_1_5f_1_5f_1_5f_1" style:display-name="Default_1_1_1_1_3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3_5f_1_5f_1_5f_1_5f_1_5f_1_5f_1" style:display-name="Default_1_1_1_1_3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1_5f_1_5f_1_5f_1_5f_1_5f_1_5f_1_5f_1_5f_1_5f_1_5f_1_5f_1_5f_1_5f_1_5f_1" style:display-name="Default_3_1_1_1_1_1_1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_5f_1_5f_1_5f_1_5f_1_5f_1_5f_1_5f_1_5f_1_5f_1_5f_1_5f_1_5f_1_5f_1_5f_1" style:display-name="Default_3_1_1_1_1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2_5f_1_5f_1_5f_1_5f_1_5f_1_5f_1_5f_1_5f_1_5f_1_5f_1" style:display-name="Default_2_1_1_2_1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2_5f_1_5f_1_5f_1_5f_1_5f_1_5f_1_5f_1_5f_1_5f_1_5f_1" style:display-name="Default_2_1_1_2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2_5f_1_5f_1_5f_1_5f_1_5f_1_5f_1_5f_1_5f_1_5f_1_5f_1" style:display-name="Default_1_1_1_1_2_1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2_5f_1_5f_1_5f_1_5f_1_5f_1_5f_1_5f_1_5f_1_5f_1_5f_1" style:display-name="Default_1_1_1_1_2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1_5f_2_5f_1_5f_1_5f_1_5f_1_5f_1_5f_1_5f_1_5f_1_5f_1_5f_1" style:display-name="Object without fill_1_1_1_1_2_1_1_1_1_1_1_1_1_1_1" style:family="graphic" style:parent-style-name="Default_5f_1_5f_1_5f_1_5f_1_5f_2_5f_1_5f_1_5f_1_5f_1_5f_1_5f_1_5f_1_5f_1_5f_1_5f_1">
      <style:graphic-properties svg:stroke-color="#000000" draw:fill="none"/>
    </style:style>
    <style:style style:name="Default_5f_15" style:display-name="Default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5" style:display-name="Default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2_5f_1_5f_1_5f_1" style:display-name="Default_1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_5f_1_5f_1_5f_1" style:display-name="Default_1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1_5f_1_5f_1_5f_1_5f_1_5f_1_5f_1_5f_1_5f_2_5f_1_5f_1_5f_1" style:display-name="Default_3_1_1_1_1_1_1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_5f_1_5f_1_5f_1_5f_1_5f_1_5f_1_5f_1_5f_2_5f_1_5f_1_5f_1" style:display-name="Default_3_1_1_1_1_1_1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_5f_1_5f_1_5f_1_5f_1_5f_1_5f_1_5f_1" style:display-name="Default_9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_5f_1_5f_1_5f_1_5f_1_5f_1_5f_1_5f_1" style:display-name="Default_9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3_5f_1_5f_1_5f_1_5f_1_5f_1_5f_1_5f_1" style:display-name="Default_1_1_1_1_3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3_5f_1_5f_1_5f_1_5f_1_5f_1_5f_1_5f_1" style:display-name="Default_1_1_1_1_3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1_5f_1_5f_1_5f_1_5f_1_5f_1_5f_1_5f_1_5f_1_5f_1_5f_1_5f_1_5f_1_5f_1_5f_1_5f_1" style:display-name="Default_3_1_1_1_1_1_1_1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_5f_1_5f_1_5f_1_5f_1_5f_1_5f_1_5f_1_5f_1_5f_1_5f_1_5f_1_5f_1_5f_1_5f_1_5f_1" style:display-name="Default_3_1_1_1_1_1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2_5f_1_5f_1_5f_1_5f_1_5f_1_5f_1_5f_1_5f_1_5f_1_5f_1_5f_1" style:display-name="Default_2_1_1_2_1_1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2_5f_1_5f_1_5f_1_5f_1_5f_1_5f_1_5f_1_5f_1_5f_1_5f_1_5f_1" style:display-name="Default_2_1_1_2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2_5f_1_5f_1_5f_1_5f_1_5f_1_5f_1_5f_1_5f_1_5f_1_5f_1_5f_1" style:display-name="Default_1_1_1_1_2_1_1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2_5f_1_5f_1_5f_1_5f_1_5f_1_5f_1_5f_1_5f_1_5f_1_5f_1_5f_1" style:display-name="Default_1_1_1_1_2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1_5f_2_5f_1_5f_1_5f_1_5f_1_5f_1_5f_1_5f_1_5f_1_5f_1_5f_1_5f_1" style:display-name="Object without fill_1_1_1_1_2_1_1_1_1_1_1_1_1_1_1_1" style:family="graphic" style:parent-style-name="Default_5f_1_5f_1_5f_1_5f_1_5f_2_5f_1_5f_1_5f_1_5f_1_5f_1_5f_1_5f_1_5f_1_5f_1_5f_1_5f_1">
      <style:graphic-properties svg:stroke-color="#000000" draw:fill="none"/>
    </style:style>
    <style:style style:name="Default_5f_16" style:display-name="Default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6" style:display-name="Default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4" style:display-name="Object without fill_14" style:family="graphic" style:parent-style-name="Default_5f_16">
      <style:graphic-properties svg:stroke-color="#000000" draw:fill="none"/>
    </style:style>
    <style:style style:name="Default_5f_15_5f_1" style:display-name="Default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5_5f_1" style:display-name="Default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2_5f_1_5f_1_5f_1_5f_1" style:display-name="Default_1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_5f_1_5f_1_5f_1_5f_1" style:display-name="Default_1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1_5f_1_5f_1_5f_1_5f_1_5f_1_5f_1_5f_1_5f_2_5f_1_5f_1_5f_1_5f_1" style:display-name="Default_3_1_1_1_1_1_1_1_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_5f_1_5f_1_5f_1_5f_1_5f_1_5f_1_5f_1_5f_2_5f_1_5f_1_5f_1_5f_1" style:display-name="Default_3_1_1_1_1_1_1_1_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_5f_1_5f_1_5f_1_5f_1_5f_1_5f_1_5f_1_5f_1" style:display-name="Default_9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_5f_1_5f_1_5f_1_5f_1_5f_1_5f_1_5f_1_5f_1" style:display-name="Default_9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3_5f_1_5f_1_5f_1_5f_1_5f_1_5f_1_5f_1_5f_1" style:display-name="Default_1_1_1_1_3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3_5f_1_5f_1_5f_1_5f_1_5f_1_5f_1_5f_1_5f_1" style:display-name="Default_1_1_1_1_3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1_5f_1_5f_1_5f_1_5f_1_5f_1_5f_1_5f_1_5f_1_5f_1_5f_1_5f_1_5f_1_5f_1_5f_1_5f_1_5f_1" style:display-name="Default_3_1_1_1_1_1_1_1_1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_5f_1_5f_1_5f_1_5f_1_5f_1_5f_1_5f_1_5f_1_5f_1_5f_1_5f_1_5f_1_5f_1_5f_1_5f_1_5f_1" style:display-name="Default_3_1_1_1_1_1_1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2_5f_1_5f_1_5f_1_5f_1_5f_1_5f_1_5f_1_5f_1_5f_1_5f_1_5f_1_5f_1" style:display-name="Default_2_1_1_2_1_1_1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2_5f_1_5f_1_5f_1_5f_1_5f_1_5f_1_5f_1_5f_1_5f_1_5f_1_5f_1_5f_1" style:display-name="Default_2_1_1_2_1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2_5f_1_5f_1_5f_1_5f_1_5f_1_5f_1_5f_1_5f_1_5f_1_5f_1_5f_1_5f_1" style:display-name="Default_1_1_1_1_2_1_1_1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2_5f_1_5f_1_5f_1_5f_1_5f_1_5f_1_5f_1_5f_1_5f_1_5f_1_5f_1_5f_1" style:display-name="Default_1_1_1_1_2_1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1_5f_2_5f_1_5f_1_5f_1_5f_1_5f_1_5f_1_5f_1_5f_1_5f_1_5f_1_5f_1_5f_1" style:display-name="Object without fill_1_1_1_1_2_1_1_1_1_1_1_1_1_1_1_1_1" style:family="graphic" style:parent-style-name="Default_5f_1_5f_1_5f_1_5f_1_5f_2_5f_1_5f_1_5f_1_5f_1_5f_1_5f_1_5f_1_5f_1_5f_1_5f_1_5f_1_5f_1">
      <style:graphic-properties svg:stroke-color="#000000" draw:fill="none"/>
    </style:style>
    <style:style style:name="Default_5f_17" style:display-name="Default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7" style:display-name="Default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5" style:display-name="Object without fill_15" style:family="graphic" style:parent-style-name="Default_5f_17">
      <style:graphic-properties svg:stroke-color="#000000" draw:fill="none"/>
    </style:style>
    <style:style style:name="Default_5f_15_5f_1_5f_1" style:display-name="Default_1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5_5f_1_5f_1" style:display-name="Default_1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2_5f_1_5f_1_5f_1_5f_1_5f_1" style:display-name="Default_1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_5f_1_5f_1_5f_1_5f_1_5f_1" style:display-name="Default_1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1_5f_1_5f_1_5f_1_5f_1_5f_1_5f_1_5f_1_5f_2_5f_1_5f_1_5f_1_5f_1_5f_1" style:display-name="Default_3_1_1_1_1_1_1_1_1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_5f_1_5f_1_5f_1_5f_1_5f_1_5f_1_5f_1_5f_2_5f_1_5f_1_5f_1_5f_1_5f_1" style:display-name="Default_3_1_1_1_1_1_1_1_1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_5f_1_5f_1_5f_1_5f_1_5f_1_5f_1_5f_1_5f_1_5f_1" style:display-name="Default_9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_5f_1_5f_1_5f_1_5f_1_5f_1_5f_1_5f_1_5f_1_5f_1" style:display-name="Default_9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3_5f_1_5f_1_5f_1_5f_1_5f_1_5f_1_5f_1_5f_1_5f_1" style:display-name="Default_1_1_1_1_3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3_5f_1_5f_1_5f_1_5f_1_5f_1_5f_1_5f_1_5f_1_5f_1" style:display-name="Default_1_1_1_1_3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1_5f_1_5f_1_5f_1_5f_1_5f_1_5f_1_5f_1_5f_1_5f_1_5f_1_5f_1_5f_1_5f_1_5f_1_5f_1_5f_1_5f_1" style:display-name="Default_3_1_1_1_1_1_1_1_1_1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_5f_1_5f_1_5f_1_5f_1_5f_1_5f_1_5f_1_5f_1_5f_1_5f_1_5f_1_5f_1_5f_1_5f_1_5f_1_5f_1_5f_1" style:display-name="Default_3_1_1_1_1_1_1_1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2_5f_1_5f_1_5f_1_5f_1_5f_1_5f_1_5f_1_5f_1_5f_1_5f_1_5f_1_5f_1_5f_1" style:display-name="Default_2_1_1_2_1_1_1_1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2_5f_1_5f_1_5f_1_5f_1_5f_1_5f_1_5f_1_5f_1_5f_1_5f_1_5f_1_5f_1_5f_1" style:display-name="Default_2_1_1_2_1_1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2_5f_1_5f_1_5f_1_5f_1_5f_1_5f_1_5f_1_5f_1_5f_1_5f_1_5f_1_5f_1_5f_1" style:display-name="Default_1_1_1_1_2_1_1_1_1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2_5f_1_5f_1_5f_1_5f_1_5f_1_5f_1_5f_1_5f_1_5f_1_5f_1_5f_1_5f_1_5f_1" style:display-name="Default_1_1_1_1_2_1_1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1_5f_2_5f_1_5f_1_5f_1_5f_1_5f_1_5f_1_5f_1_5f_1_5f_1_5f_1_5f_1_5f_1_5f_1" style:display-name="Object without fill_1_1_1_1_2_1_1_1_1_1_1_1_1_1_1_1_1_1" style:family="graphic" style:parent-style-name="Default_5f_1_5f_1_5f_1_5f_1_5f_2_5f_1_5f_1_5f_1_5f_1_5f_1_5f_1_5f_1_5f_1_5f_1_5f_1_5f_1_5f_1_5f_1">
      <style:graphic-properties svg:stroke-color="#000000" draw:fill="none"/>
    </style:style>
    <style:style style:name="Default_5f_12_5f_1_5f_1_5f_1_5f_1_5f_1_5f_1" style:display-name="Default_1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_5f_1_5f_1_5f_1_5f_1_5f_1_5f_1" style:display-name="Default_1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1_5f_1_5f_1_5f_1_5f_1_5f_1_5f_1_5f_1_5f_2_5f_1_5f_1_5f_1_5f_1_5f_1_5f_1" style:display-name="Default_3_1_1_1_1_1_1_1_1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_5f_1_5f_1_5f_1_5f_1_5f_1_5f_1_5f_1_5f_2_5f_1_5f_1_5f_1_5f_1_5f_1_5f_1" style:display-name="Default_3_1_1_1_1_1_1_1_1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_5f_1_5f_1_5f_1_5f_1_5f_1_5f_1_5f_1_5f_1_5f_1_5f_1" style:display-name="Default_9_1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_5f_1_5f_1_5f_1_5f_1_5f_1_5f_1_5f_1_5f_1_5f_1_5f_1" style:display-name="Default_9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3_5f_1_5f_1_5f_1_5f_1_5f_1_5f_1_5f_1_5f_1_5f_1_5f_1" style:display-name="Default_1_1_1_1_3_1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3_5f_1_5f_1_5f_1_5f_1_5f_1_5f_1_5f_1_5f_1_5f_1_5f_1" style:display-name="Default_1_1_1_1_3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1_5f_1_5f_1_5f_1_5f_1_5f_1_5f_1_5f_1_5f_1_5f_1_5f_1_5f_1_5f_1_5f_1_5f_1_5f_1_5f_1_5f_1_5f_1" style:display-name="Default_3_1_1_1_1_1_1_1_1_1_1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_5f_1_5f_1_5f_1_5f_1_5f_1_5f_1_5f_1_5f_1_5f_1_5f_1_5f_1_5f_1_5f_1_5f_1_5f_1_5f_1_5f_1_5f_1" style:display-name="Default_3_1_1_1_1_1_1_1_1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2_5f_1_5f_1_5f_1_5f_1_5f_1_5f_1_5f_1_5f_1_5f_1_5f_1_5f_1_5f_1_5f_1_5f_1" style:display-name="Default_2_1_1_2_1_1_1_1_1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2_5f_1_5f_1_5f_1_5f_1_5f_1_5f_1_5f_1_5f_1_5f_1_5f_1_5f_1_5f_1_5f_1_5f_1" style:display-name="Default_2_1_1_2_1_1_1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2_5f_1_5f_1_5f_1_5f_1_5f_1_5f_1_5f_1_5f_1_5f_1_5f_1_5f_1_5f_1_5f_1_5f_1" style:display-name="Default_1_1_1_1_2_1_1_1_1_1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2_5f_1_5f_1_5f_1_5f_1_5f_1_5f_1_5f_1_5f_1_5f_1_5f_1_5f_1_5f_1_5f_1_5f_1" style:display-name="Default_1_1_1_1_2_1_1_1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1_5f_2_5f_1_5f_1_5f_1_5f_1_5f_1_5f_1_5f_1_5f_1_5f_1_5f_1_5f_1_5f_1_5f_1_5f_1" style:display-name="Object without fill_1_1_1_1_2_1_1_1_1_1_1_1_1_1_1_1_1_1_1" style:family="graphic" style:parent-style-name="Default_5f_1_5f_1_5f_1_5f_1_5f_2_5f_1_5f_1_5f_1_5f_1_5f_1_5f_1_5f_1_5f_1_5f_1_5f_1_5f_1_5f_1_5f_1_5f_1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6T16:51:27.489666216</meta:creation-date>
    <dc:date>2019-07-03T22:41:24.121248895</dc:date>
    <meta:editing-duration>P3DT18H2M1S</meta:editing-duration>
    <meta:editing-cycles>5</meta:editing-cycles>
    <meta:generator>LibreOffice/6.0.3.2$Linux_X86_64 LibreOffice_project/00m0$Build-2</meta:generator>
    <meta:document-statistic meta:object-count="958"/>
  </office:meta>
</office:document-meta>
</file>